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0.374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51" style:family="table-cell" style:parent-style-name="Default" style:data-style-name="N0"/>
    <style:style style:name="ce52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>
      <style:text-properties fo:font-style="normal" style:font-style-asian="normal" style:font-style-complex="normal"/>
    </style:style>
    <style:style style:name="ce54" style:family="table-cell" style:parent-style-name="Default" style:data-style-name="N11">
      <style:text-properties fo:font-style="normal" style:font-style-asian="normal" style:font-style-complex="normal"/>
    </style:style>
    <style:style style:name="ce55" style:family="table-cell" style:parent-style-name="Default" style:data-style-name="N11"/>
    <style:style style:name="ce5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1">
      <style:text-properties fo:font-size="11pt" style:font-size-asian="11pt" style:font-size-complex="11pt"/>
    </style:style>
    <style:style style:name="ce6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number-columns-repeated="3" table:default-cell-style-name="ce47"/>
        <table:table-column table:style-name="co4" table:default-cell-style-name="ce47"/>
        <table:table-column table:style-name="co5" table:default-cell-style-name="ce47"/>
        <table:table-column table:style-name="co2" table:default-cell-style-name="ce47"/>
        <table:table-column table:style-name="co3" table:number-columns-repeated="16372" table:default-cell-style-name="ce47"/>
        <table:table-column table:style-name="co3" table:number-columns-repeated="4" table:default-cell-style-name="Default"/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2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52" calcext:value-type="percentage">
            <text:p>15,20%</text:p>
          </table:table-cell>
          <table:table-cell table:style-name="ce48" table:formula="of:=AVERAGE([.I2:.I11])" office:value-type="percentage" office:value="0.17767" calcext:value-type="percentage">
            <text:p>17,77%</text:p>
          </table:table-cell>
          <table:table-cell table:style-name="ce48" table:formula="of:=AVERAGE([.J2:.J11])" office:value-type="percentage" office:value="0.233" calcext:value-type="percentage">
            <text:p>23,30%</text:p>
          </table:table-cell>
          <table:table-cell table:style-name="ce48" table:formula="of:=AVERAGE([.K2:.K11])" office:value-type="percentage" office:value="0.23566" calcext:value-type="percentage">
            <text:p>23,5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15:.B24])" office:value-type="percentage" office:value="0.43429" calcext:value-type="percentage">
            <text:p>43,43%</text:p>
          </table:table-cell>
          <table:table-cell table:style-name="ce48" table:formula="of:=AVERAGE([.C15:.C24])" office:value-type="percentage" office:value="0.37425" calcext:value-type="percentage">
            <text:p>37,43%</text:p>
          </table:table-cell>
          <table:table-cell table:style-name="ce48" table:formula="of:=AVERAGE([.D15:.D24])" office:value-type="percentage" office:value="0.26092" calcext:value-type="percentage">
            <text:p>26,09%</text:p>
          </table:table-cell>
          <table:table-cell table:style-name="ce48" table:formula="of:=AVERAGE([.E15:.E24])" office:value-type="percentage" office:value="0.30556" calcext:value-type="percentage">
            <text:p>30,56%</text:p>
          </table:table-cell>
          <table:table-cell table:style-name="ce48" table:number-columns-repeated="2"/>
          <table:table-cell table:style-name="ce48" table:formula="of:=AVERAGE([.H15:.H24])" office:value-type="percentage" office:value="0.29295" calcext:value-type="percentage">
            <text:p>29,29%</text:p>
          </table:table-cell>
          <table:table-cell table:style-name="ce48" table:formula="of:=AVERAGE([.I15:.I24])" office:value-type="percentage" office:value="0.08537" calcext:value-type="percentage">
            <text:p>8,54%</text:p>
          </table:table-cell>
          <table:table-cell table:style-name="ce48" table:formula="of:=AVERAGE([.J15:.J24])" office:value-type="percentage" office:value="0.07742" calcext:value-type="percentage">
            <text:p>7,74%</text:p>
          </table:table-cell>
          <table:table-cell table:style-name="ce48" table:formula="of:=AVERAGE([.K15:.K24])" office:value-type="percentage" office:value="0.07785" calcext:value-type="percentage">
            <text:p>7,7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8:.B37])" office:value-type="percentage" office:value="0.63123" calcext:value-type="percentage">
            <text:p>63,12%</text:p>
          </table:table-cell>
          <table:table-cell table:style-name="ce48" table:formula="of:=AVERAGE([.C28:.C37])" office:value-type="percentage" office:value="0.45639" calcext:value-type="percentage">
            <text:p>45,64%</text:p>
          </table:table-cell>
          <table:table-cell table:style-name="ce48" table:formula="of:=AVERAGE([.D28:.D37])" office:value-type="percentage" office:value="0.08592" calcext:value-type="percentage">
            <text:p>8,59%</text:p>
          </table:table-cell>
          <table:table-cell table:style-name="ce48" table:formula="of:=AVERAGE([.E28:.E37])" office:value-type="percentage" office:value="0.09582" calcext:value-type="percentage">
            <text:p>9,58%</text:p>
          </table:table-cell>
          <table:table-cell table:style-name="ce48" table:number-columns-repeated="2"/>
          <table:table-cell table:style-name="ce48" table:formula="of:=AVERAGE([.H28:.H37])" office:value-type="percentage" office:value="0.82777" calcext:value-type="percentage">
            <text:p>82,78%</text:p>
          </table:table-cell>
          <table:table-cell table:style-name="ce48" table:formula="of:=AVERAGE([.I28:.I37])" office:value-type="percentage" office:value="0.82062" calcext:value-type="percentage">
            <text:p>82,06%</text:p>
          </table:table-cell>
          <table:table-cell table:style-name="ce48" table:formula="of:=AVERAGE([.J28:.J37])" office:value-type="percentage" office:value="0.61953" calcext:value-type="percentage">
            <text:p>61,95%</text:p>
          </table:table-cell>
          <table:table-cell table:style-name="ce48" table:formula="of:=AVERAGE([.K28:.K37])" office:value-type="percentage" office:value="0.58873" calcext:value-type="percentage">
            <text:p>58,8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41:.B50])" office:value-type="percentage" office:value="0.6095" calcext:value-type="percentage">
            <text:p>60,95%</text:p>
          </table:table-cell>
          <table:table-cell table:style-name="ce48" table:formula="of:=AVERAGE([.C41:.C50])" office:value-type="percentage" office:value="0.53949" calcext:value-type="percentage">
            <text:p>53,95%</text:p>
          </table:table-cell>
          <table:table-cell table:style-name="ce48" table:formula="of:=AVERAGE([.D41:.D50])" office:value-type="percentage" office:value="0.31717" calcext:value-type="percentage">
            <text:p>31,72%</text:p>
          </table:table-cell>
          <table:table-cell table:style-name="ce48" table:formula="of:=AVERAGE([.E41:.E50])" office:value-type="percentage" office:value="0.3277" calcext:value-type="percentage">
            <text:p>32,77%</text:p>
          </table:table-cell>
          <table:table-cell table:style-name="ce48" table:number-columns-repeated="2"/>
          <table:table-cell table:style-name="ce48" table:formula="of:=AVERAGE([.H41:.H50])" office:value-type="percentage" office:value="0.43085" calcext:value-type="percentage">
            <text:p>43,09%</text:p>
          </table:table-cell>
          <table:table-cell table:style-name="ce48" table:formula="of:=AVERAGE([.I41:.I50])" office:value-type="percentage" office:value="0.3921" calcext:value-type="percentage">
            <text:p>39,21%</text:p>
          </table:table-cell>
          <table:table-cell table:style-name="ce48" table:formula="of:=AVERAGE([.J41:.J50])" office:value-type="percentage" office:value="0.19321" calcext:value-type="percentage">
            <text:p>19,32%</text:p>
          </table:table-cell>
          <table:table-cell table:style-name="ce48" table:formula="of:=AVERAGE([.K41:.K50])" office:value-type="percentage" office:value="0.23631" calcext:value-type="percentage">
            <text:p>23,63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54:.B63])" office:value-type="percentage" office:value="0.14623" calcext:value-type="percentage">
            <text:p>14,62%</text:p>
          </table:table-cell>
          <table:table-cell table:style-name="ce48" table:formula="of:=AVERAGE([.C54:.C63])" office:value-type="percentage" office:value="0.07696" calcext:value-type="percentage">
            <text:p>7,70%</text:p>
          </table:table-cell>
          <table:table-cell table:style-name="ce48" table:formula="of:=AVERAGE([.D54:.D63])" office:value-type="percentage" office:value="0.07536" calcext:value-type="percentage">
            <text:p>7,54%</text:p>
          </table:table-cell>
          <table:table-cell table:style-name="ce48" table:formula="of:=AVERAGE([.E54:.E63])" office:value-type="percentage" office:value="0.07754" calcext:value-type="percentage">
            <text:p>7,75%</text:p>
          </table:table-cell>
          <table:table-cell table:style-name="ce48" table:number-columns-repeated="2"/>
          <table:table-cell table:style-name="ce48" table:formula="of:=AVERAGE([.H54:.H63])" office:value-type="percentage" office:value="0.19648" calcext:value-type="percentage">
            <text:p>19,65%</text:p>
          </table:table-cell>
          <table:table-cell table:style-name="ce48" table:formula="of:=AVERAGE([.I54:.I63])" office:value-type="percentage" office:value="0.12496" calcext:value-type="percentage">
            <text:p>12,50%</text:p>
          </table:table-cell>
          <table:table-cell table:style-name="ce48" table:formula="of:=AVERAGE([.J54:.J63])" office:value-type="percentage" office:value="0.16084" calcext:value-type="percentage">
            <text:p>16,08%</text:p>
          </table:table-cell>
          <table:table-cell table:style-name="ce48" table:formula="of:=AVERAGE([.K54:.K63])" office:value-type="percentage" office:value="0.15742" calcext:value-type="percentage">
            <text:p>15,74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67:.B76])" office:value-type="percentage" office:value="0.42785" calcext:value-type="percentage">
            <text:p>42,79%</text:p>
          </table:table-cell>
          <table:table-cell table:style-name="ce48" table:formula="of:=AVERAGE([.C67:.C76])" office:value-type="percentage" office:value="0.4149" calcext:value-type="percentage">
            <text:p>41,49%</text:p>
          </table:table-cell>
          <table:table-cell table:style-name="ce48" table:formula="of:=AVERAGE([.D67:.D76])" office:value-type="percentage" office:value="0.34824" calcext:value-type="percentage">
            <text:p>34,82%</text:p>
          </table:table-cell>
          <table:table-cell table:style-name="ce48" table:formula="of:=AVERAGE([.E67:.E76])" office:value-type="percentage" office:value="0.37167" calcext:value-type="percentage">
            <text:p>37,17%</text:p>
          </table:table-cell>
          <table:table-cell table:style-name="ce48" table:number-columns-repeated="2"/>
          <table:table-cell table:style-name="ce48" table:formula="of:=AVERAGE([.H67:.H76])" office:value-type="percentage" office:value="0.4796" calcext:value-type="percentage">
            <text:p>47,96%</text:p>
          </table:table-cell>
          <table:table-cell table:style-name="ce48" table:formula="of:=AVERAGE([.I67:.I76])" office:value-type="percentage" office:value="0.33484" calcext:value-type="percentage">
            <text:p>33,48%</text:p>
          </table:table-cell>
          <table:table-cell table:style-name="ce48" table:formula="of:=AVERAGE([.J67:.J76])" office:value-type="percentage" office:value="0.16779" calcext:value-type="percentage">
            <text:p>16,78%</text:p>
          </table:table-cell>
          <table:table-cell table:style-name="ce48" table:formula="of:=AVERAGE([.K67:.K76])" office:value-type="percentage" office:value="0.1825" calcext:value-type="percentage">
            <text:p>18,25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80:.B89])" office:value-type="percentage" office:value="0.26403" calcext:value-type="percentage">
            <text:p>26,40%</text:p>
          </table:table-cell>
          <table:table-cell table:style-name="ce48" table:formula="of:=AVERAGE([.C80:.C89])" office:value-type="percentage" office:value="0.27701" calcext:value-type="percentage">
            <text:p>27,70%</text:p>
          </table:table-cell>
          <table:table-cell table:style-name="ce48" table:formula="of:=AVERAGE([.D80:.D89])" office:value-type="percentage" office:value="0.15544" calcext:value-type="percentage">
            <text:p>15,54%</text:p>
          </table:table-cell>
          <table:table-cell table:style-name="ce48" table:formula="of:=AVERAGE([.E80:.E89])" office:value-type="percentage" office:value="0.18684" calcext:value-type="percentage">
            <text:p>18,68%</text:p>
          </table:table-cell>
          <table:table-cell table:style-name="ce48" table:number-columns-repeated="2"/>
          <table:table-cell table:style-name="ce48" table:formula="of:=AVERAGE([.H80:.H89])" office:value-type="percentage" office:value="0.44113" calcext:value-type="percentage">
            <text:p>44,11%</text:p>
          </table:table-cell>
          <table:table-cell table:style-name="ce48" table:formula="of:=AVERAGE([.I80:.I89])" office:value-type="percentage" office:value="0.36092" calcext:value-type="percentage">
            <text:p>36,09%</text:p>
          </table:table-cell>
          <table:table-cell table:style-name="ce48" table:formula="of:=AVERAGE([.J80:.J89])" office:value-type="percentage" office:value="0.25965" calcext:value-type="percentage">
            <text:p>25,97%</text:p>
          </table:table-cell>
          <table:table-cell table:style-name="ce48" table:formula="of:=AVERAGE([.K80:.K89])" office:value-type="percentage" office:value="0.32688" calcext:value-type="percentage">
            <text:p>32,6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5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5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5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5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5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5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5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5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5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5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93:.B102])" office:value-type="percentage" office:value="0.07309" calcext:value-type="percentage">
            <text:p>7,31%</text:p>
          </table:table-cell>
          <table:table-cell table:style-name="ce48" table:formula="of:=AVERAGE([.C93:.C102])" office:value-type="percentage" office:value="0.05345" calcext:value-type="percentage">
            <text:p>5,35%</text:p>
          </table:table-cell>
          <table:table-cell table:style-name="ce48" table:formula="of:=AVERAGE([.D93:.D102])" office:value-type="percentage" office:value="0.07432" calcext:value-type="percentage">
            <text:p>7,43%</text:p>
          </table:table-cell>
          <table:table-cell table:style-name="ce48" table:formula="of:=AVERAGE([.E93:.E102])" office:value-type="percentage" office:value="0.07464" calcext:value-type="percentage">
            <text:p>7,46%</text:p>
          </table:table-cell>
          <table:table-cell table:style-name="ce48" table:number-columns-repeated="2"/>
          <table:table-cell table:style-name="ce48" table:formula="of:=AVERAGE([.H93:.H102])" office:value-type="percentage" office:value="0.36812" calcext:value-type="percentage">
            <text:p>36,81%</text:p>
          </table:table-cell>
          <table:table-cell table:style-name="ce48" table:formula="of:=AVERAGE([.I93:.I102])" office:value-type="percentage" office:value="0.37737" calcext:value-type="percentage">
            <text:p>37,74%</text:p>
          </table:table-cell>
          <table:table-cell table:style-name="ce48" table:formula="of:=AVERAGE([.J93:.J102])" office:value-type="percentage" office:value="0.31631" calcext:value-type="percentage">
            <text:p>31,63%</text:p>
          </table:table-cell>
          <table:table-cell table:style-name="ce48" table:formula="of:=AVERAGE([.K93:.K102])" office:value-type="percentage" office:value="0.34283" calcext:value-type="percentage">
            <text:p>34,28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54"/>
          <table:table-cell table:style-name="ce54" table:formula="of:=STDEV([.H93:.H102])" office:value-type="percentage" office:value="0.040892808387023" calcext:value-type="percentage">
            <text:p>4,09%</text:p>
          </table:table-cell>
          <table:table-cell table:style-name="ce54" table:formula="of:=STDEV([.I93:.I102])" office:value-type="percentage" office:value="0.0344673130177951" calcext:value-type="percentage">
            <text:p>3,45%</text:p>
          </table:table-cell>
          <table:table-cell table:style-name="ce54" table:formula="of:=STDEV([.J93:.J102])" office:value-type="percentage" office:value="0.045329324577658" calcext:value-type="percentage">
            <text:p>4,53%</text:p>
          </table:table-cell>
          <table:table-cell table:style-name="ce54" table:formula="of:=STDEV([.K93:.K102])" office:value-type="percentage" office:value="0.046163286278167" calcext:value-type="percentage">
            <text:p>4,62%</text:p>
          </table:table-cell>
          <table:table-cell table:style-name="ce54"/>
          <table:table-cell table:number-columns-repeated="16372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53"/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06:.B115])" office:value-type="percentage" office:value="0.289" calcext:value-type="percentage">
            <text:p>28,90%</text:p>
          </table:table-cell>
          <table:table-cell table:style-name="ce46" table:formula="of:=AVERAGE([.C106:.C115])" office:value-type="percentage" office:value="0.21251" calcext:value-type="percentage">
            <text:p>21,25%</text:p>
          </table:table-cell>
          <table:table-cell table:style-name="ce46" table:formula="of:=AVERAGE([.D106:.D115])" office:value-type="percentage" office:value="0.260942857142857" calcext:value-type="percentage">
            <text:p>26,09%</text:p>
          </table:table-cell>
          <table:table-cell table:style-name="ce46" table:formula="of:=AVERAGE([.E106:.E115])" office:value-type="percentage" office:value="0.24151" calcext:value-type="percentage">
            <text:p>24,15%</text:p>
          </table:table-cell>
          <table:table-cell table:style-name="ce46" table:number-columns-repeated="2"/>
          <table:table-cell table:style-name="ce46" table:formula="of:=AVERAGE([.H106:.H115])" office:value-type="percentage" office:value="0.500428571428571" calcext:value-type="percentage">
            <text:p>50,04%</text:p>
          </table:table-cell>
          <table:table-cell table:style-name="ce46" table:formula="of:=AVERAGE([.I106:.I115])" office:value-type="percentage" office:value="0.47689" calcext:value-type="percentage">
            <text:p>47,69%</text:p>
          </table:table-cell>
          <table:table-cell table:style-name="ce46" table:formula="of:=AVERAGE([.J106:.J115])" office:value-type="percentage" office:value="0.42644" calcext:value-type="percentage">
            <text:p>42,64%</text:p>
          </table:table-cell>
          <table:table-cell table:style-name="ce46" table:formula="of:=AVERAGE([.K106:.K115])" office:value-type="percentage" office:value="0.4463" calcext:value-type="percentage">
            <text:p>44,63%</text:p>
          </table:table-cell>
          <table:table-cell table:style-name="ce56"/>
          <table:table-cell table:style-name="ce46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19:.B128])" office:value-type="percentage" office:value="0.58134" calcext:value-type="percentage">
            <text:p>58,13%</text:p>
          </table:table-cell>
          <table:table-cell table:style-name="ce46" table:formula="of:=AVERAGE([.C119:.C128])" office:value-type="percentage" office:value="0.57134" calcext:value-type="percentage">
            <text:p>57,13%</text:p>
          </table:table-cell>
          <table:table-cell table:style-name="ce46" table:formula="of:=AVERAGE([.D119:.D128])" office:value-type="percentage" office:value="0.47066" calcext:value-type="percentage">
            <text:p>47,07%</text:p>
          </table:table-cell>
          <table:table-cell table:style-name="ce46" table:formula="of:=AVERAGE([.E119:.E128])" office:value-type="percentage" office:value="0.48044" calcext:value-type="percentage">
            <text:p>48,04%</text:p>
          </table:table-cell>
          <table:table-cell table:style-name="ce46" table:number-columns-repeated="2"/>
          <table:table-cell table:style-name="ce46" table:formula="of:=AVERAGE([.H119:.H128])" office:value-type="percentage" office:value="0.3647" calcext:value-type="percentage">
            <text:p>36,47%</text:p>
          </table:table-cell>
          <table:table-cell table:style-name="ce46" table:formula="of:=AVERAGE([.I119:.I128])" office:value-type="percentage" office:value="0.3309" calcext:value-type="percentage">
            <text:p>33,09%</text:p>
          </table:table-cell>
          <table:table-cell table:style-name="ce46" table:formula="of:=AVERAGE([.J119:.J128])" office:value-type="percentage" office:value="0.06041" calcext:value-type="percentage">
            <text:p>6,04%</text:p>
          </table:table-cell>
          <table:table-cell table:style-name="ce46" table:formula="of:=AVERAGE([.K119:.K128])" office:value-type="percentage" office:value="0.07035" calcext:value-type="percentage">
            <text:p>7,03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32:.B141])" office:value-type="percentage" office:value="0.58214" calcext:value-type="percentage">
            <text:p>58,21%</text:p>
          </table:table-cell>
          <table:table-cell table:style-name="ce46" table:formula="of:=AVERAGE([.C132:.C141])" office:value-type="percentage" office:value="0.58471" calcext:value-type="percentage">
            <text:p>58,47%</text:p>
          </table:table-cell>
          <table:table-cell table:style-name="ce46" table:formula="of:=AVERAGE([.D132:.D141])" office:value-type="percentage" office:value="0.26881" calcext:value-type="percentage">
            <text:p>26,88%</text:p>
          </table:table-cell>
          <table:table-cell table:style-name="ce46" table:formula="of:=AVERAGE([.E132:.E141])" office:value-type="percentage" office:value="0.24333" calcext:value-type="percentage">
            <text:p>24,33%</text:p>
          </table:table-cell>
          <table:table-cell table:style-name="ce46" table:number-columns-repeated="2"/>
          <table:table-cell table:style-name="ce46" table:formula="of:=AVERAGE([.H132:.H141])" office:value-type="percentage" office:value="0.54167" calcext:value-type="percentage">
            <text:p>54,17%</text:p>
          </table:table-cell>
          <table:table-cell table:style-name="ce46" table:formula="of:=AVERAGE([.I132:.I141])" office:value-type="percentage" office:value="0.41533" calcext:value-type="percentage">
            <text:p>41,53%</text:p>
          </table:table-cell>
          <table:table-cell table:style-name="ce46" table:formula="of:=AVERAGE([.J132:.J141])" office:value-type="percentage" office:value="0.06934" calcext:value-type="percentage">
            <text:p>6,93%</text:p>
          </table:table-cell>
          <table:table-cell table:style-name="ce46" table:formula="of:=AVERAGE([.K132:.K141])" office:value-type="percentage" office:value="0.11813" calcext:value-type="percentage">
            <text:p>11,81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45:.B154])" office:value-type="percentage" office:value="0.18268" calcext:value-type="percentage">
            <text:p>18,27%</text:p>
          </table:table-cell>
          <table:table-cell table:style-name="ce46" table:formula="of:=AVERAGE([.C145:.C154])" office:value-type="percentage" office:value="0.10432" calcext:value-type="percentage">
            <text:p>10,43%</text:p>
          </table:table-cell>
          <table:table-cell table:style-name="ce46" table:formula="of:=AVERAGE([.D145:.D154])" office:value-type="percentage" office:value="0.09434" calcext:value-type="percentage">
            <text:p>9,43%</text:p>
          </table:table-cell>
          <table:table-cell table:style-name="ce46" table:formula="of:=AVERAGE([.E145:.E154])" office:value-type="percentage" office:value="0.07834" calcext:value-type="percentage">
            <text:p>7,83%</text:p>
          </table:table-cell>
          <table:table-cell table:style-name="ce46" table:number-columns-repeated="2"/>
          <table:table-cell table:style-name="ce46" table:formula="of:=AVERAGE([.H145:.H154])" office:value-type="percentage" office:value="0.594955555555556" calcext:value-type="percentage">
            <text:p>59,50%</text:p>
          </table:table-cell>
          <table:table-cell table:style-name="ce46" table:formula="of:=AVERAGE([.I145:.I154])" office:value-type="percentage" office:value="0.45746" calcext:value-type="percentage">
            <text:p>45,75%</text:p>
          </table:table-cell>
          <table:table-cell table:style-name="ce46" table:formula="of:=AVERAGE([.J145:.J154])" office:value-type="percentage" office:value="0.05206" calcext:value-type="percentage">
            <text:p>5,21%</text:p>
          </table:table-cell>
          <table:table-cell table:style-name="ce46" table:formula="of:=AVERAGE([.K145:.K154])" office:value-type="percentage" office:value="0.06967" calcext:value-type="percentage">
            <text:p>6,97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table:formula="of:=COM.MICROSOFT.STDEV.S([.B145:.B154])" office:value-type="percentage" office:value="0.106970035264295" calcext:value-type="percentage">
            <text:p>10,70%</text:p>
          </table:table-cell>
          <table:table-cell table:style-name="ce46" table:formula="of:=COM.MICROSOFT.STDEV.S([.C145:.C154])" office:value-type="percentage" office:value="0.090696242725068" calcext:value-type="percentage">
            <text:p>9,07%</text:p>
          </table:table-cell>
          <table:table-cell table:style-name="ce46" table:formula="of:=COM.MICROSOFT.STDEV.S([.D145:.D154])" office:value-type="percentage" office:value="0.0898710211605746" calcext:value-type="percentage">
            <text:p>8,99%</text:p>
          </table:table-cell>
          <table:table-cell table:style-name="ce46" table:formula="of:=COM.MICROSOFT.STDEV.S([.E145:.E154])" office:value-type="percentage" office:value="0.0957274975008633" calcext:value-type="percentage">
            <text:p>9,57%</text:p>
          </table:table-cell>
          <table:table-cell table:style-name="ce46" table:number-columns-repeated="2"/>
          <table:table-cell table:style-name="ce46" table:formula="of:=STDEV([.H145:.H154])" office:value-type="percentage" office:value="0.0117766836493887" calcext:value-type="percentage">
            <text:p>1,18%</text:p>
          </table:table-cell>
          <table:table-cell table:style-name="ce46" table:formula="of:=STDEV([.I145:.I154])" office:value-type="percentage" office:value="0.028078865124265" calcext:value-type="percentage">
            <text:p>2,81%</text:p>
          </table:table-cell>
          <table:table-cell table:style-name="ce46" table:formula="of:=STDEV([.J145:.J154])" office:value-type="percentage" office:value="0.0217922106369327" calcext:value-type="percentage">
            <text:p>2,18%</text:p>
          </table:table-cell>
          <table:table-cell table:style-name="ce46" table:formula="of:=STDEV([.K145:.K154])" office:value-type="percentage" office:value="0.0193877424048174" calcext:value-type="percentage">
            <text:p>1,94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58:.B167])" office:value-type="percentage" office:value="0.43251" calcext:value-type="percentage">
            <text:p>43,25%</text:p>
          </table:table-cell>
          <table:table-cell table:style-name="ce46" table:formula="of:=AVERAGE([.C158:.C167])" office:value-type="percentage" office:value="0.37149" calcext:value-type="percentage">
            <text:p>37,15%</text:p>
          </table:table-cell>
          <table:table-cell table:style-name="ce46" table:formula="of:=AVERAGE([.D158:.D167])" office:value-type="percentage" office:value="0.35453" calcext:value-type="percentage">
            <text:p>35,45%</text:p>
          </table:table-cell>
          <table:table-cell table:style-name="ce46" table:formula="of:=AVERAGE([.E158:.E167])" office:value-type="percentage" office:value="0.35916" calcext:value-type="percentage">
            <text:p>35,92%</text:p>
          </table:table-cell>
          <table:table-cell table:style-name="ce46" table:number-columns-repeated="2"/>
          <table:table-cell table:style-name="ce46" table:formula="of:=AVERAGE([.H158:.H167])" office:value-type="percentage" office:value="0.78713" calcext:value-type="percentage">
            <text:p>78,71%</text:p>
          </table:table-cell>
          <table:table-cell table:style-name="ce46" table:formula="of:=AVERAGE([.I158:.I167])" office:value-type="percentage" office:value="0.7522" calcext:value-type="percentage">
            <text:p>75,22%</text:p>
          </table:table-cell>
          <table:table-cell table:style-name="ce46" table:formula="of:=AVERAGE([.J158:.J167])" office:value-type="percentage" office:value="0.46573" calcext:value-type="percentage">
            <text:p>46,57%</text:p>
          </table:table-cell>
          <table:table-cell table:style-name="ce46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58:.B167])" office:value-type="percentage" office:value="0.0410621872557006" calcext:value-type="percentage">
            <text:p>4,11%</text:p>
          </table:table-cell>
          <table:table-cell table:style-name="ce46" table:formula="of:=STDEV([.C158:.C167])" office:value-type="percentage" office:value="0.0737906565901131" calcext:value-type="percentage">
            <text:p>7,38%</text:p>
          </table:table-cell>
          <table:table-cell table:style-name="ce46" table:formula="of:=STDEV([.D158:.D167])" office:value-type="percentage" office:value="0.0708948054828028" calcext:value-type="percentage">
            <text:p>7,09%</text:p>
          </table:table-cell>
          <table:table-cell table:style-name="ce46" table:formula="of:=STDEV([.E158:.E167])" office:value-type="percentage" office:value="0.0673442268415704" calcext:value-type="percentage">
            <text:p>6,73%</text:p>
          </table:table-cell>
          <table:table-cell table:style-name="ce46" table:number-columns-repeated="2"/>
          <table:table-cell table:style-name="ce46" table:formula="of:=STDEV([.H158:.H167])" office:value-type="percentage" office:value="0.052739233761762" calcext:value-type="percentage">
            <text:p>5,27%</text:p>
          </table:table-cell>
          <table:table-cell table:style-name="ce46" table:formula="of:=STDEV([.I158:.I167])" office:value-type="percentage" office:value="0.0601752625438579" calcext:value-type="percentage">
            <text:p>6,02%</text:p>
          </table:table-cell>
          <table:table-cell table:style-name="ce46" table:formula="of:=STDEV([.J158:.J167])" office:value-type="percentage" office:value="0.0822060155949673" calcext:value-type="percentage">
            <text:p>8,22%</text:p>
          </table:table-cell>
          <table:table-cell table:style-name="ce46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71:.B180])" office:value-type="percentage" office:value="0.32788" calcext:value-type="percentage">
            <text:p>32,79%</text:p>
          </table:table-cell>
          <table:table-cell table:style-name="ce46" table:formula="of:=AVERAGE([.C171:.C180])" office:value-type="percentage" office:value="0.24524" calcext:value-type="percentage">
            <text:p>24,52%</text:p>
          </table:table-cell>
          <table:table-cell table:style-name="ce46" table:formula="of:=AVERAGE([.D171:.D180])" office:value-type="percentage" office:value="0.27784" calcext:value-type="percentage">
            <text:p>27,78%</text:p>
          </table:table-cell>
          <table:table-cell table:style-name="ce46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56344" calcext:value-type="percentage">
            <text:p>56,34%</text:p>
          </table:table-cell>
          <table:table-cell table:style-name="ce46" table:formula="of:=AVERAGE([.I171:.I180])" office:value-type="percentage" office:value="0.34205" calcext:value-type="percentage">
            <text:p>34,21%</text:p>
          </table:table-cell>
          <table:table-cell table:style-name="ce46" table:formula="of:=AVERAGE([.J171:.J180])" office:value-type="percentage" office:value="0.29386" calcext:value-type="percentage">
            <text:p>29,39%</text:p>
          </table:table-cell>
          <table:table-cell table:style-name="ce46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71:.B180])" office:value-type="percentage" office:value="0.0586516988481815" calcext:value-type="percentage">
            <text:p>5,87%</text:p>
          </table:table-cell>
          <table:table-cell table:style-name="ce46" table:formula="of:=STDEV([.C171:.C180])" office:value-type="percentage" office:value="0.065563136661457" calcext:value-type="percentage">
            <text:p>6,56%</text:p>
          </table:table-cell>
          <table:table-cell table:style-name="ce46" table:formula="of:=STDEV([.D171:.D180])" office:value-type="percentage" office:value="0.0702861484694293" calcext:value-type="percentage">
            <text:p>7,03%</text:p>
          </table:table-cell>
          <table:table-cell table:style-name="ce46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46" table:number-columns-repeated="2"/>
          <table:table-cell table:style-name="ce46" table:formula="of:=AVERAGE([.H183:.H192])" office:value-type="percentage" office:value="0.83585" calcext:value-type="percentage">
            <text:p>83,59%</text:p>
          </table:table-cell>
          <table:table-cell table:style-name="ce46" table:formula="of:=AVERAGE([.I183:.I192])" office:value-type="percentage" office:value="0.6844" calcext:value-type="percentage">
            <text:p>68,44%</text:p>
          </table:table-cell>
          <table:table-cell table:style-name="ce46" table:formula="of:=AVERAGE([.J183:.J192])" office:value-type="percentage" office:value="0.2065625" calcext:value-type="percentage">
            <text:p>20,66%</text:p>
          </table:table-cell>
          <table:table-cell table:style-name="ce46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84:.B193])" office:value-type="percentage" office:value="0.33299" calcext:value-type="percentage">
            <text:p>33,30%</text:p>
          </table:table-cell>
          <table:table-cell table:style-name="ce46" table:formula="of:=AVERAGE([.C184:.C193])" office:value-type="percentage" office:value="0.15966" calcext:value-type="percentage">
            <text:p>15,97%</text:p>
          </table:table-cell>
          <table:table-cell table:style-name="ce46" table:formula="of:=AVERAGE([.D184:.D193])" office:value-type="percentage" office:value="0.03427" calcext:value-type="percentage">
            <text:p>3,43%</text:p>
          </table:table-cell>
          <table:table-cell table:style-name="ce46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84:.B193])" office:value-type="percentage" office:value="0.0223324601819365" calcext:value-type="percentage">
            <text:p>2,23%</text:p>
          </table:table-cell>
          <table:table-cell table:style-name="ce46" table:formula="of:=STDEV([.C184:.C193])" office:value-type="percentage" office:value="0.0197579351147836" calcext:value-type="percentage">
            <text:p>1,98%</text:p>
          </table:table-cell>
          <table:table-cell table:style-name="ce46" table:formula="of:=STDEV([.D184:.D193])" office:value-type="percentage" office:value="0.0222798887888707" calcext:value-type="percentage">
            <text:p>2,23%</text:p>
          </table:table-cell>
          <table:table-cell table:style-name="ce46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50" office:value-type="string" calcext:value-type="string">
            <text:p>GEN</text:p>
          </table:table-cell>
          <table:table-cell table:style-name="ce50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29422.76" calcext:value-type="float">
            <text:p>29422,76</text:p>
          </table:table-cell>
          <table:table-cell table:style-name="ce49" office:value-type="float" office:value="1462.32" calcext:value-type="float">
            <text:p>1462,32</text:p>
          </table:table-cell>
          <table:table-cell table:style-name="ce49" office:value-type="float" office:value="1426.95" calcext:value-type="float">
            <text:p>1426,95</text:p>
          </table:table-cell>
          <table:table-cell table:style-name="ce49" office:value-type="float" office:value="1430.81" calcext:value-type="float">
            <text:p>1430,81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5813.73" calcext:value-type="float">
            <text:p>5813,73</text:p>
          </table:table-cell>
          <table:table-cell table:style-name="ce50" office:value-type="float" office:value="0.542" calcext:value-type="float">
            <text:p>0,542</text:p>
          </table:table-cell>
          <table:table-cell table:style-name="ce50" office:value-type="float" office:value="0.164" calcext:value-type="float">
            <text:p>0,164</text:p>
          </table:table-cell>
          <table:table-cell table:style-name="ce50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/>
          <table:table-cell table:style-name="ce50" office:value-type="float" office:value="1736.35" calcext:value-type="float">
            <text:p>1736,35</text:p>
          </table:table-cell>
          <table:table-cell table:style-name="ce50" office:value-type="float" office:value="1755.84" calcext:value-type="float">
            <text:p>1755,84</text:p>
          </table:table-cell>
          <table:table-cell table:style-name="ce50" office:value-type="float" office:value="1754.56" calcext:value-type="float">
            <text:p>1754,56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5832.207" calcext:value-type="float">
            <text:p>5832,207</text:p>
          </table:table-cell>
          <table:table-cell table:style-name="ce50" office:value-type="float" office:value="0.449" calcext:value-type="float">
            <text:p>0,449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0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/>
          <table:table-cell table:style-name="ce50" office:value-type="float" office:value="2149.24" calcext:value-type="float">
            <text:p>2149,24</text:p>
          </table:table-cell>
          <table:table-cell table:style-name="ce50" office:value-type="float" office:value="2204.52" calcext:value-type="float">
            <text:p>2204,52</text:p>
          </table:table-cell>
          <table:table-cell table:style-name="ce50" office:value-type="float" office:value="2226.36" calcext:value-type="float">
            <text:p>2226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5778.01" calcext:value-type="float">
            <text:p>5778,01</text:p>
          </table:table-cell>
          <table:table-cell table:style-name="ce50" office:value-type="float" office:value="0.498" calcext:value-type="float">
            <text:p>0,498</text:p>
          </table:table-cell>
          <table:table-cell table:number-columns-repeated="2" table:style-name="ce50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/>
          <table:table-cell table:style-name="ce50" office:value-type="float" office:value="1813.75" calcext:value-type="float">
            <text:p>1813,75</text:p>
          </table:table-cell>
          <table:table-cell table:style-name="ce50" office:value-type="float" office:value="1819.74" calcext:value-type="float">
            <text:p>1819,74</text:p>
          </table:table-cell>
          <table:table-cell table:style-name="ce50" office:value-type="float" office:value="1816.9" calcext:value-type="float">
            <text:p>1816,9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5813.38" calcext:value-type="float">
            <text:p>5813,38</text:p>
          </table:table-cell>
          <table:table-cell table:style-name="ce50" office:value-type="float" office:value="0.398" calcext:value-type="float">
            <text:p>0,39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/>
          <table:table-cell table:style-name="ce50" office:value-type="float" office:value="1864.51" calcext:value-type="float">
            <text:p>1864,51</text:p>
          </table:table-cell>
          <table:table-cell table:style-name="ce50" office:value-type="float" office:value="1919.22" calcext:value-type="float">
            <text:p>1919,22</text:p>
          </table:table-cell>
          <table:table-cell table:style-name="ce50" office:value-type="float" office:value="1892.79" calcext:value-type="float">
            <text:p>1892,7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/>
          <table:table-cell table:style-name="ce50" office:value-type="float" office:value="0.455" calcext:value-type="float">
            <text:p>0,455</text:p>
          </table:table-cell>
          <table:table-cell table:number-columns-repeated="2" table:style-name="ce50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/>
          <table:table-cell table:style-name="ce50" office:value-type="float" office:value="1897.49" calcext:value-type="float">
            <text:p>1897,49</text:p>
          </table:table-cell>
          <table:table-cell table:style-name="ce50" office:value-type="float" office:value="1893.58" calcext:value-type="float">
            <text:p>1893,58</text:p>
          </table:table-cell>
          <table:table-cell table:style-name="ce50" office:value-type="float" office:value="1892.85" calcext:value-type="float">
            <text:p>1892,85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/>
          <table:table-cell table:style-name="ce50" office:value-type="float" office:value="0.433" calcext:value-type="float">
            <text:p>0,433</text:p>
          </table:table-cell>
          <table:table-cell table:number-columns-repeated="2"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/>
          <table:table-cell table:style-name="ce50" office:value-type="float" office:value="1547.42" calcext:value-type="float">
            <text:p>1547,42</text:p>
          </table:table-cell>
          <table:table-cell table:style-name="ce50"/>
          <table:table-cell table:style-name="ce50" office:value-type="float" office:value="1519.11" calcext:value-type="float">
            <text:p>1519,11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/>
          <table:table-cell table:style-name="ce50" office:value-type="float" office:value="0.469" calcext:value-type="float">
            <text:p>0,469</text:p>
          </table:table-cell>
          <table:table-cell table:style-name="ce50" office:value-type="float" office:value="0.174" calcext:value-type="float">
            <text:p>0,174</text:p>
          </table:table-cell>
          <table:table-cell table:style-name="ce50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/>
          <table:table-cell table:style-name="ce50" office:value-type="float" office:value="1994.57" calcext:value-type="float">
            <text:p>1994,57</text:p>
          </table:table-cell>
          <table:table-cell table:style-name="ce50" office:value-type="float" office:value="1848.84" calcext:value-type="float">
            <text:p>1848,84</text:p>
          </table:table-cell>
          <table:table-cell table:style-name="ce50" office:value-type="float" office:value="1998.25" calcext:value-type="float">
            <text:p>1998,25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/>
          <table:table-cell table:style-name="ce50" office:value-type="float" office:value="0.504" calcext:value-type="float">
            <text:p>0,504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0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/>
          <table:table-cell table:style-name="ce50" office:value-type="float" office:value="1828.23" calcext:value-type="float">
            <text:p>1828,23</text:p>
          </table:table-cell>
          <table:table-cell table:style-name="ce50" office:value-type="float" office:value="1981.38" calcext:value-type="float">
            <text:p>1981,38</text:p>
          </table:table-cell>
          <table:table-cell table:style-name="ce50" office:value-type="float" office:value="1849.76" calcext:value-type="float">
            <text:p>1849,76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/>
          <table:table-cell table:style-name="ce50" office:value-type="float" office:value="0.586" calcext:value-type="float">
            <text:p>0,586</text:p>
          </table:table-cell>
          <table:table-cell table:number-columns-repeated="2" table:style-name="ce50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/>
          <table:table-cell table:style-name="ce50" office:value-type="float" office:value="1872.74" calcext:value-type="float">
            <text:p>1872,74</text:p>
          </table:table-cell>
          <table:table-cell table:style-name="ce50" office:value-type="float" office:value="1911.9" calcext:value-type="float">
            <text:p>1911,9</text:p>
          </table:table-cell>
          <table:table-cell table:style-name="ce50" office:value-type="float" office:value="1910.68" calcext:value-type="float">
            <text:p>1910,68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/>
          <table:table-cell table:style-name="ce50" office:value-type="float" office:value="0.485" calcext:value-type="float">
            <text:p>0,485</text:p>
          </table:table-cell>
          <table:table-cell table:style-name="ce50" office:value-type="float" office:value="0.152" calcext:value-type="float">
            <text:p>0,152</text:p>
          </table:table-cell>
          <table:table-cell table:style-name="ce50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197:.B206])" office:value-type="float" office:value="29422.76" calcext:value-type="float">
            <text:p>29422,76</text:p>
          </table:table-cell>
          <table:table-cell table:style-name="ce49" table:formula="of:=AVERAGE([.C197:.C206])" office:value-type="float" office:value="1816.662" calcext:value-type="float">
            <text:p>1816,662</text:p>
          </table:table-cell>
          <table:table-cell table:style-name="ce49" table:formula="of:=AVERAGE([.D197:.D206])" office:value-type="float" office:value="1862.44111111111" calcext:value-type="float">
            <text:p>1862,44111111111</text:p>
          </table:table-cell>
          <table:table-cell table:style-name="ce49" table:formula="of:=AVERAGE([.E197:.E206])" office:value-type="float" office:value="1829.207" calcext:value-type="float">
            <text:p>1829,207</text:p>
          </table:table-cell>
          <table:table-cell table:style-name="ce49" table:number-columns-repeated="2"/>
          <table:table-cell table:style-name="ce49" table:formula="of:=AVERAGE([.H197:.H206])" office:value-type="float" office:value="5809.33175" calcext:value-type="float">
            <text:p>5809,33175</text:p>
          </table:table-cell>
          <table:table-cell table:style-name="ce49" table:formula="of:=AVERAGE([.I198:.I206])" office:value-type="float" office:value="0.475222222222222" calcext:value-type="float">
            <text:p>0,475222222222222</text:p>
          </table:table-cell>
          <table:table-cell table:style-name="ce49" table:formula="of:=AVERAGE([.J198:.J206])" office:value-type="float" office:value="0.162111111111111" calcext:value-type="float">
            <text:p>0,162111111111111</text:p>
          </table:table-cell>
          <table:table-cell table:style-name="ce49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197:.B206])" office:value-type="string" office:string-value="" calcext:value-type="error">
            <text:p>#DIV/0!</text:p>
          </table:table-cell>
          <table:table-cell table:style-name="ce50" table:formula="of:=STDEV([.C197:.C206])" office:value-type="float" office:value="199.68545948288" calcext:value-type="float">
            <text:p>199,68545948288</text:p>
          </table:table-cell>
          <table:table-cell table:style-name="ce50" table:formula="of:=STDEV([.D197:.D206])" office:value-type="float" office:value="206.406383043527" calcext:value-type="float">
            <text:p>206,406383043527</text:p>
          </table:table-cell>
          <table:table-cell table:style-name="ce50" table:formula="of:=STDEV([.E197:.E206])" office:value-type="float" office:value="226.584176658968" calcext:value-type="float">
            <text:p>226,584176658968</text:p>
          </table:table-cell>
          <table:table-cell table:style-name="ce50" table:number-columns-repeated="2"/>
          <table:table-cell table:style-name="ce50" table:formula="of:=STDEV([.H197:.H206])" office:value-type="float" office:value="22.6573168222394" calcext:value-type="float">
            <text:p>22,6573168222394</text:p>
          </table:table-cell>
          <table:table-cell table:style-name="ce50" table:formula="of:=STDEV([.I197:.I206])" office:value-type="float" office:value="0.0543741155739056" calcext:value-type="float">
            <text:p>0,0543741155739056</text:p>
          </table:table-cell>
          <table:table-cell table:style-name="ce50" table:formula="of:=STDEV([.J197:.J206])" office:value-type="float" office:value="0.0173784668803411" calcext:value-type="float">
            <text:p>0,0173784668803411</text:p>
          </table:table-cell>
          <table:table-cell table:style-name="ce50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5109.71" calcext:value-type="float">
            <text:p>5109,71</text:p>
          </table:table-cell>
          <table:table-cell table:style-name="ce50" office:value-type="float" office:value="4304.92" calcext:value-type="float">
            <text:p>4304,92</text:p>
          </table:table-cell>
          <table:table-cell table:style-name="ce50" office:value-type="float" office:value="1972.22" calcext:value-type="float">
            <text:p>1972,22</text:p>
          </table:table-cell>
          <table:table-cell table:style-name="ce50" office:value-type="float" office:value="1950.62" calcext:value-type="float">
            <text:p>1950,62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84" calcext:value-type="float">
            <text:p>0,184</text:p>
          </table:table-cell>
          <table:table-cell table:style-name="ce50" office:value-type="float" office:value="10.19" calcext:value-type="float">
            <text:p>10,19</text:p>
          </table:table-cell>
          <table:table-cell table:style-name="ce50" office:value-type="float" office:value="0.546" calcext:value-type="float">
            <text:p>0,546</text:p>
          </table:table-cell>
          <table:table-cell table:style-name="ce50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3673.111" calcext:value-type="float">
            <text:p>3673,111</text:p>
          </table:table-cell>
          <table:table-cell table:style-name="ce50" office:value-type="float" office:value="2782.92" calcext:value-type="float">
            <text:p>2782,92</text:p>
          </table:table-cell>
          <table:table-cell table:style-name="ce50" office:value-type="float" office:value="1378.49" calcext:value-type="float">
            <text:p>1378,49</text:p>
          </table:table-cell>
          <table:table-cell table:style-name="ce50" office:value-type="float" office:value="1523.07" calcext:value-type="float">
            <text:p>1523,07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0" office:value-type="float" office:value="11.04" calcext:value-type="float">
            <text:p>11,04</text:p>
          </table:table-cell>
          <table:table-cell table:style-name="ce50" office:value-type="float" office:value="0.179" calcext:value-type="float">
            <text:p>0,179</text:p>
          </table:table-cell>
          <table:table-cell table:style-name="ce50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4658.8" calcext:value-type="float">
            <text:p>4658,8</text:p>
          </table:table-cell>
          <table:table-cell table:style-name="ce50" office:value-type="float" office:value="3797.33" calcext:value-type="float">
            <text:p>3797,33</text:p>
          </table:table-cell>
          <table:table-cell table:style-name="ce50" office:value-type="float" office:value="2448.411" calcext:value-type="float">
            <text:p>2448,411</text:p>
          </table:table-cell>
          <table:table-cell table:style-name="ce50" office:value-type="float" office:value="2405.6" calcext:value-type="float">
            <text:p>2405,6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25.91" calcext:value-type="float">
            <text:p>25,91</text:p>
          </table:table-cell>
          <table:table-cell table:style-name="ce50" office:value-type="float" office:value="0.146" calcext:value-type="float">
            <text:p>0,146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6809.494" calcext:value-type="float">
            <text:p>6809,494</text:p>
          </table:table-cell>
          <table:table-cell table:style-name="ce50" office:value-type="float" office:value="5529.14" calcext:value-type="float">
            <text:p>5529,14</text:p>
          </table:table-cell>
          <table:table-cell table:style-name="ce50" office:value-type="float" office:value="2111.25" calcext:value-type="float">
            <text:p>2111,25</text:p>
          </table:table-cell>
          <table:table-cell table:style-name="ce50" office:value-type="float" office:value="2321.24" calcext:value-type="float">
            <text:p>2321,24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1.663" calcext:value-type="float">
            <text:p>1,663</text:p>
          </table:table-cell>
          <table:table-cell table:style-name="ce50" office:value-type="float" office:value="2.544" calcext:value-type="float">
            <text:p>2,544</text:p>
          </table:table-cell>
          <table:table-cell table:style-name="ce50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4789.89" calcext:value-type="float">
            <text:p>4789,89</text:p>
          </table:table-cell>
          <table:table-cell table:style-name="ce50" office:value-type="float" office:value="3563.66" calcext:value-type="float">
            <text:p>3563,66</text:p>
          </table:table-cell>
          <table:table-cell table:style-name="ce50" office:value-type="float" office:value="1838.72" calcext:value-type="float">
            <text:p>1838,72</text:p>
          </table:table-cell>
          <table:table-cell table:style-name="ce50" office:value-type="float" office:value="1723.51" calcext:value-type="float">
            <text:p>1723,51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522" calcext:value-type="float">
            <text:p>0,522</text:p>
          </table:table-cell>
          <table:table-cell table:style-name="ce50" office:value-type="float" office:value="10.23" calcext:value-type="float">
            <text:p>10,23</text:p>
          </table:table-cell>
          <table:table-cell table:style-name="ce50" office:value-type="float" office:value="0.451" calcext:value-type="float">
            <text:p>0,451</text:p>
          </table:table-cell>
          <table:table-cell table:style-name="ce50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3538.83" calcext:value-type="float">
            <text:p>3538,83</text:p>
          </table:table-cell>
          <table:table-cell table:style-name="ce50" office:value-type="float" office:value="2774.82" calcext:value-type="float">
            <text:p>2774,82</text:p>
          </table:table-cell>
          <table:table-cell table:style-name="ce50" office:value-type="float" office:value="1273.31" calcext:value-type="float">
            <text:p>1273,31</text:p>
          </table:table-cell>
          <table:table-cell table:style-name="ce50" office:value-type="float" office:value="1231.63" calcext:value-type="float">
            <text:p>1231,63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10.432" calcext:value-type="float">
            <text:p>10,432</text:p>
          </table:table-cell>
          <table:table-cell table:style-name="ce50" office:value-type="float" office:value="11.06" calcext:value-type="float">
            <text:p>11,06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4169.341" calcext:value-type="float">
            <text:p>4169,341</text:p>
          </table:table-cell>
          <table:table-cell table:style-name="ce50" office:value-type="float" office:value="3856.9" calcext:value-type="float">
            <text:p>3856,9</text:p>
          </table:table-cell>
          <table:table-cell table:style-name="ce50" office:value-type="float" office:value="1824.29" calcext:value-type="float">
            <text:p>1824,29</text:p>
          </table:table-cell>
          <table:table-cell table:style-name="ce50" office:value-type="float" office:value="2372.1" calcext:value-type="float">
            <text:p>2372,1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408" calcext:value-type="float">
            <text:p>0,0408</text:p>
          </table:table-cell>
          <table:table-cell table:style-name="ce50" office:value-type="float" office:value="10.595" calcext:value-type="float">
            <text:p>10,595</text:p>
          </table:table-cell>
          <table:table-cell table:style-name="ce50" office:value-type="float" office:value="0.0599" calcext:value-type="float">
            <text:p>0,0599</text:p>
          </table:table-cell>
          <table:table-cell table:style-name="ce50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6519.874" calcext:value-type="float">
            <text:p>6519,874</text:p>
          </table:table-cell>
          <table:table-cell table:style-name="ce50" office:value-type="float" office:value="4834.38" calcext:value-type="float">
            <text:p>4834,38</text:p>
          </table:table-cell>
          <table:table-cell table:style-name="ce50" office:value-type="float" office:value="3032.25" calcext:value-type="float">
            <text:p>3032,25</text:p>
          </table:table-cell>
          <table:table-cell table:style-name="ce50" office:value-type="float" office:value="3026.86" calcext:value-type="float">
            <text:p>3026,86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0" office:value-type="float" office:value="11.056" calcext:value-type="float">
            <text:p>11,056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4775.401" calcext:value-type="float">
            <text:p>4775,401</text:p>
          </table:table-cell>
          <table:table-cell table:style-name="ce50" office:value-type="float" office:value="4036.03" calcext:value-type="float">
            <text:p>4036,03</text:p>
          </table:table-cell>
          <table:table-cell table:style-name="ce50" office:value-type="float" office:value="2250.12" calcext:value-type="float">
            <text:p>2250,12</text:p>
          </table:table-cell>
          <table:table-cell table:style-name="ce50" office:value-type="float" office:value="2265.92" calcext:value-type="float">
            <text:p>2265,92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0.295" calcext:value-type="float">
            <text:p>0,295</text:p>
          </table:table-cell>
          <table:table-cell table:style-name="ce50" office:value-type="float" office:value="26.23" calcext:value-type="float">
            <text:p>26,23</text:p>
          </table:table-cell>
          <table:table-cell table:style-name="ce50" office:value-type="float" office:value="1.261" calcext:value-type="float">
            <text:p>1,261</text:p>
          </table:table-cell>
          <table:table-cell table:style-name="ce50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5200.431" calcext:value-type="float">
            <text:p>5200,431</text:p>
          </table:table-cell>
          <table:table-cell table:style-name="ce50" office:value-type="float" office:value="3958.52" calcext:value-type="float">
            <text:p>3958,52</text:p>
          </table:table-cell>
          <table:table-cell table:style-name="ce50" office:value-type="float" office:value="2639.99" calcext:value-type="float">
            <text:p>2639,99</text:p>
          </table:table-cell>
          <table:table-cell table:style-name="ce50" office:value-type="float" office:value="2727.39" calcext:value-type="float">
            <text:p>2727,39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147" calcext:value-type="float">
            <text:p>0,147</text:p>
          </table:table-cell>
          <table:table-cell table:style-name="ce50" office:value-type="float" office:value="11.77" calcext:value-type="float">
            <text:p>11,7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10:.B219])" office:value-type="float" office:value="4924.4882" calcext:value-type="float">
            <text:p>4924,4882</text:p>
          </table:table-cell>
          <table:table-cell table:style-name="ce49" table:formula="of:=AVERAGE([.C210:.C219])" office:value-type="float" office:value="3943.862" calcext:value-type="float">
            <text:p>3943,862</text:p>
          </table:table-cell>
          <table:table-cell table:style-name="ce49" table:formula="of:=AVERAGE([.D210:.D219])" office:value-type="float" office:value="2076.9051" calcext:value-type="float">
            <text:p>2076,9051</text:p>
          </table:table-cell>
          <table:table-cell table:style-name="ce49" table:formula="of:=AVERAGE([.E210:.E219])" office:value-type="float" office:value="2154.794" calcext:value-type="float">
            <text:p>2154,794</text:p>
          </table:table-cell>
          <table:table-cell table:style-name="ce49" table:number-columns-repeated="2"/>
          <table:table-cell table:style-name="ce49" table:formula="of:=AVERAGE([.H210:.H219])" office:value-type="float" office:value="1.27348" calcext:value-type="float">
            <text:p>1,27348</text:p>
          </table:table-cell>
          <table:table-cell table:style-name="ce49" table:formula="of:=AVERAGE([.I210:.I219])" office:value-type="float" office:value="12.9744" calcext:value-type="float">
            <text:p>12,9744</text:p>
          </table:table-cell>
          <table:table-cell table:style-name="ce49" table:formula="of:=AVERAGE([.J210:.J219])" office:value-type="float" office:value="0.77609" calcext:value-type="float">
            <text:p>0,77609</text:p>
          </table:table-cell>
          <table:table-cell table:style-name="ce49" table:formula="of:=AVERAGE([.K210:.K219])" office:value-type="float" office:value="2.21137" calcext:value-type="float">
            <text:p>2,21137</text:p>
          </table:table-cell>
          <table:table-cell table:style-name="ce49"/>
          <table:table-cell table:number-columns-repeated="16372"/>
        </table:table-row>
        <table:table-row table:style-name="ro1">
          <table:table-cell/>
          <table:table-cell table:style-name="ce50" table:formula="of:=STDEV([.B210:.B219])" office:value-type="float" office:value="1073.73330988367" calcext:value-type="float">
            <text:p>1073,73330988367</text:p>
          </table:table-cell>
          <table:table-cell table:style-name="ce50" table:formula="of:=STDEV([.C210:.C219])" office:value-type="float" office:value="838.863942388752" calcext:value-type="float">
            <text:p>838,863942388752</text:p>
          </table:table-cell>
          <table:table-cell table:style-name="ce50" table:formula="of:=STDEV([.D210:.D219])" office:value-type="float" office:value="544.059058013711" calcext:value-type="float">
            <text:p>544,059058013711</text:p>
          </table:table-cell>
          <table:table-cell table:style-name="ce50" table:formula="of:=STDEV([.E210:.E219])" office:value-type="float" office:value="549.499164658146" calcext:value-type="float">
            <text:p>549,499164658146</text:p>
          </table:table-cell>
          <table:table-cell table:style-name="ce50" table:number-columns-repeated="2"/>
          <table:table-cell table:style-name="ce50" table:formula="of:=STDEV([.H210:.H219])" office:value-type="float" office:value="3.2217025094747" calcext:value-type="float">
            <text:p>3,2217025094747</text:p>
          </table:table-cell>
          <table:table-cell table:style-name="ce50" table:formula="of:=STDEV([.I210:.I219])" office:value-type="float" office:value="7.48682009637974" calcext:value-type="float">
            <text:p>7,48682009637974</text:p>
          </table:table-cell>
          <table:table-cell table:style-name="ce50" table:formula="of:=STDEV([.J210:.J219])" office:value-type="float" office:value="0.949238298672502" calcext:value-type="float">
            <text:p>0,949238298672502</text:p>
          </table:table-cell>
          <table:table-cell table:style-name="ce50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2.639" calcext:value-type="float">
            <text:p>2,639</text:p>
          </table:table-cell>
          <table:table-cell table:style-name="ce50" office:value-type="float" office:value="0.978" calcext:value-type="float">
            <text:p>0,978</text:p>
          </table:table-cell>
          <table:table-cell table:style-name="ce50" office:value-type="float" office:value="1.242" calcext:value-type="float">
            <text:p>1,242</text:p>
          </table:table-cell>
          <table:table-cell table:style-name="ce50" office:value-type="float" office:value="6.533" calcext:value-type="float">
            <text:p>6,533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269.182" calcext:value-type="float">
            <text:p>1269,182</text:p>
          </table:table-cell>
          <table:table-cell table:style-name="ce50" office:value-type="float" office:value="1.221" calcext:value-type="float">
            <text:p>1,221</text:p>
          </table:table-cell>
          <table:table-cell table:style-name="ce50" office:value-type="float" office:value="0.308" calcext:value-type="float">
            <text:p>0,308</text:p>
          </table:table-cell>
          <table:table-cell table:style-name="ce50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50" office:value-type="float" office:value="3.785" calcext:value-type="float">
            <text:p>3,785</text:p>
          </table:table-cell>
          <table:table-cell table:style-name="ce50" office:value-type="float" office:value="1.816" calcext:value-type="float">
            <text:p>1,816</text:p>
          </table:table-cell>
          <table:table-cell table:style-name="ce52" office:value-type="float" office:value="2.112" calcext:value-type="float">
            <text:p>2,11E+00</text:p>
          </table:table-cell>
          <table:table-cell table:style-name="ce52" office:value-type="float" office:value="5.947" calcext:value-type="float">
            <text:p>5,95E+00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1203.208" calcext:value-type="float">
            <text:p>1203,20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429" calcext:value-type="float">
            <text:p>0,429</text:p>
          </table:table-cell>
          <table:table-cell table:style-name="ce50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2.721" calcext:value-type="float">
            <text:p>2,721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 office:value-type="float" office:value="7.315" calcext:value-type="float">
            <text:p>7,315</text:p>
          </table:table-cell>
          <table:table-cell table:style-name="ce50" office:value-type="float" office:value="9.948" calcext:value-type="float">
            <text:p>9,948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1252.702" calcext:value-type="float">
            <text:p>1252,702</text:p>
          </table:table-cell>
          <table:table-cell table:style-name="ce50" office:value-type="float" office:value="0.868" calcext:value-type="float">
            <text:p>0,868</text:p>
          </table:table-cell>
          <table:table-cell table:style-name="ce50" office:value-type="float" office:value="0.33" calcext:value-type="float">
            <text:p>0,33</text:p>
          </table:table-cell>
          <table:table-cell table:style-name="ce50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3.742" calcext:value-type="float">
            <text:p>3,742</text:p>
          </table:table-cell>
          <table:table-cell table:style-name="ce50" office:value-type="float" office:value="8.835" calcext:value-type="float">
            <text:p>8,835</text:p>
          </table:table-cell>
          <table:table-cell table:style-name="ce50" office:value-type="float" office:value="12.57" calcext:value-type="float">
            <text:p>12,57</text:p>
          </table:table-cell>
          <table:table-cell table:style-name="ce50" office:value-type="float" office:value="11.125" calcext:value-type="float">
            <text:p>11,12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1212.483" calcext:value-type="float">
            <text:p>1212,483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0.224" calcext:value-type="float">
            <text:p>0,224</text:p>
          </table:table-cell>
          <table:table-cell table:style-name="ce50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937" calcext:value-type="float">
            <text:p>0,937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5.817" calcext:value-type="float">
            <text:p>5,817</text:p>
          </table:table-cell>
          <table:table-cell table:style-name="ce50" office:value-type="float" office:value="4.189" calcext:value-type="float">
            <text:p>4,189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1212.262" calcext:value-type="float">
            <text:p>1212,262</text:p>
          </table:table-cell>
          <table:table-cell table:style-name="ce50" office:value-type="float" office:value="0.957" calcext:value-type="float">
            <text:p>0,957</text:p>
          </table:table-cell>
          <table:table-cell table:number-columns-repeated="2" table:style-name="ce50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6.746" calcext:value-type="float">
            <text:p>6,746</text:p>
          </table:table-cell>
          <table:table-cell table:style-name="ce50" office:value-type="float" office:value="5.703" calcext:value-type="float">
            <text:p>5,703</text:p>
          </table:table-cell>
          <table:table-cell table:style-name="ce50" office:value-type="float" office:value="2.141" calcext:value-type="float">
            <text:p>2,141</text:p>
          </table:table-cell>
          <table:table-cell table:style-name="ce50" office:value-type="float" office:value="7.284" calcext:value-type="float">
            <text:p>7,284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/>
          <table:table-cell table:style-name="ce50" office:value-type="float" office:value="0.943" calcext:value-type="float">
            <text:p>0,943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1.806" calcext:value-type="float">
            <text:p>1,806</text:p>
          </table:table-cell>
          <table:table-cell table:style-name="ce50" office:value-type="float" office:value="0.137" calcext:value-type="float">
            <text:p>0,137</text:p>
          </table:table-cell>
          <table:table-cell table:style-name="ce50" office:value-type="float" office:value="6.797" calcext:value-type="float">
            <text:p>6,797</text:p>
          </table:table-cell>
          <table:table-cell table:style-name="ce50" office:value-type="float" office:value="3.691" calcext:value-type="float">
            <text:p>3,69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/>
          <table:table-cell table:style-name="ce50" office:value-type="float" office:value="1.479" calcext:value-type="float">
            <text:p>1,479</text:p>
          </table:table-cell>
          <table:table-cell table:style-name="ce50" office:value-type="float" office:value="0.628" calcext:value-type="float">
            <text:p>0,628</text:p>
          </table:table-cell>
          <table:table-cell table:style-name="ce50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1.762" calcext:value-type="float">
            <text:p>1,762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1.059" calcext:value-type="float">
            <text:p>1,059</text:p>
          </table:table-cell>
          <table:table-cell table:style-name="ce50" office:value-type="float" office:value="4.195" calcext:value-type="float">
            <text:p>4,195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/>
          <table:table-cell table:style-name="ce50" office:value-type="float" office:value="0.889" calcext:value-type="float">
            <text:p>0,889</text:p>
          </table:table-cell>
          <table:table-cell table:style-name="ce50" office:value-type="float" office:value="0.242" calcext:value-type="float">
            <text:p>0,242</text:p>
          </table:table-cell>
          <table:table-cell table:style-name="ce50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6.691" calcext:value-type="float">
            <text:p>6,691</text:p>
          </table:table-cell>
          <table:table-cell table:style-name="ce50" office:value-type="float" office:value="5.783" calcext:value-type="float">
            <text:p>5,783</text:p>
          </table:table-cell>
          <table:table-cell table:style-name="ce50" office:value-type="float" office:value="8.469" calcext:value-type="float">
            <text:p>8,469</text:p>
          </table:table-cell>
          <table:table-cell table:style-name="ce50" office:value-type="float" office:value="19.945" calcext:value-type="float">
            <text:p>19,945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/>
          <table:table-cell table:style-name="ce50" office:value-type="float" office:value="0.836" calcext:value-type="float">
            <text:p>0,836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0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50" office:value-type="float" office:value="2.034" calcext:value-type="float">
            <text:p>2,034</text:p>
          </table:table-cell>
          <table:table-cell table:style-name="ce50" office:value-type="float" office:value="0.383" calcext:value-type="float">
            <text:p>0,383</text:p>
          </table:table-cell>
          <table:table-cell table:style-name="ce52" office:value-type="float" office:value="2.614" calcext:value-type="float">
            <text:p>2,61E+00</text:p>
          </table:table-cell>
          <table:table-cell table:style-name="ce52" office:value-type="float" office:value="7.922" calcext:value-type="float">
            <text:p>7,92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/>
          <table:table-cell table:style-name="ce50" office:value-type="float" office:value="1.051" calcext:value-type="float">
            <text:p>1,051</text:p>
          </table:table-cell>
          <table:table-cell table:style-name="ce50" office:value-type="float" office:value="0.236" calcext:value-type="float">
            <text:p>0,236</text:p>
          </table:table-cell>
          <table:table-cell table:style-name="ce50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23:.B232])" office:value-type="float" office:value="3.2863" calcext:value-type="float">
            <text:p>3,2863</text:p>
          </table:table-cell>
          <table:table-cell table:style-name="ce49" table:formula="of:=AVERAGE([.C223:.C232])" office:value-type="float" office:value="2.6603" calcext:value-type="float">
            <text:p>2,6603</text:p>
          </table:table-cell>
          <table:table-cell table:style-name="ce49" table:formula="of:=AVERAGE([.D223:.D232])" office:value-type="float" office:value="5.0136" calcext:value-type="float">
            <text:p>5,0136</text:p>
          </table:table-cell>
          <table:table-cell table:style-name="ce49" table:formula="of:=AVERAGE([.E223:.E232])" office:value-type="float" office:value="8.0779" calcext:value-type="float">
            <text:p>8,0779</text:p>
          </table:table-cell>
          <table:table-cell table:style-name="ce49" table:number-columns-repeated="2"/>
          <table:table-cell table:style-name="ce49" table:formula="of:=AVERAGE([.H223:.H232])" office:value-type="float" office:value="1229.9674" calcext:value-type="float">
            <text:p>1229,9674</text:p>
          </table:table-cell>
          <table:table-cell table:style-name="ce49" table:formula="of:=AVERAGE([.I223:.I232])" office:value-type="float" office:value="0.9974" calcext:value-type="float">
            <text:p>0,9974</text:p>
          </table:table-cell>
          <table:table-cell table:style-name="ce49" table:formula="of:=AVERAGE([.J223:.J232])" office:value-type="float" office:value="0.3411" calcext:value-type="float">
            <text:p>0,3411</text:p>
          </table:table-cell>
          <table:table-cell table:style-name="ce49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23:.B232])" office:value-type="float" office:value="2.00993853139841" calcext:value-type="float">
            <text:p>2,00993853139841</text:p>
          </table:table-cell>
          <table:table-cell table:style-name="ce50" table:formula="of:=STDEV([.C223:.C232])" office:value-type="float" office:value="3.04514769026981" calcext:value-type="float">
            <text:p>3,04514769026981</text:p>
          </table:table-cell>
          <table:table-cell table:style-name="ce50" table:formula="of:=STDEV([.D223:.D232])" office:value-type="float" office:value="3.80722121471524" calcext:value-type="float">
            <text:p>3,80722121471524</text:p>
          </table:table-cell>
          <table:table-cell table:style-name="ce50" table:formula="of:=STDEV([.E223:.E232])" office:value-type="float" office:value="4.83778570675102" calcext:value-type="float">
            <text:p>4,83778570675102</text:p>
          </table:table-cell>
          <table:table-cell table:style-name="ce50" table:number-columns-repeated="2"/>
          <table:table-cell table:style-name="ce50" table:formula="of:=STDEV([.H223:.H232])" office:value-type="float" office:value="29.1114144761123" calcext:value-type="float">
            <text:p>29,1114144761123</text:p>
          </table:table-cell>
          <table:table-cell table:style-name="ce50" table:formula="of:=STDEV([.I223:.I232])" office:value-type="float" office:value="0.205224646559704" calcext:value-type="float">
            <text:p>0,205224646559704</text:p>
          </table:table-cell>
          <table:table-cell table:style-name="ce50" table:formula="of:=STDEV([.J223:.J232])" office:value-type="float" office:value="0.12411504519777" calcext:value-type="float">
            <text:p>0,12411504519777</text:p>
          </table:table-cell>
          <table:table-cell table:style-name="ce50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55.36" calcext:value-type="float">
            <text:p>55,36</text:p>
          </table:table-cell>
          <table:table-cell table:style-name="ce50" office:value-type="float" office:value="192.83" calcext:value-type="float">
            <text:p>192,8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2.601" calcext:value-type="float">
            <text:p>2,601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6.886" calcext:value-type="float">
            <text:p>6,886</text:p>
          </table:table-cell>
          <table:table-cell table:style-name="ce50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55.28" calcext:value-type="float">
            <text:p>55,28</text:p>
          </table:table-cell>
          <table:table-cell table:style-name="ce50" office:value-type="float" office:value="50.85" calcext:value-type="float">
            <text:p>50,85</text:p>
          </table:table-cell>
          <table:table-cell table:style-name="ce50" office:value-type="float" office:value="12.26" calcext:value-type="float">
            <text:p>12,26</text:p>
          </table:table-cell>
          <table:table-cell table:style-name="ce50" office:value-type="float" office:value="11.87" calcext:value-type="float">
            <text:p>11,87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2.795" calcext:value-type="float">
            <text:p>2,795</text:p>
          </table:table-cell>
          <table:table-cell table:style-name="ce50" office:value-type="float" office:value="1.771" calcext:value-type="float">
            <text:p>1,771</text:p>
          </table:table-cell>
          <table:table-cell table:style-name="ce50" office:value-type="float" office:value="17.82" calcext:value-type="float">
            <text:p>17,82</text:p>
          </table:table-cell>
          <table:table-cell table:style-name="ce50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49.78" calcext:value-type="float">
            <text:p>49,78</text:p>
          </table:table-cell>
          <table:table-cell table:style-name="ce50" office:value-type="float" office:value="195.91" calcext:value-type="float">
            <text:p>195,91</text:p>
          </table:table-cell>
          <table:table-cell table:style-name="ce50" office:value-type="float" office:value="11.29" calcext:value-type="float">
            <text:p>11,29</text:p>
          </table:table-cell>
          <table:table-cell table:style-name="ce50" office:value-type="float" office:value="11.22" calcext:value-type="float">
            <text:p>11,22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9.3" calcext:value-type="float">
            <text:p>9,3</text:p>
          </table:table-cell>
          <table:table-cell table:style-name="ce50" office:value-type="float" office:value="8.58" calcext:value-type="float">
            <text:p>8,58</text:p>
          </table:table-cell>
          <table:table-cell table:style-name="ce50" office:value-type="float" office:value="26.603" calcext:value-type="float">
            <text:p>26,603</text:p>
          </table:table-cell>
          <table:table-cell table:style-name="ce50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61.41" calcext:value-type="float">
            <text:p>61,41</text:p>
          </table:table-cell>
          <table:table-cell table:style-name="ce50" office:value-type="float" office:value="58.64" calcext:value-type="float">
            <text:p>58,64</text:p>
          </table:table-cell>
          <table:table-cell table:style-name="ce50" office:value-type="float" office:value="12.01" calcext:value-type="float">
            <text:p>12,01</text:p>
          </table:table-cell>
          <table:table-cell table:style-name="ce50" office:value-type="float" office:value="12.71" calcext:value-type="float">
            <text:p>12,71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4.943" calcext:value-type="float">
            <text:p>4,943</text:p>
          </table:table-cell>
          <table:table-cell table:style-name="ce50" office:value-type="float" office:value="4.817" calcext:value-type="float">
            <text:p>4,817</text:p>
          </table:table-cell>
          <table:table-cell table:style-name="ce50" office:value-type="float" office:value="7.436" calcext:value-type="float">
            <text:p>7,436</text:p>
          </table:table-cell>
          <table:table-cell table:style-name="ce50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44.29" calcext:value-type="float">
            <text:p>44,29</text:p>
          </table:table-cell>
          <table:table-cell table:style-name="ce50" office:value-type="float" office:value="187.34" calcext:value-type="float">
            <text:p>187,34</text:p>
          </table:table-cell>
          <table:table-cell table:style-name="ce50" office:value-type="float" office:value="11.27" calcext:value-type="float">
            <text:p>11,27</text:p>
          </table:table-cell>
          <table:table-cell table:style-name="ce50" office:value-type="float" office:value="12.03" calcext:value-type="float">
            <text:p>12,03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2.484" calcext:value-type="float">
            <text:p>2,484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3.845" calcext:value-type="float">
            <text:p>3,845</text:p>
          </table:table-cell>
          <table:table-cell table:style-name="ce50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59.3" calcext:value-type="float">
            <text:p>59,3</text:p>
          </table:table-cell>
          <table:table-cell table:style-name="ce50" office:value-type="float" office:value="38.3" calcext:value-type="float">
            <text:p>38,3</text:p>
          </table:table-cell>
          <table:table-cell table:style-name="ce50" office:value-type="float" office:value="16.51" calcext:value-type="float">
            <text:p>16,51</text:p>
          </table:table-cell>
          <table:table-cell table:style-name="ce50" office:value-type="float" office:value="17.92" calcext:value-type="float">
            <text:p>17,92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606" calcext:value-type="float">
            <text:p>1,606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3.368" calcext:value-type="float">
            <text:p>3,368</text:p>
          </table:table-cell>
          <table:table-cell table:style-name="ce50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49.32" calcext:value-type="float">
            <text:p>49,32</text:p>
          </table:table-cell>
          <table:table-cell table:style-name="ce50" office:value-type="float" office:value="196.28" calcext:value-type="float">
            <text:p>196,28</text:p>
          </table:table-cell>
          <table:table-cell table:style-name="ce50" office:value-type="float" office:value="11.4" calcext:value-type="float">
            <text:p>11,4</text:p>
          </table:table-cell>
          <table:table-cell table:style-name="ce50" office:value-type="float" office:value="12.31" calcext:value-type="float">
            <text:p>12,31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3.987" calcext:value-type="float">
            <text:p>3,987</text:p>
          </table:table-cell>
          <table:table-cell table:style-name="ce50" office:value-type="float" office:value="7.423" calcext:value-type="float">
            <text:p>7,423</text:p>
          </table:table-cell>
          <table:table-cell table:style-name="ce50" office:value-type="float" office:value="7.82" calcext:value-type="float">
            <text:p>7,82</text:p>
          </table:table-cell>
          <table:table-cell table:style-name="ce50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58.92" calcext:value-type="float">
            <text:p>58,92</text:p>
          </table:table-cell>
          <table:table-cell table:style-name="ce50" office:value-type="float" office:value="51.3" calcext:value-type="float">
            <text:p>51,3</text:p>
          </table:table-cell>
          <table:table-cell table:style-name="ce50" office:value-type="float" office:value="12.27" calcext:value-type="float">
            <text:p>12,27</text:p>
          </table:table-cell>
          <table:table-cell table:style-name="ce50" office:value-type="float" office:value="13.16" calcext:value-type="float">
            <text:p>13,16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8.296" calcext:value-type="float">
            <text:p>8,296</text:p>
          </table:table-cell>
          <table:table-cell table:style-name="ce50" office:value-type="float" office:value="5.592" calcext:value-type="float">
            <text:p>5,592</text:p>
          </table:table-cell>
          <table:table-cell table:style-name="ce50" office:value-type="float" office:value="29.91" calcext:value-type="float">
            <text:p>29,91</text:p>
          </table:table-cell>
          <table:table-cell table:style-name="ce50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47.2" calcext:value-type="float">
            <text:p>47,2</text:p>
          </table:table-cell>
          <table:table-cell table:style-name="ce50" office:value-type="float" office:value="192.8" calcext:value-type="float">
            <text:p>192,8</text:p>
          </table:table-cell>
          <table:table-cell table:style-name="ce50" office:value-type="float" office:value="9.22" calcext:value-type="float">
            <text:p>9,22</text:p>
          </table:table-cell>
          <table:table-cell table:style-name="ce50" office:value-type="float" office:value="10.09" calcext:value-type="float">
            <text:p>10,0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3.832" calcext:value-type="float">
            <text:p>3,83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0" office:value-type="float" office:value="10.477" calcext:value-type="float">
            <text:p>10,477</text:p>
          </table:table-cell>
          <table:table-cell table:style-name="ce50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47.59" calcext:value-type="float">
            <text:p>47,59</text:p>
          </table:table-cell>
          <table:table-cell table:style-name="ce50" office:value-type="float" office:value="43.17" calcext:value-type="float">
            <text:p>43,17</text:p>
          </table:table-cell>
          <table:table-cell table:style-name="ce50" office:value-type="float" office:value="10.74" calcext:value-type="float">
            <text:p>10,74</text:p>
          </table:table-cell>
          <table:table-cell table:style-name="ce50" office:value-type="float" office:value="11.92" calcext:value-type="float">
            <text:p>11,92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3.556" calcext:value-type="float">
            <text:p>3,556</text:p>
          </table:table-cell>
          <table:table-cell table:style-name="ce50" office:value-type="float" office:value="2.938" calcext:value-type="float">
            <text:p>2,938</text:p>
          </table:table-cell>
          <table:table-cell table:style-name="ce50" office:value-type="float" office:value="7.842" calcext:value-type="float">
            <text:p>7,842</text:p>
          </table:table-cell>
          <table:table-cell table:style-name="ce50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36:.B245])" office:value-type="float" office:value="52.845" calcext:value-type="float">
            <text:p>52,845</text:p>
          </table:table-cell>
          <table:table-cell table:style-name="ce49" table:formula="of:=AVERAGE([.C236:.C245])" office:value-type="float" office:value="120.742" calcext:value-type="float">
            <text:p>120,742</text:p>
          </table:table-cell>
          <table:table-cell table:style-name="ce49" table:formula="of:=AVERAGE([.D236:.D245])" office:value-type="float" office:value="11.82" calcext:value-type="float">
            <text:p>11,82</text:p>
          </table:table-cell>
          <table:table-cell table:style-name="ce49" table:formula="of:=AVERAGE([.E236:.E245])" office:value-type="float" office:value="12.523" calcext:value-type="float">
            <text:p>12,523</text:p>
          </table:table-cell>
          <table:table-cell table:style-name="ce49" table:number-columns-repeated="2"/>
          <table:table-cell table:style-name="ce49" table:formula="of:=AVERAGE([.H236:.H245])" office:value-type="float" office:value="4.34" calcext:value-type="float">
            <text:p>4,34</text:p>
          </table:table-cell>
          <table:table-cell table:style-name="ce49" table:formula="of:=AVERAGE([.I236:.I245])" office:value-type="float" office:value="4.0441" calcext:value-type="float">
            <text:p>4,0441</text:p>
          </table:table-cell>
          <table:table-cell table:style-name="ce49" table:formula="of:=AVERAGE([.J236:.J245])" office:value-type="float" office:value="12.2007" calcext:value-type="float">
            <text:p>12,2007</text:p>
          </table:table-cell>
          <table:table-cell table:style-name="ce49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36:.B245])" office:value-type="float" office:value="5.95049250996177" calcext:value-type="float">
            <text:p>5,95049250996177</text:p>
          </table:table-cell>
          <table:table-cell table:style-name="ce50" table:formula="of:=STDEV([.C236:.C245])" office:value-type="float" office:value="76.4187196089196" calcext:value-type="float">
            <text:p>76,4187196089196</text:p>
          </table:table-cell>
          <table:table-cell table:style-name="ce50" table:formula="of:=STDEV([.D236:.D245])" office:value-type="float" office:value="1.8697177445926" calcext:value-type="float">
            <text:p>1,8697177445926</text:p>
          </table:table-cell>
          <table:table-cell table:style-name="ce50" table:formula="of:=STDEV([.E236:.E245])" office:value-type="float" office:value="2.06928892778816" calcext:value-type="float">
            <text:p>2,06928892778816</text:p>
          </table:table-cell>
          <table:table-cell table:style-name="ce50" table:number-columns-repeated="2"/>
          <table:table-cell table:style-name="ce50" table:formula="of:=STDEV([.H236:.H245])" office:value-type="float" office:value="2.53734576980662" calcext:value-type="float">
            <text:p>2,53734576980662</text:p>
          </table:table-cell>
          <table:table-cell table:style-name="ce50" table:formula="of:=STDEV([.I236:.I245])" office:value-type="float" office:value="2.46000607271157" calcext:value-type="float">
            <text:p>2,46000607271157</text:p>
          </table:table-cell>
          <table:table-cell table:style-name="ce50" table:formula="of:=STDEV([.J236:.J245])" office:value-type="float" office:value="9.38417543941809" calcext:value-type="float">
            <text:p>9,38417543941809</text:p>
          </table:table-cell>
          <table:table-cell table:style-name="ce50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2423.66" calcext:value-type="float">
            <text:p>12423,66</text:p>
          </table:table-cell>
          <table:table-cell table:style-name="ce50" office:value-type="float" office:value="5035.21" calcext:value-type="float">
            <text:p>5035,21</text:p>
          </table:table-cell>
          <table:table-cell table:style-name="ce50" office:value-type="float" office:value="837.158" calcext:value-type="float">
            <text:p>837,158</text:p>
          </table:table-cell>
          <table:table-cell table:style-name="ce50" office:value-type="float" office:value="1213.38" calcext:value-type="float">
            <text:p>1213,38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18.596" calcext:value-type="float">
            <text:p>18,596</text:p>
          </table:table-cell>
          <table:table-cell table:style-name="ce50" office:value-type="float" office:value="176.38" calcext:value-type="float">
            <text:p>176,38</text:p>
          </table:table-cell>
          <table:table-cell table:style-name="ce50" office:value-type="float" office:value="5.21" calcext:value-type="float">
            <text:p>5,21</text:p>
          </table:table-cell>
          <table:table-cell table:style-name="ce50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9927.002" calcext:value-type="float">
            <text:p>9927,002</text:p>
          </table:table-cell>
          <table:table-cell table:style-name="ce50" office:value-type="float" office:value="4142.797" calcext:value-type="float">
            <text:p>4142,797</text:p>
          </table:table-cell>
          <table:table-cell table:style-name="ce50" office:value-type="float" office:value="1112.08" calcext:value-type="float">
            <text:p>1112,08</text:p>
          </table:table-cell>
          <table:table-cell table:style-name="ce50" office:value-type="float" office:value="1238.72" calcext:value-type="float">
            <text:p>1238,7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29.59" calcext:value-type="float">
            <text:p>29,59</text:p>
          </table:table-cell>
          <table:table-cell table:style-name="ce50" office:value-type="float" office:value="179.3" calcext:value-type="float">
            <text:p>179,3</text:p>
          </table:table-cell>
          <table:table-cell table:style-name="ce50" office:value-type="float" office:value="16.81" calcext:value-type="float">
            <text:p>16,81</text:p>
          </table:table-cell>
          <table:table-cell table:style-name="ce50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659.592" calcext:value-type="float">
            <text:p>10659,592</text:p>
          </table:table-cell>
          <table:table-cell table:style-name="ce50" office:value-type="float" office:value="4399.204" calcext:value-type="float">
            <text:p>4399,204</text:p>
          </table:table-cell>
          <table:table-cell table:style-name="ce50" office:value-type="float" office:value="939.73" calcext:value-type="float">
            <text:p>939,73</text:p>
          </table:table-cell>
          <table:table-cell table:style-name="ce50" office:value-type="float" office:value="1218.54" calcext:value-type="float">
            <text:p>1218,54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19.062" calcext:value-type="float">
            <text:p>19,062</text:p>
          </table:table-cell>
          <table:table-cell table:style-name="ce50" office:value-type="float" office:value="181.11" calcext:value-type="float">
            <text:p>181,11</text:p>
          </table:table-cell>
          <table:table-cell table:style-name="ce50" office:value-type="float" office:value="7.52" calcext:value-type="float">
            <text:p>7,52</text:p>
          </table:table-cell>
          <table:table-cell table:style-name="ce50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1117.128" calcext:value-type="float">
            <text:p>11117,128</text:p>
          </table:table-cell>
          <table:table-cell table:style-name="ce50" office:value-type="float" office:value="4438.742" calcext:value-type="float">
            <text:p>4438,742</text:p>
          </table:table-cell>
          <table:table-cell table:style-name="ce50" office:value-type="float" office:value="1299.292" calcext:value-type="float">
            <text:p>1299,292</text:p>
          </table:table-cell>
          <table:table-cell table:style-name="ce50" office:value-type="float" office:value="1537.364" calcext:value-type="float">
            <text:p>1537,364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15.478" calcext:value-type="float">
            <text:p>15,478</text:p>
          </table:table-cell>
          <table:table-cell table:style-name="ce50" office:value-type="float" office:value="186.33" calcext:value-type="float">
            <text:p>186,33</text:p>
          </table:table-cell>
          <table:table-cell table:style-name="ce50" office:value-type="float" office:value="12.32" calcext:value-type="float">
            <text:p>12,32</text:p>
          </table:table-cell>
          <table:table-cell table:style-name="ce50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2636.446" calcext:value-type="float">
            <text:p>12636,446</text:p>
          </table:table-cell>
          <table:table-cell table:style-name="ce50" office:value-type="float" office:value="5359.059" calcext:value-type="float">
            <text:p>5359,059</text:p>
          </table:table-cell>
          <table:table-cell table:style-name="ce50" office:value-type="float" office:value="1452.36" calcext:value-type="float">
            <text:p>1452,36</text:p>
          </table:table-cell>
          <table:table-cell table:style-name="ce50" office:value-type="float" office:value="1819.843" calcext:value-type="float">
            <text:p>1819,843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32.777" calcext:value-type="float">
            <text:p>32,777</text:p>
          </table:table-cell>
          <table:table-cell table:style-name="ce50" office:value-type="float" office:value="180.44" calcext:value-type="float">
            <text:p>180,44</text:p>
          </table:table-cell>
          <table:table-cell table:style-name="ce50" office:value-type="float" office:value="5.906" calcext:value-type="float">
            <text:p>5,906</text:p>
          </table:table-cell>
          <table:table-cell table:style-name="ce50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1702.636" calcext:value-type="float">
            <text:p>11702,636</text:p>
          </table:table-cell>
          <table:table-cell table:style-name="ce50" office:value-type="float" office:value="5074.374" calcext:value-type="float">
            <text:p>5074,374</text:p>
          </table:table-cell>
          <table:table-cell table:style-name="ce50" office:value-type="float" office:value="1280.083" calcext:value-type="float">
            <text:p>1280,083</text:p>
          </table:table-cell>
          <table:table-cell table:style-name="ce50" office:value-type="float" office:value="1603.857" calcext:value-type="float">
            <text:p>1603,857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18.862" calcext:value-type="float">
            <text:p>18,862</text:p>
          </table:table-cell>
          <table:table-cell table:style-name="ce50" office:value-type="float" office:value="190.75" calcext:value-type="float">
            <text:p>190,75</text:p>
          </table:table-cell>
          <table:table-cell table:style-name="ce50" office:value-type="float" office:value="9.71" calcext:value-type="float">
            <text:p>9,71</text:p>
          </table:table-cell>
          <table:table-cell table:style-name="ce50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769.245" calcext:value-type="float">
            <text:p>11769,245</text:p>
          </table:table-cell>
          <table:table-cell table:style-name="ce50" office:value-type="float" office:value="4744.149" calcext:value-type="float">
            <text:p>4744,149</text:p>
          </table:table-cell>
          <table:table-cell table:style-name="ce50" office:value-type="float" office:value="1026.81" calcext:value-type="float">
            <text:p>1026,81</text:p>
          </table:table-cell>
          <table:table-cell table:style-name="ce50" office:value-type="float" office:value="1516.882" calcext:value-type="float">
            <text:p>1516,882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28.695" calcext:value-type="float">
            <text:p>28,695</text:p>
          </table:table-cell>
          <table:table-cell table:style-name="ce50" office:value-type="float" office:value="195.81" calcext:value-type="float">
            <text:p>195,81</text:p>
          </table:table-cell>
          <table:table-cell table:style-name="ce50" office:value-type="float" office:value="6.639" calcext:value-type="float">
            <text:p>6,639</text:p>
          </table:table-cell>
          <table:table-cell table:style-name="ce50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9657.433" calcext:value-type="float">
            <text:p>9657,433</text:p>
          </table:table-cell>
          <table:table-cell table:style-name="ce50" office:value-type="float" office:value="3693.007" calcext:value-type="float">
            <text:p>3693,007</text:p>
          </table:table-cell>
          <table:table-cell table:style-name="ce50" office:value-type="float" office:value="1117.67" calcext:value-type="float">
            <text:p>1117,67</text:p>
          </table:table-cell>
          <table:table-cell table:style-name="ce50" office:value-type="float" office:value="1283.049" calcext:value-type="float">
            <text:p>1283,049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26.791" calcext:value-type="float">
            <text:p>26,791</text:p>
          </table:table-cell>
          <table:table-cell table:style-name="ce50" office:value-type="float" office:value="185.07" calcext:value-type="float">
            <text:p>185,07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0572.114" calcext:value-type="float">
            <text:p>10572,114</text:p>
          </table:table-cell>
          <table:table-cell table:style-name="ce50" office:value-type="float" office:value="4967.585" calcext:value-type="float">
            <text:p>4967,585</text:p>
          </table:table-cell>
          <table:table-cell table:style-name="ce50" office:value-type="float" office:value="1050.52" calcext:value-type="float">
            <text:p>1050,52</text:p>
          </table:table-cell>
          <table:table-cell table:style-name="ce50" office:value-type="float" office:value="1433.165" calcext:value-type="float">
            <text:p>1433,165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19.682" calcext:value-type="float">
            <text:p>19,682</text:p>
          </table:table-cell>
          <table:table-cell table:style-name="ce50" office:value-type="float" office:value="182.18" calcext:value-type="float">
            <text:p>182,18</text:p>
          </table:table-cell>
          <table:table-cell table:style-name="ce50" office:value-type="float" office:value="10.9" calcext:value-type="float">
            <text:p>10,9</text:p>
          </table:table-cell>
          <table:table-cell table:style-name="ce50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2593.015" calcext:value-type="float">
            <text:p>12593,015</text:p>
          </table:table-cell>
          <table:table-cell table:style-name="ce50" office:value-type="float" office:value="4296.296" calcext:value-type="float">
            <text:p>4296,296</text:p>
          </table:table-cell>
          <table:table-cell table:style-name="ce50" office:value-type="float" office:value="854.72" calcext:value-type="float">
            <text:p>854,72</text:p>
          </table:table-cell>
          <table:table-cell table:style-name="ce50" office:value-type="float" office:value="1104.609" calcext:value-type="float">
            <text:p>1104,60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38.042" calcext:value-type="float">
            <text:p>38,042</text:p>
          </table:table-cell>
          <table:table-cell table:style-name="ce50" office:value-type="float" office:value="181.73" calcext:value-type="float">
            <text:p>181,73</text:p>
          </table:table-cell>
          <table:table-cell table:style-name="ce50" office:value-type="float" office:value="17.4" calcext:value-type="float">
            <text:p>17,4</text:p>
          </table:table-cell>
          <table:table-cell table:style-name="ce50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49:.B258])" office:value-type="float" office:value="11305.8271" calcext:value-type="float">
            <text:p>11305,8271</text:p>
          </table:table-cell>
          <table:table-cell table:style-name="ce49" table:formula="of:=AVERAGE([.C249:.C258])" office:value-type="float" office:value="4615.0423" calcext:value-type="float">
            <text:p>4615,0423</text:p>
          </table:table-cell>
          <table:table-cell table:style-name="ce49" table:formula="of:=AVERAGE([.D249:.D258])" office:value-type="float" office:value="1097.0423" calcext:value-type="float">
            <text:p>1097,0423</text:p>
          </table:table-cell>
          <table:table-cell table:style-name="ce49" table:formula="of:=AVERAGE([.E249:.E258])" office:value-type="float" office:value="1396.9409" calcext:value-type="float">
            <text:p>1396,9409</text:p>
          </table:table-cell>
          <table:table-cell table:style-name="ce49" table:number-columns-repeated="2"/>
          <table:table-cell table:style-name="ce49" table:formula="of:=AVERAGE([.H249:.H258])" office:value-type="float" office:value="24.7575" calcext:value-type="float">
            <text:p>24,7575</text:p>
          </table:table-cell>
          <table:table-cell table:style-name="ce49" table:formula="of:=AVERAGE([.I249:.I258])" office:value-type="float" office:value="183.91" calcext:value-type="float">
            <text:p>183,91</text:p>
          </table:table-cell>
          <table:table-cell table:style-name="ce49" table:formula="of:=AVERAGE([.J249:.J258])" office:value-type="float" office:value="9.5395" calcext:value-type="float">
            <text:p>9,5395</text:p>
          </table:table-cell>
          <table:table-cell table:style-name="ce49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49:.B258])" office:value-type="float" office:value="1088.2752422299" calcext:value-type="float">
            <text:p>1088,2752422299</text:p>
          </table:table-cell>
          <table:table-cell table:style-name="ce50" table:formula="of:=STDEV([.C249:.C258])" office:value-type="float" office:value="509.299534332761" calcext:value-type="float">
            <text:p>509,299534332761</text:p>
          </table:table-cell>
          <table:table-cell table:style-name="ce50" table:formula="of:=STDEV([.D249:.D258])" office:value-type="float" office:value="199.837475054133" calcext:value-type="float">
            <text:p>199,837475054133</text:p>
          </table:table-cell>
          <table:table-cell table:style-name="ce50" table:formula="of:=STDEV([.E249:.E258])" office:value-type="float" office:value="222.626194300097" calcext:value-type="float">
            <text:p>222,626194300097</text:p>
          </table:table-cell>
          <table:table-cell table:style-name="ce50" table:number-columns-repeated="2"/>
          <table:table-cell table:style-name="ce50" table:formula="of:=STDEV([.H249:.H258])" office:value-type="float" office:value="7.45960937687461" calcext:value-type="float">
            <text:p>7,45960937687461</text:p>
          </table:table-cell>
          <table:table-cell table:style-name="ce50" table:formula="of:=STDEV([.I249:.I258])" office:value-type="float" office:value="5.78481537206581" calcext:value-type="float">
            <text:p>5,78481537206581</text:p>
          </table:table-cell>
          <table:table-cell table:style-name="ce50" table:formula="of:=STDEV([.J249:.J258])" office:value-type="float" office:value="4.85024689520487" calcext:value-type="float">
            <text:p>4,85024689520487</text:p>
          </table:table-cell>
          <table:table-cell table:style-name="ce50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0" office:value-type="float" office:value="0.379" calcext:value-type="float">
            <text:p>0,379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9792.62" calcext:value-type="float">
            <text:p>9792,62</text:p>
          </table:table-cell>
          <table:table-cell table:style-name="ce50" office:value-type="float" office:value="843.33" calcext:value-type="float">
            <text:p>843,33</text:p>
          </table:table-cell>
          <table:table-cell table:style-name="ce50" office:value-type="float" office:value="26.31" calcext:value-type="float">
            <text:p>26,31</text:p>
          </table:table-cell>
          <table:table-cell table:style-name="ce50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1" calcext:value-type="float">
            <text:p>0,651</text:p>
          </table:table-cell>
          <table:table-cell table:style-name="ce50" office:value-type="float" office:value="0.675" calcext:value-type="float">
            <text:p>0,675</text:p>
          </table:table-cell>
          <table:table-cell table:style-name="ce50" office:value-type="float" office:value="0.663" calcext:value-type="float">
            <text:p>0,663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11133.197" calcext:value-type="float">
            <text:p>11133,197</text:p>
          </table:table-cell>
          <table:table-cell table:style-name="ce50" office:value-type="float" office:value="1108.55" calcext:value-type="float">
            <text:p>1108,55</text:p>
          </table:table-cell>
          <table:table-cell table:style-name="ce50" office:value-type="float" office:value="101.04" calcext:value-type="float">
            <text:p>101,04</text:p>
          </table:table-cell>
          <table:table-cell table:style-name="ce50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 office:value-type="float" office:value="0.371" calcext:value-type="float">
            <text:p>0,371</text:p>
          </table:table-cell>
          <table:table-cell table:style-name="ce50" office:value-type="float" office:value="0.351" calcext:value-type="float">
            <text:p>0,351</text:p>
          </table:table-cell>
          <table:table-cell table:style-name="ce50" office:value-type="float" office:value="0.311" calcext:value-type="float">
            <text:p>0,311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/>
          <table:table-cell table:style-name="ce50" office:value-type="float" office:value="783.73" calcext:value-type="float">
            <text:p>783,73</text:p>
          </table:table-cell>
          <table:table-cell table:style-name="ce50" office:value-type="float" office:value="55.9" calcext:value-type="float">
            <text:p>55,9</text:p>
          </table:table-cell>
          <table:table-cell table:style-name="ce50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0.144" calcext:value-type="float">
            <text:p>0,144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0" office:value-type="float" office:value="0.159" calcext:value-type="float">
            <text:p>0,159</text:p>
          </table:table-cell>
          <table:table-cell table:style-name="ce50" office:value-type="float" office:value="0.168" calcext:value-type="float">
            <text:p>0,16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/>
          <table:table-cell table:style-name="ce50" office:value-type="float" office:value="863" calcext:value-type="float">
            <text:p>863</text:p>
          </table:table-cell>
          <table:table-cell table:style-name="ce50" office:value-type="float" office:value="41.54" calcext:value-type="float">
            <text:p>41,54</text:p>
          </table:table-cell>
          <table:table-cell table:style-name="ce50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385" calcext:value-type="float">
            <text:p>0,385</text:p>
          </table:table-cell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408" calcext:value-type="float">
            <text:p>0,408</text:p>
          </table:table-cell>
          <table:table-cell table:style-name="ce50" office:value-type="float" office:value="0.423" calcext:value-type="float">
            <text:p>0,423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/>
          <table:table-cell table:style-name="ce50" office:value-type="float" office:value="703.95" calcext:value-type="float">
            <text:p>703,95</text:p>
          </table:table-cell>
          <table:table-cell table:style-name="ce50" office:value-type="float" office:value="68.48" calcext:value-type="float">
            <text:p>68,48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50" office:value-type="float" office:value="0.555" calcext:value-type="float">
            <text:p>0,555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/>
          <table:table-cell table:style-name="ce50" office:value-type="float" office:value="894.88" calcext:value-type="float">
            <text:p>894,88</text:p>
          </table:table-cell>
          <table:table-cell table:style-name="ce50" office:value-type="float" office:value="48.76" calcext:value-type="float">
            <text:p>48,76</text:p>
          </table:table-cell>
          <table:table-cell table:style-name="ce50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537" calcext:value-type="float">
            <text:p>0,537</text:p>
          </table:table-cell>
          <table:table-cell table:style-name="ce50" office:value-type="float" office:value="0.468" calcext:value-type="float">
            <text:p>0,468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/>
          <table:table-cell table:style-name="ce50" office:value-type="float" office:value="674.05" calcext:value-type="float">
            <text:p>674,05</text:p>
          </table:table-cell>
          <table:table-cell table:style-name="ce50" office:value-type="float" office:value="40.18" calcext:value-type="float">
            <text:p>40,18</text:p>
          </table:table-cell>
          <table:table-cell table:style-name="ce50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363" calcext:value-type="float">
            <text:p>0,363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/>
          <table:table-cell table:style-name="ce50" office:value-type="float" office:value="905.22" calcext:value-type="float">
            <text:p>905,22</text:p>
          </table:table-cell>
          <table:table-cell table:style-name="ce50" office:value-type="float" office:value="66.61" calcext:value-type="float">
            <text:p>66,61</text:p>
          </table:table-cell>
          <table:table-cell table:style-name="ce50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222" calcext:value-type="float">
            <text:p>0,222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/>
          <table:table-cell table:style-name="ce50" office:value-type="float" office:value="968.84" calcext:value-type="float">
            <text:p>968,84</text:p>
          </table:table-cell>
          <table:table-cell table:style-name="ce50" office:value-type="float" office:value="53.69" calcext:value-type="float">
            <text:p>53,69</text:p>
          </table:table-cell>
          <table:table-cell table:style-name="ce50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50" office:value-type="float" office:value="0.328" calcext:value-type="float">
            <text:p>0,328</text:p>
          </table:table-cell>
          <table:table-cell table:style-name="ce50" office:value-type="float" office:value="0.313" calcext:value-type="float">
            <text:p>0,313</text:p>
          </table:table-cell>
          <table:table-cell table:style-name="ce50" office:value-type="float" office:value="0.301" calcext:value-type="float">
            <text:p>0,30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10780.89" calcext:value-type="float">
            <text:p>10780,89</text:p>
          </table:table-cell>
          <table:table-cell table:style-name="ce50" office:value-type="float" office:value="1012.18" calcext:value-type="float">
            <text:p>1012,18</text:p>
          </table:table-cell>
          <table:table-cell table:style-name="ce50" office:value-type="float" office:value="59.93" calcext:value-type="float">
            <text:p>59,93</text:p>
          </table:table-cell>
          <table:table-cell table:style-name="ce50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62:.B271])" office:value-type="float" office:value="0.3603" calcext:value-type="float">
            <text:p>0,3603</text:p>
          </table:table-cell>
          <table:table-cell table:style-name="ce49" table:formula="of:=AVERAGE([.C262:.C271])" office:value-type="float" office:value="0.3801" calcext:value-type="float">
            <text:p>0,3801</text:p>
          </table:table-cell>
          <table:table-cell table:style-name="ce49" table:formula="of:=AVERAGE([.D262:.D271])" office:value-type="float" office:value="0.3477" calcext:value-type="float">
            <text:p>0,3477</text:p>
          </table:table-cell>
          <table:table-cell table:style-name="ce49" table:formula="of:=AVERAGE([.E262:.E271])" office:value-type="float" office:value="0.3559" calcext:value-type="float">
            <text:p>0,3559</text:p>
          </table:table-cell>
          <table:table-cell table:style-name="ce49" table:number-columns-repeated="2"/>
          <table:table-cell table:style-name="ce49" table:formula="of:=AVERAGE([.H262:.H271])" office:value-type="float" office:value="10568.9023333333" calcext:value-type="float">
            <text:p>10568,9023333333</text:p>
          </table:table-cell>
          <table:table-cell table:style-name="ce49" table:formula="of:=AVERAGE([.I262:.I271])" office:value-type="float" office:value="875.773" calcext:value-type="float">
            <text:p>875,773</text:p>
          </table:table-cell>
          <table:table-cell table:style-name="ce49" table:formula="of:=AVERAGE([.J262:.J271])" office:value-type="float" office:value="56.244" calcext:value-type="float">
            <text:p>56,244</text:p>
          </table:table-cell>
          <table:table-cell table:style-name="ce49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STDEV([.B262:.B271])" office:value-type="float" office:value="0.164677496270067" calcext:value-type="float">
            <text:p>0,164677496270067</text:p>
          </table:table-cell>
          <table:table-cell table:style-name="ce49" table:formula="of:=STDEV([.C262:.C271])" office:value-type="float" office:value="0.157051619256572" calcext:value-type="float">
            <text:p>0,157051619256572</text:p>
          </table:table-cell>
          <table:table-cell table:style-name="ce49" table:formula="of:=STDEV([.D262:.D271])" office:value-type="float" office:value="0.159902088096991" calcext:value-type="float">
            <text:p>0,159902088096991</text:p>
          </table:table-cell>
          <table:table-cell table:style-name="ce49" table:formula="of:=STDEV([.E262:.E271])" office:value-type="float" office:value="0.165671998572816" calcext:value-type="float">
            <text:p>0,165671998572816</text:p>
          </table:table-cell>
          <table:table-cell table:style-name="ce49" table:number-columns-repeated="2"/>
          <table:table-cell table:style-name="ce49" table:formula="of:=STDEV([.H262:.H271])" office:value-type="float" office:value="694.97536024404" calcext:value-type="float">
            <text:p>694,97536024404</text:p>
          </table:table-cell>
          <table:table-cell table:style-name="ce49" table:formula="of:=STDEV([.I262:.I271])" office:value-type="float" office:value="134.407586926235" calcext:value-type="float">
            <text:p>134,407586926235</text:p>
          </table:table-cell>
          <table:table-cell table:style-name="ce49" table:formula="of:=STDEV([.J262:.J271])" office:value-type="float" office:value="20.3043439249394" calcext:value-type="float">
            <text:p>20,3043439249394</text:p>
          </table:table-cell>
          <table:table-cell table:style-name="ce49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0.722" calcext:value-type="float">
            <text:p>0,722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ce50" office:value-type="float" office:value="33.88" calcext:value-type="float">
            <text:p>33,88</text:p>
          </table:table-cell>
          <table:table-cell table:style-name="ce50" office:value-type="float" office:value="12.159" calcext:value-type="float">
            <text:p>12,159</text:p>
          </table:table-cell>
          <table:table-cell table:style-name="ce50" office:value-type="float" office:value="12.798" calcext:value-type="float">
            <text:p>12,798</text:p>
          </table:table-cell>
          <table:table-cell table:style-name="ce50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538" calcext:value-type="float">
            <text:p>0,0538</text:p>
          </table:table-cell>
          <table:table-cell table:style-name="ce50" office:value-type="float" office:value="6.85" calcext:value-type="float">
            <text:p>6,85</text:p>
          </table:table-cell>
          <table:table-cell table:style-name="ce50" office:value-type="float" office:value="0.0451" calcext:value-type="float">
            <text:p>0,0451</text:p>
          </table:table-cell>
          <table:table-cell table:style-name="ce50" office:value-type="float" office:value="0.047" calcext:value-type="float">
            <text:p>0,047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ce50" office:value-type="float" office:value="9.584" calcext:value-type="float">
            <text:p>9,584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1.684" calcext:value-type="float">
            <text:p>1,684</text:p>
          </table:table-cell>
          <table:table-cell table:style-name="ce50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6.97" calcext:value-type="float">
            <text:p>6,97</text:p>
          </table:table-cell>
          <table:table-cell table:style-name="ce50" office:value-type="float" office:value="0.1097" calcext:value-type="float">
            <text:p>0,1097</text:p>
          </table:table-cell>
          <table:table-cell table:style-name="ce50" office:value-type="float" office:value="0.112" calcext:value-type="float">
            <text:p>0,112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ce50" office:value-type="float" office:value="14.362" calcext:value-type="float">
            <text:p>14,362</text:p>
          </table:table-cell>
          <table:table-cell table:style-name="ce50" office:value-type="float" office:value="3.35" calcext:value-type="float">
            <text:p>3,35</text:p>
          </table:table-cell>
          <table:table-cell table:style-name="ce50" office:value-type="float" office:value="5.83" calcext:value-type="float">
            <text:p>5,83</text:p>
          </table:table-cell>
          <table:table-cell table:style-name="ce50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68" calcext:value-type="float">
            <text:p>0,0868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0" office:value-type="float" office:value="0.0877" calcext:value-type="float">
            <text:p>0,0877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ce50" office:value-type="float" office:value="6.686" calcext:value-type="float">
            <text:p>6,686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1.13" calcext:value-type="float">
            <text:p>1,13</text:p>
          </table:table-cell>
          <table:table-cell table:style-name="ce50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0" office:value-type="float" office:value="0.124" calcext:value-type="float">
            <text:p>0,124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ce50" office:value-type="float" office:value="4.166" calcext:value-type="float">
            <text:p>4,166</text:p>
          </table:table-cell>
          <table:table-cell table:style-name="ce50" office:value-type="float" office:value="0.068" calcext:value-type="float">
            <text:p>0,068</text:p>
          </table:table-cell>
          <table:table-cell table:style-name="ce50" office:value-type="float" office:value="0.717" calcext:value-type="float">
            <text:p>0,717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0631" calcext:value-type="float">
            <text:p>0,0631</text:p>
          </table:table-cell>
          <table:table-cell table:style-name="ce50" office:value-type="float" office:value="0.0635" calcext:value-type="float">
            <text:p>0,0635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ce50" office:value-type="float" office:value="19.687" calcext:value-type="float">
            <text:p>19,687</text:p>
          </table:table-cell>
          <table:table-cell table:style-name="ce50" office:value-type="float" office:value="3.63" calcext:value-type="float">
            <text:p>3,63</text:p>
          </table:table-cell>
          <table:table-cell table:style-name="ce50" office:value-type="float" office:value="0.876" calcext:value-type="float">
            <text:p>0,876</text:p>
          </table:table-cell>
          <table:table-cell table:style-name="ce50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.78" calcext:value-type="float">
            <text:p>6,78</text:p>
          </table:table-cell>
          <table:table-cell table:style-name="ce50" office:value-type="float" office:value="0.0397" calcext:value-type="float">
            <text:p>0,0397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ce50" office:value-type="float" office:value="13.426" calcext:value-type="float">
            <text:p>13,426</text:p>
          </table:table-cell>
          <table:table-cell table:style-name="ce50" office:value-type="float" office:value="2.196" calcext:value-type="float">
            <text:p>2,196</text:p>
          </table:table-cell>
          <table:table-cell table:style-name="ce50" office:value-type="float" office:value="2.164" calcext:value-type="float">
            <text:p>2,164</text:p>
          </table:table-cell>
          <table:table-cell table:style-name="ce50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98" calcext:value-type="float">
            <text:p>0,0898</text:p>
          </table:table-cell>
          <table:table-cell table:style-name="ce50" office:value-type="float" office:value="0.729" calcext:value-type="float">
            <text:p>0,729</text:p>
          </table:table-cell>
          <table:table-cell table:style-name="ce50" office:value-type="float" office:value="0.0852" calcext:value-type="float">
            <text:p>0,0852</text:p>
          </table:table-cell>
          <table:table-cell table:style-name="ce50" office:value-type="float" office:value="0.083" calcext:value-type="float">
            <text:p>0,083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ce50" office:value-type="float" office:value="13.793" calcext:value-type="float">
            <text:p>13,793</text:p>
          </table:table-cell>
          <table:table-cell table:style-name="ce50" office:value-type="float" office:value="2.88" calcext:value-type="float">
            <text:p>2,88</text:p>
          </table:table-cell>
          <table:table-cell table:style-name="ce50" office:value-type="float" office:value="7.579" calcext:value-type="float">
            <text:p>7,579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58" calcext:value-type="float">
            <text:p>0,0958</text:p>
          </table:table-cell>
          <table:table-cell table:style-name="ce50" office:value-type="float" office:value="0.687" calcext:value-type="float">
            <text:p>0,687</text:p>
          </table:table-cell>
          <table:table-cell table:style-name="ce50" office:value-type="float" office:value="0.0986" calcext:value-type="float">
            <text:p>0,0986</text:p>
          </table:table-cell>
          <table:table-cell table:style-name="ce50" office:value-type="float" office:value="0.0981" calcext:value-type="float">
            <text:p>0,098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ce50" office:value-type="float" office:value="10.663" calcext:value-type="float">
            <text:p>10,663</text:p>
          </table:table-cell>
          <table:table-cell table:style-name="ce50" office:value-type="float" office:value="1.353" calcext:value-type="float">
            <text:p>1,353</text:p>
          </table:table-cell>
          <table:table-cell table:style-name="ce50" office:value-type="float" office:value="1.782" calcext:value-type="float">
            <text:p>1,782</text:p>
          </table:table-cell>
          <table:table-cell table:style-name="ce50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0455" calcext:value-type="float">
            <text:p>0,0455</text:p>
          </table:table-cell>
          <table:table-cell table:style-name="ce50" office:value-type="float" office:value="0.673" calcext:value-type="float">
            <text:p>0,673</text:p>
          </table:table-cell>
          <table:table-cell table:style-name="ce50" office:value-type="float" office:value="0.0548" calcext:value-type="float">
            <text:p>0,0548</text:p>
          </table:table-cell>
          <table:table-cell table:style-name="ce50" office:value-type="float" office:value="0.0575" calcext:value-type="float">
            <text:p>0,0575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ce50" office:value-type="float" office:value="9.206" calcext:value-type="float">
            <text:p>9,206</text:p>
          </table:table-cell>
          <table:table-cell table:style-name="ce50" office:value-type="float" office:value="1.055" calcext:value-type="float">
            <text:p>1,055</text:p>
          </table:table-cell>
          <table:table-cell table:style-name="ce50" office:value-type="float" office:value="0.387" calcext:value-type="float">
            <text:p>0,387</text:p>
          </table:table-cell>
          <table:table-cell table:style-name="ce50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75:.B284])" office:value-type="float" office:value="0.08179" calcext:value-type="float">
            <text:p>0,08179</text:p>
          </table:table-cell>
          <table:table-cell table:style-name="ce49" table:formula="of:=AVERAGE([.C275:.C284])" office:value-type="float" office:value="2.4932" calcext:value-type="float">
            <text:p>2,4932</text:p>
          </table:table-cell>
          <table:table-cell table:style-name="ce49" table:formula="of:=AVERAGE([.D275:.D284])" office:value-type="float" office:value="0.08159" calcext:value-type="float">
            <text:p>0,08159</text:p>
          </table:table-cell>
          <table:table-cell table:style-name="ce49" table:formula="of:=AVERAGE([.E275:.E284])" office:value-type="float" office:value="0.08164" calcext:value-type="float">
            <text:p>0,08164</text:p>
          </table:table-cell>
          <table:table-cell table:style-name="ce49" table:number-columns-repeated="2"/>
          <table:table-cell table:style-name="ce49" table:formula="of:=AVERAGE([.H275:.H284])" office:value-type="float" office:value="13.5453" calcext:value-type="float">
            <text:p>13,5453</text:p>
          </table:table-cell>
          <table:table-cell table:style-name="ce49" table:formula="of:=AVERAGE([.I275:.I284])" office:value-type="float" office:value="2.8531" calcext:value-type="float">
            <text:p>2,8531</text:p>
          </table:table-cell>
          <table:table-cell table:style-name="ce49" table:formula="of:=AVERAGE([.J275:.J284])" office:value-type="float" office:value="3.4947" calcext:value-type="float">
            <text:p>3,4947</text:p>
          </table:table-cell>
          <table:table-cell table:style-name="ce49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75:.B284])" office:value-type="float" office:value="0.0296194549428431" calcext:value-type="float">
            <text:p>0,0296194549428431</text:p>
          </table:table-cell>
          <table:table-cell table:style-name="ce50" table:formula="of:=STDEV([.C275:.C284])" office:value-type="float" office:value="3.02331461956722" calcext:value-type="float">
            <text:p>3,02331461956722</text:p>
          </table:table-cell>
          <table:table-cell table:style-name="ce50" table:formula="of:=STDEV([.D275:.D284])" office:value-type="float" office:value="0.0294502386332531" calcext:value-type="float">
            <text:p>0,0294502386332531</text:p>
          </table:table-cell>
          <table:table-cell table:style-name="ce50" table:formula="of:=STDEV([.E275:.E284])" office:value-type="float" office:value="0.0286245892741033" calcext:value-type="float">
            <text:p>0,0286245892741033</text:p>
          </table:table-cell>
          <table:table-cell table:style-name="ce50" table:number-columns-repeated="2"/>
          <table:table-cell table:style-name="ce50" table:formula="of:=STDEV([.H275:.H284])" office:value-type="float" office:value="8.36536131981824" calcext:value-type="float">
            <text:p>8,36536131981824</text:p>
          </table:table-cell>
          <table:table-cell table:style-name="ce50" table:formula="of:=STDEV([.I275:.I284])" office:value-type="float" office:value="3.48133050714809" calcext:value-type="float">
            <text:p>3,48133050714809</text:p>
          </table:table-cell>
          <table:table-cell table:style-name="ce50" table:formula="of:=STDEV([.J275:.J284])" office:value-type="float" office:value="4.03446367219017" calcext:value-type="float">
            <text:p>4,03446367219017</text:p>
          </table:table-cell>
          <table:table-cell table:style-name="ce50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18498.97" calcext:value-type="float">
            <text:p>18498,97</text:p>
          </table:table-cell>
          <table:table-cell table:style-name="ce50" office:value-type="float" office:value="18.83" calcext:value-type="float">
            <text:p>18,83</text:p>
          </table:table-cell>
          <table:table-cell table:style-name="ce50" office:value-type="float" office:value="9.98" calcext:value-type="float">
            <text:p>9,98</text:p>
          </table:table-cell>
          <table:table-cell table:style-name="ce50" office:value-type="float" office:value="16.45" calcext:value-type="float">
            <text:p>16,45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10558.16" calcext:value-type="float">
            <text:p>10558,16</text:p>
          </table:table-cell>
          <table:table-cell table:style-name="ce50" office:value-type="float" office:value="975.898" calcext:value-type="float">
            <text:p>975,898</text:p>
          </table:table-cell>
          <table:table-cell table:style-name="ce50" office:value-type="float" office:value="67.12" calcext:value-type="float">
            <text:p>67,12</text:p>
          </table:table-cell>
          <table:table-cell table:style-name="ce50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/>
          <table:table-cell table:style-name="ce50" office:value-type="float" office:value="20.889" calcext:value-type="float">
            <text:p>20,889</text:p>
          </table:table-cell>
          <table:table-cell table:style-name="ce50" office:value-type="float" office:value="19.49" calcext:value-type="float">
            <text:p>19,49</text:p>
          </table:table-cell>
          <table:table-cell table:style-name="ce50" office:value-type="float" office:value="17.69" calcext:value-type="float">
            <text:p>17,69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/>
          <table:table-cell table:style-name="ce50" office:value-type="float" office:value="1038.72" calcext:value-type="float">
            <text:p>1038,72</text:p>
          </table:table-cell>
          <table:table-cell table:style-name="ce50" office:value-type="float" office:value="82.69" calcext:value-type="float">
            <text:p>82,69</text:p>
          </table:table-cell>
          <table:table-cell table:style-name="ce50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/>
          <table:table-cell table:style-name="ce50" office:value-type="float" office:value="34.53" calcext:value-type="float">
            <text:p>34,53</text:p>
          </table:table-cell>
          <table:table-cell table:style-name="ce50" office:value-type="float" office:value="14.15" calcext:value-type="float">
            <text:p>14,15</text:p>
          </table:table-cell>
          <table:table-cell table:style-name="ce50" office:value-type="float" office:value="10.96" calcext:value-type="float">
            <text:p>10,96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/>
          <table:table-cell table:style-name="ce50" office:value-type="float" office:value="916.42" calcext:value-type="float">
            <text:p>916,42</text:p>
          </table:table-cell>
          <table:table-cell table:style-name="ce50" office:value-type="float" office:value="76.93" calcext:value-type="float">
            <text:p>76,93</text:p>
          </table:table-cell>
          <table:table-cell table:style-name="ce50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/>
          <table:table-cell table:style-name="ce50" office:value-type="float" office:value="24.25" calcext:value-type="float">
            <text:p>24,25</text:p>
          </table:table-cell>
          <table:table-cell table:style-name="ce50" office:value-type="float" office:value="12.98" calcext:value-type="float">
            <text:p>12,98</text:p>
          </table:table-cell>
          <table:table-cell table:style-name="ce50" office:value-type="float" office:value="14.53" calcext:value-type="float">
            <text:p>14,53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/>
          <table:table-cell table:style-name="ce50" office:value-type="float" office:value="943.581" calcext:value-type="float">
            <text:p>943,581</text:p>
          </table:table-cell>
          <table:table-cell table:style-name="ce50" office:value-type="float" office:value="42.22" calcext:value-type="float">
            <text:p>42,22</text:p>
          </table:table-cell>
          <table:table-cell table:style-name="ce50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/>
          <table:table-cell table:style-name="ce50" office:value-type="float" office:value="10.99" calcext:value-type="float">
            <text:p>10,99</text:p>
          </table:table-cell>
          <table:table-cell table:style-name="ce50" office:value-type="float" office:value="7.76" calcext:value-type="float">
            <text:p>7,76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/>
          <table:table-cell table:style-name="ce50" office:value-type="float" office:value="1164.18" calcext:value-type="float">
            <text:p>1164,18</text:p>
          </table:table-cell>
          <table:table-cell table:style-name="ce50" office:value-type="float" office:value="68.14" calcext:value-type="float">
            <text:p>68,14</text:p>
          </table:table-cell>
          <table:table-cell table:style-name="ce50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/>
          <table:table-cell table:style-name="ce50" office:value-type="float" office:value="15.02" calcext:value-type="float">
            <text:p>15,02</text:p>
          </table:table-cell>
          <table:table-cell table:style-name="ce50" office:value-type="float" office:value="21.12" calcext:value-type="float">
            <text:p>21,12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/>
          <table:table-cell table:style-name="ce50" office:value-type="float" office:value="1358.44" calcext:value-type="float">
            <text:p>1358,44</text:p>
          </table:table-cell>
          <table:table-cell table:style-name="ce50" office:value-type="float" office:value="53.08" calcext:value-type="float">
            <text:p>53,08</text:p>
          </table:table-cell>
          <table:table-cell table:style-name="ce50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/>
          <table:table-cell table:style-name="ce50" office:value-type="float" office:value="22.32" calcext:value-type="float">
            <text:p>22,32</text:p>
          </table:table-cell>
          <table:table-cell table:style-name="ce50" office:value-type="float" office:value="23.35" calcext:value-type="float">
            <text:p>23,35</text:p>
          </table:table-cell>
          <table:table-cell table:style-name="ce50" office:value-type="float" office:value="20.9" calcext:value-type="float">
            <text:p>20,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/>
          <table:table-cell table:style-name="ce50" office:value-type="float" office:value="966.63" calcext:value-type="float">
            <text:p>966,63</text:p>
          </table:table-cell>
          <table:table-cell table:style-name="ce50" office:value-type="float" office:value="83.51" calcext:value-type="float">
            <text:p>83,51</text:p>
          </table:table-cell>
          <table:table-cell table:style-name="ce50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/>
          <table:table-cell table:style-name="ce50" office:value-type="float" office:value="28.23" calcext:value-type="float">
            <text:p>28,23</text:p>
          </table:table-cell>
          <table:table-cell table:style-name="ce50" office:value-type="float" office:value="10.38" calcext:value-type="float">
            <text:p>10,38</text:p>
          </table:table-cell>
          <table:table-cell table:style-name="ce50" office:value-type="float" office:value="19.16" calcext:value-type="float">
            <text:p>19,16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/>
          <table:table-cell table:style-name="ce50" office:value-type="float" office:value="848.31" calcext:value-type="float">
            <text:p>848,31</text:p>
          </table:table-cell>
          <table:table-cell table:style-name="ce50" office:value-type="float" office:value="64.83" calcext:value-type="float">
            <text:p>64,83</text:p>
          </table:table-cell>
          <table:table-cell table:style-name="ce50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/>
          <table:table-cell table:style-name="ce50" office:value-type="float" office:value="21.19" calcext:value-type="float">
            <text:p>21,19</text:p>
          </table:table-cell>
          <table:table-cell table:style-name="ce50" office:value-type="float" office:value="9.32" calcext:value-type="float">
            <text:p>9,32</text:p>
          </table:table-cell>
          <table:table-cell table:style-name="ce50" office:value-type="float" office:value="8.53" calcext:value-type="float">
            <text:p>8,53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/>
          <table:table-cell table:style-name="ce50" office:value-type="float" office:value="1000.26" calcext:value-type="float">
            <text:p>1000,26</text:p>
          </table:table-cell>
          <table:table-cell table:style-name="ce50" office:value-type="float" office:value="46.03" calcext:value-type="float">
            <text:p>46,03</text:p>
          </table:table-cell>
          <table:table-cell table:style-name="ce50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/>
          <table:table-cell table:style-name="ce50" office:value-type="float" office:value="16.64" calcext:value-type="float">
            <text:p>16,64</text:p>
          </table:table-cell>
          <table:table-cell table:style-name="ce50" office:value-type="float" office:value="25.93" calcext:value-type="float">
            <text:p>25,93</text:p>
          </table:table-cell>
          <table:table-cell table:style-name="ce50" office:value-type="float" office:value="11.1" calcext:value-type="float">
            <text:p>11,1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10884.19" calcext:value-type="float">
            <text:p>10884,19</text:p>
          </table:table-cell>
          <table:table-cell table:style-name="ce50" office:value-type="float" office:value="1092.91" calcext:value-type="float">
            <text:p>1092,91</text:p>
          </table:table-cell>
          <table:table-cell table:style-name="ce50" office:value-type="float" office:value="115.006" calcext:value-type="float">
            <text:p>115,006</text:p>
          </table:table-cell>
          <table:table-cell table:style-name="ce50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88:.B297])" office:value-type="float" office:value="18498.97" calcext:value-type="float">
            <text:p>18498,97</text:p>
          </table:table-cell>
          <table:table-cell table:style-name="ce49" table:formula="of:=AVERAGE([.C288:.C297])" office:value-type="float" office:value="21.2889" calcext:value-type="float">
            <text:p>21,2889</text:p>
          </table:table-cell>
          <table:table-cell table:style-name="ce49" table:formula="of:=AVERAGE([.D288:.D297])" office:value-type="float" office:value="15.446" calcext:value-type="float">
            <text:p>15,446</text:p>
          </table:table-cell>
          <table:table-cell table:style-name="ce49" table:formula="of:=AVERAGE([.E288:.E297])" office:value-type="float" office:value="14.09" calcext:value-type="float">
            <text:p>14,09</text:p>
          </table:table-cell>
          <table:table-cell table:style-name="ce49" table:number-columns-repeated="2"/>
          <table:table-cell table:style-name="ce49" table:formula="of:=AVERAGE([.H288:.H297])" office:value-type="float" office:value="10721.175" calcext:value-type="float">
            <text:p>10721,175</text:p>
          </table:table-cell>
          <table:table-cell table:style-name="ce49" table:formula="of:=AVERAGE([.I288:.I297])" office:value-type="float" office:value="1030.5349" calcext:value-type="float">
            <text:p>1030,5349</text:p>
          </table:table-cell>
          <table:table-cell table:style-name="ce49" table:formula="of:=AVERAGE([.J288:.J297])" office:value-type="float" office:value="69.9556" calcext:value-type="float">
            <text:p>69,9556</text:p>
          </table:table-cell>
          <table:table-cell table:style-name="ce49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51" table:formula="of:=STDEV([.B288:.B297])" office:value-type="string" office:string-value="" calcext:value-type="error">
            <text:p>#DIV/0!</text:p>
          </table:table-cell>
          <table:table-cell table:style-name="ce51" table:formula="of:=STDEV([.C288:.C297])" office:value-type="float" office:value="6.7208753472545" calcext:value-type="float">
            <text:p>6,7208753472545</text:p>
          </table:table-cell>
          <table:table-cell table:style-name="ce51" table:formula="of:=STDEV([.D288:.D297])" office:value-type="float" office:value="6.5050445382368" calcext:value-type="float">
            <text:p>6,5050445382368</text:p>
          </table:table-cell>
          <table:table-cell table:style-name="ce51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5747.185" calcext:value-type="float">
            <text:p>5747,185</text:p>
          </table:table-cell>
          <table:table-cell table:style-name="ce50" office:value-type="float" office:value="0.029" calcext:value-type="float">
            <text:p>0,029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50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/>
          <table:table-cell table:style-name="ce50" office:value-type="float" office:value="0.025" calcext:value-type="float">
            <text:p>0,025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ce50"/>
          <table:table-cell table:style-name="ce50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/>
          <table:table-cell table:style-name="ce50" office:value-type="float" office:value="0.0258" calcext:value-type="float">
            <text:p>0,0258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/>
          <table:table-cell table:style-name="ce50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/>
          <table:table-cell table:style-name="ce50" office:value-type="float" office:value="0.023" calcext:value-type="float">
            <text:p>0,023</text:p>
          </table:table-cell>
          <table:table-cell table:style-name="ce50"/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/>
          <table:table-cell table:style-name="ce50" office:value-type="float" office:value="0.0244" calcext:value-type="float">
            <text:p>0,0244</text:p>
          </table:table-cell>
          <table:table-cell table:style-name="ce50"/>
          <table:table-cell table:style-name="ce50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301:.B310])" office:value-type="float" office:value="5747.185" calcext:value-type="float">
            <text:p>5747,185</text:p>
          </table:table-cell>
          <table:table-cell table:style-name="ce49" table:formula="of:=AVERAGE([.C301:.C310])" office:value-type="float" office:value="0.02612" calcext:value-type="float">
            <text:p>0,02612</text:p>
          </table:table-cell>
          <table:table-cell table:style-name="ce49" table:formula="of:=AVERAGE([.D301:.D310])" office:value-type="float" office:value="0.0262666666666667" calcext:value-type="float">
            <text:p>0,0262666666666667</text:p>
          </table:table-cell>
          <table:table-cell table:style-name="ce49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51" table:formula="of:=STDEV([.B301:.B310])" office:value-type="string" office:string-value="" calcext:value-type="error">
            <text:p>#DIV/0!</text:p>
          </table:table-cell>
          <table:table-cell table:style-name="ce51" table:formula="of:=STDEV([.C301:.C310])" office:value-type="float" office:value="0.00415606651641776" calcext:value-type="float">
            <text:p>0,00415606651641776</text:p>
          </table:table-cell>
          <table:table-cell table:style-name="ce51" table:formula="of:=STDEV([.D301:.D310])" office:value-type="float" office:value="0.0075632885263841" calcext:value-type="float">
            <text:p>0,0075632885263841</text:p>
          </table:table-cell>
          <table:table-cell table:style-name="ce51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46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51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61"/>
        <table:table-column table:style-name="co2" table:default-cell-style-name="ce61"/>
        <table:table-column table:style-name="co7" table:default-cell-style-name="ce61"/>
        <table:table-column table:style-name="co3" table:number-columns-repeated="16381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3"/>
          <table:table-cell table:number-columns-repeated="16379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ADAM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GENETIC</text:p>
          </table:table-cell>
          <table:table-cell table:style-name="ce5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style-name="ce63" office:value-type="percentage" office:value="0.152" calcext:value-type="percentage">
            <text:p>15,20%</text:p>
          </table:table-cell>
          <table:table-cell table:style-name="ce63" office:value-type="percentage" office:value="0.1777" calcext:value-type="percentage">
            <text:p>17,77%</text:p>
          </table:table-cell>
          <table:table-cell table:style-name="ce63" office:value-type="percentage" office:value="0.233" calcext:value-type="percentage">
            <text:p>23,30%</text:p>
          </table:table-cell>
          <table:table-cell table:style-name="ce63" office:value-type="percentage" office:value="0.2357" calcext:value-type="percentage">
            <text:p>23,57%</text:p>
          </table:table-cell>
          <table:table-cell table:style-name="ce66" table:number-columns-repeated="16376"/>
          <table:table-cell table:number-columns-repeated="3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4343" calcext:value-type="percentage">
            <text:p>43,43%</text:p>
          </table:table-cell>
          <table:table-cell table:style-name="ce63" office:value-type="percentage" office:value="0.3743" calcext:value-type="percentage">
            <text:p>37,43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929" calcext:value-type="percentage">
            <text:p>29,29%</text:p>
          </table:table-cell>
          <table:table-cell table:style-name="ce63" office:value-type="percentage" office:value="0.0854" calcext:value-type="percentage">
            <text:p>8,54%</text:p>
          </table:table-cell>
          <table:table-cell table:style-name="ce63" office:value-type="percentage" office:value="0.0774" calcext:value-type="percentage">
            <text:p>7,74%</text:p>
          </table:table-cell>
          <table:table-cell table:style-name="ce63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4325" calcext:value-type="percentage">
            <text:p>43,25%</text:p>
          </table:table-cell>
          <table:table-cell table:style-name="ce63" office:value-type="percentage" office:value="0.3715" calcext:value-type="percentage">
            <text:p>37,15%</text:p>
          </table:table-cell>
          <table:table-cell table:style-name="ce63" office:value-type="percentage" office:value="0.3545" calcext:value-type="percentage">
            <text:p>35,45%</text:p>
          </table:table-cell>
          <table:table-cell table:style-name="ce63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7871" calcext:value-type="percentage">
            <text:p>78,71%</text:p>
          </table:table-cell>
          <table:table-cell table:style-name="ce63" office:value-type="percentage" office:value="0.7522" calcext:value-type="percentage">
            <text:p>75,22%</text:p>
          </table:table-cell>
          <table:table-cell table:style-name="ce63" office:value-type="percentage" office:value="0.4657" calcext:value-type="percentage">
            <text:p>46,57%</text:p>
          </table:table-cell>
          <table:table-cell table:style-name="ce63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6312" calcext:value-type="percentage">
            <text:p>63,12%</text:p>
          </table:table-cell>
          <table:table-cell table:style-name="ce63" office:value-type="percentage" office:value="0.4564" calcext:value-type="percentage">
            <text:p>45,64%</text:p>
          </table:table-cell>
          <table:table-cell table:style-name="ce63" office:value-type="percentage" office:value="0.0859" calcext:value-type="percentage">
            <text:p>8,59%</text:p>
          </table:table-cell>
          <table:table-cell table:style-name="ce63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8278" calcext:value-type="percentage">
            <text:p>82,78%</text:p>
          </table:table-cell>
          <table:table-cell table:style-name="ce63" office:value-type="percentage" office:value="0.8206" calcext:value-type="percentage">
            <text:p>82,06%</text:p>
          </table:table-cell>
          <table:table-cell table:style-name="ce63" office:value-type="percentage" office:value="0.6195" calcext:value-type="percentage">
            <text:p>61,95%</text:p>
          </table:table-cell>
          <table:table-cell table:style-name="ce63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6095" calcext:value-type="percentage">
            <text:p>60,95%</text:p>
          </table:table-cell>
          <table:table-cell table:style-name="ce63" office:value-type="percentage" office:value="0.5395" calcext:value-type="percentage">
            <text:p>53,95%</text:p>
          </table:table-cell>
          <table:table-cell table:style-name="ce63" office:value-type="percentage" office:value="0.3172" calcext:value-type="percentage">
            <text:p>31,72%</text:p>
          </table:table-cell>
          <table:table-cell table:style-name="ce63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4308" calcext:value-type="percentage">
            <text:p>43,08%</text:p>
          </table:table-cell>
          <table:table-cell table:style-name="ce63" office:value-type="percentage" office:value="0.3921" calcext:value-type="percentage">
            <text:p>39,21%</text:p>
          </table:table-cell>
          <table:table-cell table:style-name="ce63" office:value-type="percentage" office:value="0.1932" calcext:value-type="percentage">
            <text:p>19,32%</text:p>
          </table:table-cell>
          <table:table-cell table:style-name="ce63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1462" calcext:value-type="percentage">
            <text:p>14,62%</text:p>
          </table:table-cell>
          <table:table-cell table:style-name="ce63" office:value-type="percentage" office:value="0.077" calcext:value-type="percentage">
            <text:p>7,70%</text:p>
          </table:table-cell>
          <table:table-cell table:style-name="ce63" office:value-type="percentage" office:value="0.0754" calcext:value-type="percentage">
            <text:p>7,54%</text:p>
          </table:table-cell>
          <table:table-cell table:style-name="ce63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965" calcext:value-type="percentage">
            <text:p>19,65%</text:p>
          </table:table-cell>
          <table:table-cell table:style-name="ce63" office:value-type="percentage" office:value="0.125" calcext:value-type="percentage">
            <text:p>12,50%</text:p>
          </table:table-cell>
          <table:table-cell table:style-name="ce63" office:value-type="percentage" office:value="0.1608" calcext:value-type="percentage">
            <text:p>16,08%</text:p>
          </table:table-cell>
          <table:table-cell table:style-name="ce63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4279" calcext:value-type="percentage">
            <text:p>42,79%</text:p>
          </table:table-cell>
          <table:table-cell table:style-name="ce63" office:value-type="percentage" office:value="0.4149" calcext:value-type="percentage">
            <text:p>41,49%</text:p>
          </table:table-cell>
          <table:table-cell table:style-name="ce63" office:value-type="percentage" office:value="0.3482" calcext:value-type="percentage">
            <text:p>34,82%</text:p>
          </table:table-cell>
          <table:table-cell table:style-name="ce63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3279" calcext:value-type="percentage">
            <text:p>32,79%</text:p>
          </table:table-cell>
          <table:table-cell table:style-name="ce63" office:value-type="percentage" office:value="0.2452" calcext:value-type="percentage">
            <text:p>24,52%</text:p>
          </table:table-cell>
          <table:table-cell table:style-name="ce63" office:value-type="percentage" office:value="0.2778" calcext:value-type="percentage">
            <text:p>27,78%</text:p>
          </table:table-cell>
          <table:table-cell table:style-name="ce63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4796" calcext:value-type="percentage">
            <text:p>47,96%</text:p>
          </table:table-cell>
          <table:table-cell table:style-name="ce63" office:value-type="percentage" office:value="0.3348" calcext:value-type="percentage">
            <text:p>33,48%</text:p>
          </table:table-cell>
          <table:table-cell table:style-name="ce63" office:value-type="percentage" office:value="0.1678" calcext:value-type="percentage">
            <text:p>16,78%</text:p>
          </table:table-cell>
          <table:table-cell table:style-name="ce63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264" calcext:value-type="percentage">
            <text:p>26,40%</text:p>
          </table:table-cell>
          <table:table-cell table:style-name="ce63" office:value-type="percentage" office:value="0.277" calcext:value-type="percentage">
            <text:p>27,70%</text:p>
          </table:table-cell>
          <table:table-cell table:style-name="ce63" office:value-type="percentage" office:value="0.1554" calcext:value-type="percentage">
            <text:p>15,54%</text:p>
          </table:table-cell>
          <table:table-cell table:style-name="ce63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4411" calcext:value-type="percentage">
            <text:p>44,11%</text:p>
          </table:table-cell>
          <table:table-cell table:style-name="ce63" office:value-type="percentage" office:value="0.3609" calcext:value-type="percentage">
            <text:p>36,09%</text:p>
          </table:table-cell>
          <table:table-cell table:style-name="ce63" office:value-type="percentage" office:value="0.2597" calcext:value-type="percentage">
            <text:p>25,97%</text:p>
          </table:table-cell>
          <table:table-cell table:style-name="ce63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731" calcext:value-type="percentage">
            <text:p>7,31%</text:p>
          </table:table-cell>
          <table:table-cell table:style-name="ce63" office:value-type="percentage" office:value="0.0535" calcext:value-type="percentage">
            <text:p>5,35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5634" calcext:value-type="percentage">
            <text:p>56,34%</text:p>
          </table:table-cell>
          <table:table-cell table:style-name="ce63" office:value-type="percentage" office:value="0.3421" calcext:value-type="percentage">
            <text:p>34,21%</text:p>
          </table:table-cell>
          <table:table-cell table:style-name="ce63" office:value-type="percentage" office:value="0.2939" calcext:value-type="percentage">
            <text:p>29,39%</text:p>
          </table:table-cell>
          <table:table-cell table:style-name="ce63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681" calcext:value-type="percentage">
            <text:p>36,81%</text:p>
          </table:table-cell>
          <table:table-cell table:style-name="ce63" office:value-type="percentage" office:value="0.3774" calcext:value-type="percentage">
            <text:p>37,74%</text:p>
          </table:table-cell>
          <table:table-cell table:style-name="ce63" office:value-type="percentage" office:value="0.3163" calcext:value-type="percentage">
            <text:p>31,63%</text:p>
          </table:table-cell>
          <table:table-cell table:style-name="ce63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8359" calcext:value-type="percentage">
            <text:p>83,59%</text:p>
          </table:table-cell>
          <table:table-cell table:style-name="ce63" office:value-type="percentage" office:value="0.6844" calcext:value-type="percentage">
            <text:p>68,44%</text:p>
          </table:table-cell>
          <table:table-cell table:style-name="ce63" office:value-type="percentage" office:value="0.2066" calcext:value-type="percentage">
            <text:p>20,66%</text:p>
          </table:table-cell>
          <table:table-cell table:style-name="ce63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89" calcext:value-type="percentage">
            <text:p>28,90%</text:p>
          </table:table-cell>
          <table:table-cell table:style-name="ce63" office:value-type="percentage" office:value="0.2125" calcext:value-type="percentage">
            <text:p>21,25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5004" calcext:value-type="percentage">
            <text:p>50,04%</text:p>
          </table:table-cell>
          <table:table-cell table:style-name="ce63" office:value-type="percentage" office:value="0.4769" calcext:value-type="percentage">
            <text:p>47,69%</text:p>
          </table:table-cell>
          <table:table-cell table:style-name="ce63" office:value-type="percentage" office:value="0.4264" calcext:value-type="percentage">
            <text:p>42,64%</text:p>
          </table:table-cell>
          <table:table-cell table:style-name="ce63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Tae</text:p>
          </table:table-cell>
          <table:table-cell table:style-name="ce64" office:value-type="percentage" office:value="0.5813" calcext:value-type="percentage">
            <text:p>58,13%</text:p>
          </table:table-cell>
          <table:table-cell table:style-name="ce63" office:value-type="percentage" office:value="0.5713" calcext:value-type="percentage">
            <text:p>57,13%</text:p>
          </table:table-cell>
          <table:table-cell table:style-name="ce63" office:value-type="percentage" office:value="0.4707" calcext:value-type="percentage">
            <text:p>47,07%</text:p>
          </table:table-cell>
          <table:table-cell table:style-name="ce63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3647" calcext:value-type="percentage">
            <text:p>36,47%</text:p>
          </table:table-cell>
          <table:table-cell table:style-name="ce63" office:value-type="percentage" office:value="0.3309" calcext:value-type="percentage">
            <text:p>33,09%</text:p>
          </table:table-cell>
          <table:table-cell table:style-name="ce63" office:value-type="percentage" office:value="0.0604" calcext:value-type="percentage">
            <text:p>6,04%</text:p>
          </table:table-cell>
          <table:table-cell table:style-name="ce63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5821" calcext:value-type="percentage">
            <text:p>58,21%</text:p>
          </table:table-cell>
          <table:table-cell table:style-name="ce63" office:value-type="percentage" office:value="0.5847" calcext:value-type="percentage">
            <text:p>58,47%</text:p>
          </table:table-cell>
          <table:table-cell table:style-name="ce63" office:value-type="percentage" office:value="0.2688" calcext:value-type="percentage">
            <text:p>26,88%</text:p>
          </table:table-cell>
          <table:table-cell table:style-name="ce63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5417" calcext:value-type="percentage">
            <text:p>54,17%</text:p>
          </table:table-cell>
          <table:table-cell table:style-name="ce63" office:value-type="percentage" office:value="0.4153" calcext:value-type="percentage">
            <text:p>41,53%</text:p>
          </table:table-cell>
          <table:table-cell table:style-name="ce63" office:value-type="percentage" office:value="0.0693" calcext:value-type="percentage">
            <text:p>6,93%</text:p>
          </table:table-cell>
          <table:table-cell table:style-name="ce63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595" calcext:value-type="percentage">
            <text:p>59,50%</text:p>
          </table:table-cell>
          <table:table-cell table:style-name="ce63" office:value-type="percentage" office:value="0.4575" calcext:value-type="percentage">
            <text:p>45,75%</text:p>
          </table:table-cell>
          <table:table-cell table:style-name="ce63" office:value-type="percentage" office:value="0.0521" calcext:value-type="percentage">
            <text:p>5,21%</text:p>
          </table:table-cell>
          <table:table-cell table:style-name="ce63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333" calcext:value-type="percentage">
            <text:p>33,30%</text:p>
          </table:table-cell>
          <table:table-cell table:style-name="ce63" office:value-type="percentage" office:value="0.1597" calcext:value-type="percentage">
            <text:p>15,97%</text:p>
          </table:table-cell>
          <table:table-cell table:style-name="ce63" office:value-type="percentage" office:value="0.0343" calcext:value-type="percentage">
            <text:p>3,43%</text:p>
          </table:table-cell>
          <table:table-cell table:style-name="ce63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1827" calcext:value-type="percentage">
            <text:p>18,27%</text:p>
          </table:table-cell>
          <table:table-cell table:style-name="ce63" office:value-type="percentage" office:value="0.1043" calcext:value-type="percentage">
            <text:p>10,43%</text:p>
          </table:table-cell>
          <table:table-cell table:style-name="ce63" office:value-type="percentage" office:value="0.0943" calcext:value-type="percentage">
            <text:p>9,43%</text:p>
          </table:table-cell>
          <table:table-cell table:style-name="ce63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60"/>
          <table:table-cell table:style-name="ce65" table:formula="of:=AVERAGE([.B3:.B31])" office:value-type="percentage" office:value="0.437644827586207" calcext:value-type="percentage">
            <text:p>43,76%</text:p>
          </table:table-cell>
          <table:table-cell table:style-name="ce65" table:formula="of:=AVERAGE([.C3:.C31])" office:value-type="percentage" office:value="0.364655172413793" calcext:value-type="percentage">
            <text:p>36,47%</text:p>
          </table:table-cell>
          <table:table-cell table:style-name="ce65" table:formula="of:=AVERAGE([.D3:.D31])" office:value-type="percentage" office:value="0.230368965517241" calcext:value-type="percentage">
            <text:p>23,04%</text:p>
          </table:table-cell>
          <table:table-cell table:style-name="ce65" table:formula="of:=AVERAGE([.E3:.E31])" office:value-type="percentage" office:value="0.244737931034483" calcext:value-type="percentage">
            <text:p>24,47%</text:p>
          </table:table-cell>
          <table:table-cell table:style-name="ce65" table:formula="of:=AVERAGE([.F3:.F31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3"/>
        </table:table-row>
        <table:table-row table:style-name="ro2">
          <table:table-cell table:style-name="ce60"/>
          <table:table-cell table:style-name="ce65"/>
          <table:table-cell table:style-name="ce65" table:formula="of:=([.B32]-[.C32])/[.B32]" office:value-type="percentage" office:value="0.166778288172585" calcext:value-type="percentage">
            <text:p>16,68%</text:p>
          </table:table-cell>
          <table:table-cell table:style-name="ce65" table:formula="of:=([.B32]-[.D32])/[.B32]" office:value-type="percentage" office:value="0.473616615583413" calcext:value-type="percentage">
            <text:p>47,36%</text:p>
          </table:table-cell>
          <table:table-cell table:style-name="ce65" table:formula="of:=([.B32]-[.E32])/[.B32]" office:value-type="percentage" office:value="0.440784134513107" calcext:value-type="percentage">
            <text:p>44,08%</text:p>
          </table:table-cell>
          <table:table-cell table:style-name="ce60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2" table:number-rows-spanned="1">
            <text:p>REGRESSION DATASETS</text:p>
          </table:table-cell>
          <table:covered-table-cell table:style-name="ce57"/>
          <table:table-cell table:style-name="ce5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66" table:formula="of:=1816.662/417" office:value-type="float" office:value="4.3565035971223" calcext:value-type="float">
            <text:p>4,3565035971223</text:p>
          </table:table-cell>
          <table:table-cell table:style-name="ce66" table:formula="of:=1862.44111111111/417" office:value-type="float" office:value="4.46628563815614" calcext:value-type="float">
            <text:p>4,46628563815614</text:p>
          </table:table-cell>
          <table:table-cell table:style-name="ce66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66" table:formula="of:=0.475222222222222/150" office:value-type="float" office:value="0.00316814814814815" calcext:value-type="float">
            <text:p>0,00316814814814815</text:p>
          </table:table-cell>
          <table:table-cell table:style-name="ce66" table:formula="of:=0.162111111111111/150" office:value-type="float" office:value="0.00108074074074074" calcext:value-type="float">
            <text:p>0,00108074074074074</text:p>
          </table:table-cell>
          <table:table-cell table:style-name="ce66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66" table:formula="of:=3943.862/33" office:value-type="float" office:value="119.51096969697" calcext:value-type="float">
            <text:p>119,51096969697</text:p>
          </table:table-cell>
          <table:table-cell table:style-name="ce66" table:formula="of:=2076.9051/33" office:value-type="float" office:value="62.9365181818182" calcext:value-type="float">
            <text:p>62,9365181818182</text:p>
          </table:table-cell>
          <table:table-cell table:style-name="ce66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66" table:formula="of:=12.9744/9" office:value-type="float" office:value="1.4416" calcext:value-type="float">
            <text:p>1,4416</text:p>
          </table:table-cell>
          <table:table-cell table:style-name="ce66" table:formula="of:=0.77609/9" office:value-type="float" office:value="0.0862322222222222" calcext:value-type="float">
            <text:p>0,0862322222222222</text:p>
          </table:table-cell>
          <table:table-cell table:style-name="ce66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66" table:formula="of:=2.6603/4" office:value-type="float" office:value="0.665075" calcext:value-type="float">
            <text:p>0,665075</text:p>
          </table:table-cell>
          <table:table-cell table:style-name="ce66" table:formula="of:=5.0136/4" office:value-type="float" office:value="1.2534" calcext:value-type="float">
            <text:p>1,2534</text:p>
          </table:table-cell>
          <table:table-cell table:style-name="ce66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66" table:formula="of:=0.9974/103" office:value-type="float" office:value="0.00968349514563107" calcext:value-type="float">
            <text:p>0,00968349514563107</text:p>
          </table:table-cell>
          <table:table-cell table:style-name="ce66" table:formula="of:=0.3411/103" office:value-type="float" office:value="0.00331165048543689" calcext:value-type="float">
            <text:p>0,00331165048543689</text:p>
          </table:table-cell>
          <table:table-cell table:style-name="ce66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66" table:formula="of:=120.742/36" office:value-type="float" office:value="3.35394444444444" calcext:value-type="float">
            <text:p>3,35394444444444</text:p>
          </table:table-cell>
          <table:table-cell table:style-name="ce66" table:formula="of:=11.82/36" office:value-type="float" office:value="0.328333333333333" calcext:value-type="float">
            <text:p>0,328333333333333</text:p>
          </table:table-cell>
          <table:table-cell table:style-name="ce66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66" table:formula="of:=4.0441/4" office:value-type="float" office:value="1.011025" calcext:value-type="float">
            <text:p>1,011025</text:p>
          </table:table-cell>
          <table:table-cell table:style-name="ce66" table:formula="of:=12.2007/4" office:value-type="float" office:value="3.050175" calcext:value-type="float">
            <text:p>3,050175</text:p>
          </table:table-cell>
          <table:table-cell table:style-name="ce66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66" table:formula="of:=4615.0423/50" office:value-type="float" office:value="92.300846" calcext:value-type="float">
            <text:p>92,300846</text:p>
          </table:table-cell>
          <table:table-cell table:style-name="ce66" table:formula="of:=1097.0423/50" office:value-type="float" office:value="21.940846" calcext:value-type="float">
            <text:p>21,940846</text:p>
          </table:table-cell>
          <table:table-cell table:style-name="ce66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66" table:formula="of:=183.91/7" office:value-type="float" office:value="26.2728571428571" calcext:value-type="float">
            <text:p>26,2728571428571</text:p>
          </table:table-cell>
          <table:table-cell table:style-name="ce66" table:formula="of:=9.5395/25" office:value-type="float" office:value="0.38158" calcext:value-type="float">
            <text:p>0,38158</text:p>
          </table:table-cell>
          <table:table-cell table:style-name="ce66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66" table:formula="of:=0.3801/6" office:value-type="float" office:value="0.06335" calcext:value-type="float">
            <text:p>0,06335</text:p>
          </table:table-cell>
          <table:table-cell table:style-name="ce66" table:formula="of:=0.3477/6" office:value-type="float" office:value="0.05795" calcext:value-type="float">
            <text:p>0,05795</text:p>
          </table:table-cell>
          <table:table-cell table:style-name="ce66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66" table:formula="of:=875.773/104" office:value-type="float" office:value="8.42089423076923" calcext:value-type="float">
            <text:p>8,42089423076923</text:p>
          </table:table-cell>
          <table:table-cell table:style-name="ce66" table:formula="of:=56.244/104" office:value-type="float" office:value="0.540807692307692" calcext:value-type="float">
            <text:p>0,540807692307692</text:p>
          </table:table-cell>
          <table:table-cell table:style-name="ce66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66" table:formula="of:=2.4932/13" office:value-type="float" office:value="0.191784615384615" calcext:value-type="float">
            <text:p>0,191784615384615</text:p>
          </table:table-cell>
          <table:table-cell table:style-name="ce66" table:formula="of:=0.08159/13" office:value-type="float" office:value="0.00627615384615385" calcext:value-type="float">
            <text:p>0,00627615384615385</text:p>
          </table:table-cell>
          <table:table-cell table:style-name="ce66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66" table:formula="of:=2.8531/7" office:value-type="float" office:value="0.407585714285714" calcext:value-type="float">
            <text:p>0,407585714285714</text:p>
          </table:table-cell>
          <table:table-cell table:style-name="ce66" table:formula="of:=3.4947/7" office:value-type="float" office:value="0.499242857142857" calcext:value-type="float">
            <text:p>0,499242857142857</text:p>
          </table:table-cell>
          <table:table-cell table:style-name="ce66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66" table:formula="of:=21.2889/217" office:value-type="float" office:value="0.0981055299539171" calcext:value-type="float">
            <text:p>0,0981055299539171</text:p>
          </table:table-cell>
          <table:table-cell table:style-name="ce66" table:formula="of:=15.446/217" office:value-type="float" office:value="0.0711797235023041" calcext:value-type="float">
            <text:p>0,0711797235023041</text:p>
          </table:table-cell>
          <table:table-cell table:style-name="ce66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66" table:formula="of:=1030.5349/104" office:value-type="float" office:value="9.90898942307693" calcext:value-type="float">
            <text:p>9,90898942307693</text:p>
          </table:table-cell>
          <table:table-cell table:style-name="ce66" table:formula="of:=69.9556/104" office:value-type="float" office:value="0.67265" calcext:value-type="float">
            <text:p>0,67265</text:p>
          </table:table-cell>
          <table:table-cell table:style-name="ce66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66" table:formula="of:=0.02612/160" office:value-type="float" office:value="0.00016325" calcext:value-type="float">
            <text:p>0,00016325</text:p>
          </table:table-cell>
          <table:table-cell table:style-name="ce66" table:formula="of:=0.0262666666666667/160" office:value-type="float" office:value="0.000164166666666667" calcext:value-type="float">
            <text:p>0,000164166666666667</text:p>
          </table:table-cell>
          <table:table-cell table:style-name="ce66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60"/>
          <table:table-cell table:style-name="ce60" table:formula="of:=AVERAGE([.B35:.B51])" office:value-type="float" office:value="48.7623832840937" calcext:value-type="float">
            <text:p>48,7623832840937</text:p>
          </table:table-cell>
          <table:table-cell table:style-name="ce60" table:formula="of:=AVERAGE([.C35:.C51])" office:value-type="float" office:value="15.7656791345975" calcext:value-type="float">
            <text:p>15,7656791345975</text:p>
          </table:table-cell>
          <table:table-cell table:style-name="ce60" table:formula="of:=AVERAGE([.D35:.D51])" office:value-type="float" office:value="5.66447255060128" calcext:value-type="float">
            <text:p>5,66447255060128</text:p>
          </table:table-cell>
          <table:table-cell table:style-name="ce60" table:formula="of:=AVERAGE([.E35:.E51])" office:value-type="float" office:value="6.22996123091887" calcext:value-type="float">
            <text:p>6,22996123091887</text:p>
          </table:table-cell>
          <table:table-cell table:style-name="ce60"/>
          <table:table-cell table:style-name="ce34" table:number-columns-repeated="16378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2]-[.C52])/[.B52]" office:value-type="percentage" office:value="0.676683581219865" calcext:value-type="percentage">
            <text:p>67,67%</text:p>
          </table:table-cell>
          <table:table-cell table:style-name="ce67" table:formula="of:=([.B52]-[.D52])/[.B52]" office:value-type="percentage" office:value="0.883835198997564" calcext:value-type="percentage">
            <text:p>88,38%</text:p>
          </table:table-cell>
          <table:table-cell table:style-name="ce67" table:formula="of:=([.B52]-[.E52])/[.B52]" office:value-type="percentage" office:value="0.872238376975494" calcext:value-type="percentage">
            <text:p>87,22%</text:p>
          </table:table-cell>
          <table:table-cell table:style-name="ce5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" table:style-name="ta1">
        <table:table-column table:style-name="co1" table:default-cell-style-name="ce47"/>
        <table:table-column table:style-name="co3" table:number-columns-repeated="4" table:default-cell-style-name="ce47"/>
        <table:table-column table:style-name="co8" table:default-cell-style-name="ce47"/>
        <table:table-column table:style-name="co5" table:default-cell-style-name="ce47"/>
        <table:table-column table:style-name="co3" table:number-columns-repeated="16373" table:default-cell-style-name="ce47"/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6" table:number-columns-repeated="2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1067" calcext:value-type="percentage">
            <text:p>10,67%</text:p>
          </table:table-cell>
          <table:table-cell table:number-columns-repeated="2" office:value-type="percentage" office:value="0.11" calcext:value-type="percentage">
            <text:p>11,0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2"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233" calcext:value-type="percentage">
            <text:p>22,33%</text:p>
          </table:table-cell>
          <table:table-cell table:number-columns-repeated="2" office:value-type="percentage" office:value="0.21" calcext:value-type="percentage">
            <text:p>21,00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4533" calcext:value-type="percentage">
            <text:p>14,53%</text:p>
          </table:table-cell>
          <table:table-cell table:style-name="ce48" table:formula="of:=AVERAGE([.I2:.I11])" office:value-type="percentage" office:value="0.14534" calcext:value-type="percentage">
            <text:p>14,53%</text:p>
          </table:table-cell>
          <table:table-cell table:style-name="ce48" table:formula="of:=AVERAGE([.J2:.J11])" office:value-type="percentage" office:value="0.14499" calcext:value-type="percentage">
            <text:p>14,50%</text:p>
          </table:table-cell>
          <table:table-cell table:style-name="ce48" table:formula="of:=AVERAGE([.K2:.K11])" office:value-type="percentage" office:value="0.23999" calcext:value-type="percentage">
            <text:p>24,00%</text:p>
          </table:table-cell>
          <table:table-cell table:style-name="ce48" table:number-columns-repeated="16369"/>
        </table:table-row>
        <table:table-row table:style-name="ro1">
          <table:table-cell table:number-columns-repeated="10"/>
          <table:table-cell table:formula="of:=STDEV([.K2:.K11])" office:value-type="percentage" office:value="0.117989749554781" calcext:value-type="percentage">
            <text:p>11,80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table:number-columns-repeated="2" office:value-type="percentage" office:value="0.1256" calcext:value-type="percentage">
            <text:p>12,56%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2586" calcext:value-type="percentage">
            <text:p>25,86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table:number-columns-repeated="2" office:value-type="percentage" office:value="0.1444" calcext:value-type="percentage">
            <text:p>14,44%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661" calcext:value-type="percentage">
            <text:p>26,61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0919" calcext:value-type="percentage">
            <text:p>9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135" calcext:value-type="percentage">
            <text:p>11,35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4609" calcext:value-type="percentage">
            <text:p>46,09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1973" calcext:value-type="percentage">
            <text:p>19,73%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7" calcext:value-type="percentage">
            <text:p>15,70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4275" calcext:value-type="percentage">
            <text:p>42,7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15" calcext:value-type="percentage">
            <text:p>32,15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957" calcext:value-type="percentage">
            <text:p>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7" calcext:value-type="percentage">
            <text:p>9,3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034" calcext:value-type="percentage">
            <text:p>10,34%</text:p>
          </table:table-cell>
          <table:table-cell office:value-type="percentage" office:value="0.4662" calcext:value-type="percentage">
            <text:p>46,6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647" calcext:value-type="percentage">
            <text:p>36,4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0785" calcext:value-type="percentage">
            <text:p>7,85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15:.B24])" office:value-type="percentage" office:value="0.14347" calcext:value-type="percentage">
            <text:p>14,35%</text:p>
          </table:table-cell>
          <table:table-cell table:style-name="ce48" table:formula="of:=AVERAGE([.C15:.C24])" office:value-type="percentage" office:value="0.14363" calcext:value-type="percentage">
            <text:p>14,36%</text:p>
          </table:table-cell>
          <table:table-cell table:style-name="ce48" table:formula="of:=AVERAGE([.D15:.D24])" office:value-type="percentage" office:value="0.14236" calcext:value-type="percentage">
            <text:p>14,24%</text:p>
          </table:table-cell>
          <table:table-cell table:style-name="ce48" table:formula="of:=AVERAGE([.E15:.E24])" office:value-type="percentage" office:value="0.41506" calcext:value-type="percentage">
            <text:p>41,51%</text:p>
          </table:table-cell>
          <table:table-cell table:style-name="ce48" table:number-columns-repeated="2"/>
          <table:table-cell table:style-name="ce48" table:formula="of:=AVERAGE([.H15:.H24])" office:value-type="percentage" office:value="0.2452" calcext:value-type="percentage">
            <text:p>24,52%</text:p>
          </table:table-cell>
          <table:table-cell table:style-name="ce48" table:formula="of:=AVERAGE([.I15:.I24])" office:value-type="percentage" office:value="0.23064" calcext:value-type="percentage">
            <text:p>23,06%</text:p>
          </table:table-cell>
          <table:table-cell table:style-name="ce48" table:formula="of:=AVERAGE([.J15:.J24])" office:value-type="percentage" office:value="0.19736" calcext:value-type="percentage">
            <text:p>19,74%</text:p>
          </table:table-cell>
          <table:table-cell table:style-name="ce48" table:formula="of:=AVERAGE([.K15:.K24])" office:value-type="percentage" office:value="0.08532" calcext:value-type="percentage">
            <text:p>8,53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15:.E24])" office:value-type="percentage" office:value="0.0501669036539253" calcext:value-type="percentage">
            <text:p>5,02%</text:p>
          </table:table-cell>
          <table:table-cell table:number-columns-repeated="5"/>
          <table:table-cell table:formula="of:=STDEV([.K15:.K24])" office:value-type="percentage" office:value="0.0239273808753812" calcext:value-type="percentage">
            <text:p>2,39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9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2276" calcext:value-type="percentage">
            <text:p>22,76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429" calcext:value-type="percentage">
            <text:p>74,29%</text:p>
          </table:table-cell>
          <table:table-cell office:value-type="percentage" office:value="0.7794" calcext:value-type="percentage">
            <text:p>77,94%</text:p>
          </table:table-cell>
          <table:table-cell office:value-type="percentage" office:value="0.7397" calcext:value-type="percentage">
            <text:p>73,97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276" calcext:value-type="percentage">
            <text:p>22,76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841" calcext:value-type="percentage">
            <text:p>58,41%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54" calcext:value-type="percentage">
            <text:p>52,54%</text:p>
          </table:table-cell>
          <table:table-cell table:number-columns-repeated="2" office:value-type="percentage" office:value="0.527" calcext:value-type="percentage">
            <text:p>52,70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038" calcext:value-type="percentage">
            <text:p>20,38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4651" calcext:value-type="percentage">
            <text:p>46,51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886" calcext:value-type="percentage">
            <text:p>28,86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39" calcext:value-type="percentage">
            <text:p>23,9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2162" calcext:value-type="percentage">
            <text:p>21,62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73" calcext:value-type="percentage">
            <text:p>37,30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73" calcext:value-type="percentage">
            <text:p>67,30%</text:p>
          </table:table-cell>
          <table:table-cell office:value-type="percentage" office:value="0.6825" calcext:value-type="percentage">
            <text:p>68,25%</text:p>
          </table:table-cell>
          <table:table-cell office:value-type="percentage" office:value="0.6492" calcext:value-type="percentage">
            <text:p>64,92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28:.B37])" office:value-type="percentage" office:value="0.24532" calcext:value-type="percentage">
            <text:p>24,53%</text:p>
          </table:table-cell>
          <table:table-cell table:style-name="ce48" table:formula="of:=AVERAGE([.C28:.C37])" office:value-type="percentage" office:value="0.22229" calcext:value-type="percentage">
            <text:p>22,23%</text:p>
          </table:table-cell>
          <table:table-cell table:style-name="ce48" table:formula="of:=AVERAGE([.D28:.D37])" office:value-type="percentage" office:value="0.26914" calcext:value-type="percentage">
            <text:p>26,91%</text:p>
          </table:table-cell>
          <table:table-cell table:style-name="ce48" table:formula="of:=AVERAGE([.E28:.E37])" office:value-type="percentage" office:value="0.19952" calcext:value-type="percentage">
            <text:p>19,95%</text:p>
          </table:table-cell>
          <table:table-cell table:style-name="ce48" table:number-columns-repeated="2"/>
          <table:table-cell table:style-name="ce48" table:formula="of:=AVERAGE([.H28:.H37])" office:value-type="percentage" office:value="0.56111" calcext:value-type="percentage">
            <text:p>56,11%</text:p>
          </table:table-cell>
          <table:table-cell table:style-name="ce48" table:formula="of:=AVERAGE([.I28:.I37])" office:value-type="percentage" office:value="0.56603" calcext:value-type="percentage">
            <text:p>56,60%</text:p>
          </table:table-cell>
          <table:table-cell table:style-name="ce48" table:formula="of:=AVERAGE([.J28:.J37])" office:value-type="percentage" office:value="0.53953" calcext:value-type="percentage">
            <text:p>53,95%</text:p>
          </table:table-cell>
          <table:table-cell table:style-name="ce48" table:formula="of:=AVERAGE([.K28:.K37])" office:value-type="percentage" office:value="0.66635" calcext:value-type="percentage">
            <text:p>66,64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28:.E37])" office:value-type="percentage" office:value="0.0552007407357707" calcext:value-type="percentage">
            <text:p>5,52%</text:p>
          </table:table-cell>
          <table:table-cell table:number-columns-repeated="5"/>
          <table:table-cell table:formula="of:=STDEV([.K28:.K37])" office:value-type="percentage" office:value="0.0699873520319525" calcext:value-type="percentage">
            <text:p>7,00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table:number-columns-repeated="2" office:value-type="percentage" office:value="0.3256" calcext:value-type="percentage">
            <text:p>32,56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395" calcext:value-type="percentage">
            <text:p>13,95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513" calcext:value-type="percentage">
            <text:p>25,13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358" calcext:value-type="percentage">
            <text:p>23,58%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table:number-columns-repeated="2" office:value-type="percentage" office:value="0.2897" calcext:value-type="percentage">
            <text:p>28,9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128" calcext:value-type="percentage">
            <text:p>41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5231" calcext:value-type="percentage">
            <text:p>52,31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 office:value-type="percentage" office:value="0.1407" calcext:value-type="percentage">
            <text:p>14,07%</text:p>
          </table:table-cell>
          <table:table-cell office:value-type="percentage" office:value="0.3938" calcext:value-type="percentage">
            <text:p>39,38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41:.B50])" office:value-type="percentage" office:value="0.35204" calcext:value-type="percentage">
            <text:p>35,20%</text:p>
          </table:table-cell>
          <table:table-cell table:style-name="ce48" table:formula="of:=AVERAGE([.C41:.C50])" office:value-type="percentage" office:value="0.34358" calcext:value-type="percentage">
            <text:p>34,36%</text:p>
          </table:table-cell>
          <table:table-cell table:style-name="ce48" table:formula="of:=AVERAGE([.D41:.D50])" office:value-type="percentage" office:value="0.37486" calcext:value-type="percentage">
            <text:p>37,49%</text:p>
          </table:table-cell>
          <table:table-cell table:style-name="ce48" table:formula="of:=AVERAGE([.E41:.E50])" office:value-type="percentage" office:value="0.43871" calcext:value-type="percentage">
            <text:p>43,87%</text:p>
          </table:table-cell>
          <table:table-cell table:style-name="ce48" table:number-columns-repeated="2"/>
          <table:table-cell table:style-name="ce48" table:formula="of:=AVERAGE([.H41:.H50])" office:value-type="percentage" office:value="0.15962" calcext:value-type="percentage">
            <text:p>15,96%</text:p>
          </table:table-cell>
          <table:table-cell table:style-name="ce48" table:formula="of:=AVERAGE([.I41:.I50])" office:value-type="percentage" office:value="0.15803" calcext:value-type="percentage">
            <text:p>15,80%</text:p>
          </table:table-cell>
          <table:table-cell table:style-name="ce48" table:formula="of:=AVERAGE([.J41:.J50])" office:value-type="percentage" office:value="0.16234" calcext:value-type="percentage">
            <text:p>16,23%</text:p>
          </table:table-cell>
          <table:table-cell table:style-name="ce48" table:formula="of:=AVERAGE([.K41:.K50])" office:value-type="percentage" office:value="0.34235" calcext:value-type="percentage">
            <text:p>34,24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41:.E50])" office:value-type="percentage" office:value="0.0495707003514509" calcext:value-type="percentage">
            <text:p>4,96%</text:p>
          </table:table-cell>
          <table:table-cell table:number-columns-repeated="5"/>
          <table:table-cell table:formula="of:=STDEV([.K41:.K50])" office:value-type="percentage" office:value="0.0586252363179317" calcext:value-type="percentage">
            <text:p>5,86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9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2" calcext:value-type="percentage">
            <text:p>4,2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45" calcext:value-type="percentage">
            <text:p>1,45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 office:value-type="percentage" office:value="0.0101" calcext:value-type="percentage">
            <text:p>1,01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855" calcext:value-type="percentage">
            <text:p>8,55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781" calcext:value-type="percentage">
            <text:p>17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203" calcext:value-type="percentage">
            <text:p>2,03%</text:p>
          </table:table-cell>
          <table:table-cell office:value-type="percentage" office:value="0.0116" calcext:value-type="percentage">
            <text:p>1,16%</text:p>
          </table:table-cell>
          <table:table-cell office:value-type="percentage" office:value="0.1652" calcext:value-type="percentage">
            <text:p>16,5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54:.B63])" office:value-type="percentage" office:value="0.0355" calcext:value-type="percentage">
            <text:p>3,55%</text:p>
          </table:table-cell>
          <table:table-cell table:style-name="ce48" table:formula="of:=AVERAGE([.C54:.C63])" office:value-type="percentage" office:value="0.03449" calcext:value-type="percentage">
            <text:p>3,45%</text:p>
          </table:table-cell>
          <table:table-cell table:style-name="ce48" table:formula="of:=AVERAGE([.D54:.D63])" office:value-type="percentage" office:value="0.03406" calcext:value-type="percentage">
            <text:p>3,41%</text:p>
          </table:table-cell>
          <table:table-cell table:style-name="ce48" table:formula="of:=AVERAGE([.E54:.E63])" office:value-type="percentage" office:value="0.13204" calcext:value-type="percentage">
            <text:p>13,20%</text:p>
          </table:table-cell>
          <table:table-cell table:style-name="ce48" table:number-columns-repeated="2"/>
          <table:table-cell table:style-name="ce48" table:formula="of:=AVERAGE([.H54:.H63])" office:value-type="percentage" office:value="0.11562" calcext:value-type="percentage">
            <text:p>11,56%</text:p>
          </table:table-cell>
          <table:table-cell table:style-name="ce48" table:formula="of:=AVERAGE([.I54:.I63])" office:value-type="percentage" office:value="0.1102" calcext:value-type="percentage">
            <text:p>11,02%</text:p>
          </table:table-cell>
          <table:table-cell table:style-name="ce48" table:formula="of:=AVERAGE([.J54:.J63])" office:value-type="percentage" office:value="0.11552" calcext:value-type="percentage">
            <text:p>11,55%</text:p>
          </table:table-cell>
          <table:table-cell table:style-name="ce48" table:formula="of:=AVERAGE([.K54:.K63])" office:value-type="percentage" office:value="0.23" calcext:value-type="percentage">
            <text:p>23,00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54:.E63])" office:value-type="percentage" office:value="0.0653997995239877" calcext:value-type="percentage">
            <text:p>6,54%</text:p>
          </table:table-cell>
          <table:table-cell table:number-columns-repeated="5"/>
          <table:table-cell table:formula="of:=STDEV([.K54:.K63])" office:value-type="percentage" office:value="0.048276265159784" calcext:value-type="percentage">
            <text:p>4,8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39" calcext:value-type="percentage">
            <text:p>18,39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631" calcext:value-type="percentage">
            <text:p>16,31%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2068" calcext:value-type="percentage">
            <text:p>20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586" calcext:value-type="percentage">
            <text:p>15,86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598" calcext:value-type="percentage">
            <text:p>15,98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1466" calcext:value-type="percentage">
            <text:p>14,66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873" calcext:value-type="percentage">
            <text:p>38,73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751" calcext:value-type="percentage">
            <text:p>17,51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586" calcext:value-type="percentage">
            <text:p>2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67:.B76])" office:value-type="percentage" office:value="0.32775" calcext:value-type="percentage">
            <text:p>32,78%</text:p>
          </table:table-cell>
          <table:table-cell table:style-name="ce48" table:formula="of:=AVERAGE([.C67:.C76])" office:value-type="percentage" office:value="0.32951" calcext:value-type="percentage">
            <text:p>32,95%</text:p>
          </table:table-cell>
          <table:table-cell table:style-name="ce48" table:formula="of:=AVERAGE([.D67:.D76])" office:value-type="percentage" office:value="0.3255" calcext:value-type="percentage">
            <text:p>32,55%</text:p>
          </table:table-cell>
          <table:table-cell table:style-name="ce48" table:formula="of:=AVERAGE([.E67:.E76])" office:value-type="percentage" office:value="0.41292" calcext:value-type="percentage">
            <text:p>41,29%</text:p>
          </table:table-cell>
          <table:table-cell table:style-name="ce48" table:number-columns-repeated="2"/>
          <table:table-cell table:style-name="ce48" table:formula="of:=AVERAGE([.H67:.H76])" office:value-type="percentage" office:value="0.17602" calcext:value-type="percentage">
            <text:p>17,60%</text:p>
          </table:table-cell>
          <table:table-cell table:style-name="ce48" table:formula="of:=AVERAGE([.I67:.I76])" office:value-type="percentage" office:value="0.17473" calcext:value-type="percentage">
            <text:p>17,47%</text:p>
          </table:table-cell>
          <table:table-cell table:style-name="ce48" table:formula="of:=AVERAGE([.J67:.J76])" office:value-type="percentage" office:value="0.16562" calcext:value-type="percentage">
            <text:p>16,56%</text:p>
          </table:table-cell>
          <table:table-cell table:style-name="ce48" table:formula="of:=AVERAGE([.K67:.K76])" office:value-type="percentage" office:value="0.25093" calcext:value-type="percentage">
            <text:p>25,09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67:.E76])" office:value-type="percentage" office:value="0.088369449220619" calcext:value-type="percentage">
            <text:p>8,84%</text:p>
          </table:table-cell>
          <table:table-cell table:number-columns-repeated="5"/>
          <table:table-cell table:formula="of:=STDEV([.K67:.K76])" office:value-type="percentage" office:value="0.0334254078342941" calcext:value-type="percentage">
            <text:p>3,34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3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825" calcext:value-type="percentage">
            <text:p>18,25%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2719" calcext:value-type="percentage">
            <text:p>27,19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421" calcext:value-type="percentage">
            <text:p>14,21%</text:p>
          </table:table-cell>
          <table:table-cell office:value-type="percentage" office:value="0.2895" calcext:value-type="percentage">
            <text:p>28,95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3175" calcext:value-type="percentage">
            <text:p>31,75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982" calcext:value-type="percentage">
            <text:p>29,82%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404" calcext:value-type="percentage">
            <text:p>24,04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1693" calcext:value-type="percentage">
            <text:p>16,93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 office:value-type="percentage" office:value="0.1088" calcext:value-type="percentage">
            <text:p>10,88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754" calcext:value-type="percentage">
            <text:p>17,54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2636" calcext:value-type="percentage">
            <text:p>26,36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0719" calcext:value-type="percentage">
            <text:p>7,19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2364" calcext:value-type="percentage">
            <text:p>23,6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193" calcext:value-type="percentage">
            <text:p>21,93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404" calcext:value-type="percentage">
            <text:p>14,04%</text:p>
          </table:table-cell>
          <table:table-cell office:value-type="percentage" office:value="0.1807" calcext:value-type="percentage">
            <text:p>18,0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697" calcext:value-type="percentage">
            <text:p>26,97%</text:p>
          </table:table-cell>
          <table:table-cell office:value-type="percentage" office:value="0.3925" calcext:value-type="percentage">
            <text:p>39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80:.B89])" office:value-type="percentage" office:value="0.12701" calcext:value-type="percentage">
            <text:p>12,70%</text:p>
          </table:table-cell>
          <table:table-cell table:style-name="ce48" table:formula="of:=AVERAGE([.C80:.C89])" office:value-type="percentage" office:value="0.11842" calcext:value-type="percentage">
            <text:p>11,84%</text:p>
          </table:table-cell>
          <table:table-cell table:style-name="ce48" table:formula="of:=AVERAGE([.D80:.D89])" office:value-type="percentage" office:value="0.12789" calcext:value-type="percentage">
            <text:p>12,79%</text:p>
          </table:table-cell>
          <table:table-cell table:style-name="ce48" table:formula="of:=AVERAGE([.E80:.E89])" office:value-type="percentage" office:value="0.20666" calcext:value-type="percentage">
            <text:p>20,67%</text:p>
          </table:table-cell>
          <table:table-cell table:style-name="ce48" table:number-columns-repeated="2"/>
          <table:table-cell table:style-name="ce48" table:formula="of:=AVERAGE([.H80:.H89])" office:value-type="percentage" office:value="0.2814" calcext:value-type="percentage">
            <text:p>28,14%</text:p>
          </table:table-cell>
          <table:table-cell table:style-name="ce48" table:formula="of:=AVERAGE([.I80:.I89])" office:value-type="percentage" office:value="0.27753" calcext:value-type="percentage">
            <text:p>27,75%</text:p>
          </table:table-cell>
          <table:table-cell table:style-name="ce48" table:formula="of:=AVERAGE([.J80:.J89])" office:value-type="percentage" office:value="0.25149" calcext:value-type="percentage">
            <text:p>25,15%</text:p>
          </table:table-cell>
          <table:table-cell table:style-name="ce48" table:formula="of:=AVERAGE([.K80:.K89])" office:value-type="percentage" office:value="0.34816" calcext:value-type="percentage">
            <text:p>34,82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5"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03" calcext:value-type="percentage">
            <text:p>32,03%</text:p>
          </table:table-cell>
          <table:table-cell office:value-type="percentage" office:value="0.3058" calcext:value-type="percentage">
            <text:p>30,58%</text:p>
          </table:table-cell>
          <table:table-cell table:style-name="ce55" office:value-type="percentage" office:value="0.3" calcext:value-type="percentage">
            <text:p>30,00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401" calcext:value-type="percentage">
            <text:p>4,01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87" calcext:value-type="percentage">
            <text:p>40,87%</text:p>
          </table:table-cell>
          <table:table-cell table:style-name="ce55" office:value-type="percentage" office:value="0.4246" calcext:value-type="percentage">
            <text:p>42,46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36" calcext:value-type="percentage">
            <text:p>1,36%</text:p>
          </table:table-cell>
          <table:table-cell office:value-type="percentage" office:value="0.0068" calcext:value-type="percentage">
            <text:p>0,68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746" calcext:value-type="percentage">
            <text:p>27,46%</text:p>
          </table:table-cell>
          <table:table-cell table:style-name="ce55" office:value-type="percentage" office:value="0.2754" calcext:value-type="percentage">
            <text:p>27,54%</text:p>
          </table:table-cell>
          <table:table-cell office:value-type="percentage" office:value="0.3725" calcext:value-type="percentage">
            <text:p>37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96" calcext:value-type="percentage">
            <text:p>26,96%</text:p>
          </table:table-cell>
          <table:table-cell table:style-name="ce55" office:value-type="percentage" office:value="0.2572" calcext:value-type="percentage">
            <text:p>25,72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1" calcext:value-type="percentage">
            <text:p>32,10%</text:p>
          </table:table-cell>
          <table:table-cell table:style-name="ce55" office:value-type="percentage" office:value="0.2891" calcext:value-type="percentage">
            <text:p>28,91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891" calcext:value-type="percentage">
            <text:p>28,91%</text:p>
          </table:table-cell>
          <table:table-cell table:style-name="ce55" office:value-type="percentage" office:value="0.3109" calcext:value-type="percentage">
            <text:p>31,09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3072" calcext:value-type="percentage">
            <text:p>30,72%</text:p>
          </table:table-cell>
          <table:table-cell table:style-name="ce55" office:value-type="percentage" office:value="0.2986" calcext:value-type="percentage">
            <text:p>29,86%</text:p>
          </table:table-cell>
          <table:table-cell office:value-type="percentage" office:value="0.4036" calcext:value-type="percentage">
            <text:p>40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2891" calcext:value-type="percentage">
            <text:p>28,91%</text:p>
          </table:table-cell>
          <table:table-cell table:style-name="ce55" office:value-type="percentage" office:value="0.2674" calcext:value-type="percentage">
            <text:p>26,74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159" calcext:value-type="percentage">
            <text:p>31,59%</text:p>
          </table:table-cell>
          <table:table-cell table:style-name="ce55" office:value-type="percentage" office:value="0.2942" calcext:value-type="percentage">
            <text:p>29,42%</text:p>
          </table:table-cell>
          <table:table-cell office:value-type="percentage" office:value="0.329" calcext:value-type="percentage">
            <text:p>32,9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93:.B102])" office:value-type="percentage" office:value="0.06488" calcext:value-type="percentage">
            <text:p>6,49%</text:p>
          </table:table-cell>
          <table:table-cell table:style-name="ce48" table:formula="of:=AVERAGE([.C93:.C102])" office:value-type="percentage" office:value="0.06592" calcext:value-type="percentage">
            <text:p>6,59%</text:p>
          </table:table-cell>
          <table:table-cell table:style-name="ce48" table:formula="of:=AVERAGE([.D93:.D102])" office:value-type="percentage" office:value="0.06198" calcext:value-type="percentage">
            <text:p>6,20%</text:p>
          </table:table-cell>
          <table:table-cell table:style-name="ce48" table:formula="of:=AVERAGE([.E93:.E102])" office:value-type="percentage" office:value="0.06283" calcext:value-type="percentage">
            <text:p>6,28%</text:p>
          </table:table-cell>
          <table:table-cell table:style-name="ce48" table:number-columns-repeated="2"/>
          <table:table-cell table:style-name="ce48" table:formula="of:=AVERAGE([.H93:.H102])" office:value-type="percentage" office:value="0.30398" calcext:value-type="percentage">
            <text:p>30,40%</text:p>
          </table:table-cell>
          <table:table-cell table:style-name="ce48" table:formula="of:=AVERAGE([.I93:.I102])" office:value-type="percentage" office:value="0.30477" calcext:value-type="percentage">
            <text:p>30,48%</text:p>
          </table:table-cell>
          <table:table-cell table:style-name="ce48" table:formula="of:=AVERAGE([.J93:.J102])" office:value-type="percentage" office:value="0.29732" calcext:value-type="percentage">
            <text:p>29,73%</text:p>
          </table:table-cell>
          <table:table-cell table:style-name="ce48" table:formula="of:=AVERAGE([.K93:.K102])" office:value-type="percentage" office:value="0.34681" calcext:value-type="percentage">
            <text:p>34,68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54" table:number-columns-repeated="4"/>
          <table:table-cell table:style-name="ce54" table:formula="of:=STDEV([.K93:.K102])" office:value-type="percentage" office:value="0.0478001499300299" calcext:value-type="percentage">
            <text:p>4,78%</text:p>
          </table:table-cell>
          <table:table-cell table:style-name="ce54"/>
          <table:table-cell table:number-columns-repeated="16368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328" calcext:value-type="percentage">
            <text:p>53,28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5148" calcext:value-type="percentage">
            <text:p>51,4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347" calcext:value-type="percentage">
            <text:p>43,47%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5083" calcext:value-type="percentage">
            <text:p>50,83%</text:p>
          </table:table-cell>
          <table:table-cell office:value-type="percentage" office:value="0.5552" calcext:value-type="percentage">
            <text:p>55,5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5003" calcext:value-type="percentage">
            <text:p>50,03%</text:p>
          </table:table-cell>
          <table:table-cell office:value-type="percentage" office:value="0.4568" calcext:value-type="percentage">
            <text:p>45,68%</text:p>
          </table:table-cell>
          <table:table-cell office:value-type="percentage" office:value="0.4683" calcext:value-type="percentage">
            <text:p>46,8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772" calcext:value-type="percentage">
            <text:p>47,72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588" calcext:value-type="percentage">
            <text:p>45,8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95" calcext:value-type="percentage">
            <text:p>29,5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68" calcext:value-type="percentage">
            <text:p>47,68%</text:p>
          </table:table-cell>
          <table:table-cell office:value-type="percentage" office:value="0.4758" calcext:value-type="percentage">
            <text:p>47,58%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5158" calcext:value-type="percentage">
            <text:p>51,5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27" calcext:value-type="percentage">
            <text:p>48,27%</text:p>
          </table:table-cell>
          <table:table-cell office:value-type="percentage" office:value="0.4963" calcext:value-type="percentage">
            <text:p>49,6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73" calcext:value-type="percentage">
            <text:p>46,73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543" calcext:value-type="percentage">
            <text:p>45,43%</text:p>
          </table:table-cell>
          <table:table-cell office:value-type="percentage" office:value="0.4682" calcext:value-type="percentage">
            <text:p>46,8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2" calcext:value-type="percentage">
            <text:p>46,20%</text:p>
          </table:table-cell>
          <table:table-cell office:value-type="string" calcext:value-type="string">
            <text:p>x</text:p>
          </table:table-cell>
          <table:table-cell office:value-type="percentage" office:value="0.4563" calcext:value-type="percentage">
            <text:p>45,63%</text:p>
          </table:table-cell>
          <table:table-cell office:value-type="percentage" office:value="0.4593" calcext:value-type="percentage">
            <text:p>45,9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873" calcext:value-type="percentage">
            <text:p>48,73%</text:p>
          </table:table-cell>
          <table:table-cell/>
          <table:table-cell office:value-type="percentage" office:value="0.471" calcext:value-type="percentage">
            <text:p>47,10%</text:p>
          </table:table-cell>
          <table:table-cell office:value-type="percentage" office:value="0.4917" calcext:value-type="percentage">
            <text:p>49,17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98" calcext:value-type="percentage">
            <text:p>48,98%</text:p>
          </table:table-cell>
          <table:table-cell/>
          <table:table-cell office:value-type="percentage" office:value="0.469" calcext:value-type="percentage">
            <text:p>46,90%</text:p>
          </table:table-cell>
          <table:table-cell office:value-type="percentage" office:value="0.4925" calcext:value-type="percentage">
            <text:p>49,25%</text:p>
          </table:table-cell>
          <table:table-cell table:style-name="ce53"/>
          <table:table-cell table:number-columns-repeated="16368"/>
        </table:table-row>
        <table:table-row table:style-name="ro1">
          <table:table-cell table:style-name="ce46"/>
          <table:table-cell table:style-name="ce46" table:formula="of:=AVERAGE([.B106:.B115])" office:value-type="percentage" office:value="0.27217" calcext:value-type="percentage">
            <text:p>27,22%</text:p>
          </table:table-cell>
          <table:table-cell table:style-name="ce46" table:formula="of:=AVERAGE([.C106:.C115])" office:value-type="percentage" office:value="0.26716" calcext:value-type="percentage">
            <text:p>26,72%</text:p>
          </table:table-cell>
          <table:table-cell table:style-name="ce46" table:formula="of:=AVERAGE([.D106:.D115])" office:value-type="percentage" office:value="0.28068" calcext:value-type="percentage">
            <text:p>28,07%</text:p>
          </table:table-cell>
          <table:table-cell table:style-name="ce46" table:formula="of:=AVERAGE([.E106:.E115])" office:value-type="percentage" office:value="0.28499" calcext:value-type="percentage">
            <text:p>28,50%</text:p>
          </table:table-cell>
          <table:table-cell table:style-name="ce46" table:number-columns-repeated="2"/>
          <table:table-cell table:style-name="ce46" table:formula="of:=AVERAGE([.H106:.H115])" office:value-type="percentage" office:value="0.48031" calcext:value-type="percentage">
            <text:p>48,03%</text:p>
          </table:table-cell>
          <table:table-cell table:style-name="ce46" table:formula="of:=AVERAGE([.I106:.I115])" office:value-type="percentage" office:value="0.485785714285714" calcext:value-type="percentage">
            <text:p>48,58%</text:p>
          </table:table-cell>
          <table:table-cell table:style-name="ce46" table:formula="of:=AVERAGE([.J106:.J115])" office:value-type="percentage" office:value="0.47392" calcext:value-type="percentage">
            <text:p>47,39%</text:p>
          </table:table-cell>
          <table:table-cell table:style-name="ce46" table:formula="of:=AVERAGE([.K106:.K115])" office:value-type="percentage" office:value="0.49209" calcext:value-type="percentage">
            <text:p>49,21%</text:p>
          </table:table-cell>
          <table:table-cell table:style-name="ce56"/>
          <table:table-cell table:style-name="ce46" table:number-columns-repeated="16368"/>
        </table:table-row>
        <table:table-row table:style-name="ro1">
          <table:table-cell table:number-columns-repeated="4"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5"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044" calcext:value-type="percentage">
            <text:p>50,44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644" calcext:value-type="percentage">
            <text:p>56,44%</text:p>
          </table:table-cell>
          <table:table-cell office:value-type="percentage" office:value="0.5844" calcext:value-type="percentage">
            <text:p>58,44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1655" calcext:value-type="percentage">
            <text:p>16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22" calcext:value-type="percentage">
            <text:p>62,22%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1738" calcext:value-type="percentage">
            <text:p>17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6867" calcext:value-type="percentage">
            <text:p>68,67%</text:p>
          </table:table-cell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1238" calcext:value-type="percentage">
            <text:p>1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44" calcext:value-type="percentage">
            <text:p>70,44%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72" calcext:value-type="percentage">
            <text:p>72,00%</text:p>
          </table:table-cell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422" calcext:value-type="percentage">
            <text:p>64,22%</text:p>
          </table:table-cell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946" calcext:value-type="percentage">
            <text:p>9,46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19:.B128])" office:value-type="percentage" office:value="0.55733" calcext:value-type="percentage">
            <text:p>55,73%</text:p>
          </table:table-cell>
          <table:table-cell table:style-name="ce46" table:formula="of:=AVERAGE([.C119:.C128])" office:value-type="percentage" office:value="0.56554" calcext:value-type="percentage">
            <text:p>56,55%</text:p>
          </table:table-cell>
          <table:table-cell table:style-name="ce46" table:formula="of:=AVERAGE([.D119:.D128])" office:value-type="percentage" office:value="0.57467" calcext:value-type="percentage">
            <text:p>57,47%</text:p>
          </table:table-cell>
          <table:table-cell table:style-name="ce46" table:formula="of:=AVERAGE([.E119:.E128])" office:value-type="percentage" office:value="0.56998" calcext:value-type="percentage">
            <text:p>57,00%</text:p>
          </table:table-cell>
          <table:table-cell table:style-name="ce46" table:number-columns-repeated="2"/>
          <table:table-cell table:style-name="ce46" table:formula="of:=AVERAGE([.H119:.H128])" office:value-type="percentage" office:value="0.06967" calcext:value-type="percentage">
            <text:p>6,97%</text:p>
          </table:table-cell>
          <table:table-cell table:style-name="ce46" table:formula="of:=AVERAGE([.I119:.I128])" office:value-type="percentage" office:value="0.07429" calcext:value-type="percentage">
            <text:p>7,43%</text:p>
          </table:table-cell>
          <table:table-cell table:style-name="ce46" table:formula="of:=AVERAGE([.J119:.J128])" office:value-type="percentage" office:value="0.06381" calcext:value-type="percentage">
            <text:p>6,38%</text:p>
          </table:table-cell>
          <table:table-cell table:style-name="ce46" table:formula="of:=AVERAGE([.K119:.K128])" office:value-type="percentage" office:value="0.16226" calcext:value-type="percentage">
            <text:p>16,23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5"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4144" calcext:value-type="percentage">
            <text:p>41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784" calcext:value-type="percentage">
            <text:p>17,84%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4356" calcext:value-type="percentage">
            <text:p>4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4022" calcext:value-type="percentage">
            <text:p>4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4511" calcext:value-type="percentage">
            <text:p>45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344" calcext:value-type="percentage">
            <text:p>13,44%</text:p>
          </table:table-cell>
          <table:table-cell office:value-type="string" calcext:value-type="string">
            <text:p>x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378" calcext:value-type="percentage">
            <text:p>13,78%</text:p>
          </table:table-cell>
          <table:table-cell/>
          <table:table-cell office:value-type="percentage" office:value="0.1311" calcext:value-type="percentage">
            <text:p>13,11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244" calcext:value-type="percentage">
            <text:p>12,44%</text:p>
          </table:table-cell>
          <table:table-cell/>
          <table:table-cell office:value-type="percentage" office:value="0.1111" calcext:value-type="percentage">
            <text:p>11,11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51" calcext:value-type="percentage">
            <text:p>14,51%</text:p>
          </table:table-cell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22" calcext:value-type="percentage">
            <text:p>10,22%</text:p>
          </table:table-cell>
          <table:table-cell/>
          <table:table-cell office:value-type="percentage" office:value="0.1022" calcext:value-type="percentage">
            <text:p>10,22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32:.B141])" office:value-type="percentage" office:value="0.14098" calcext:value-type="percentage">
            <text:p>14,10%</text:p>
          </table:table-cell>
          <table:table-cell table:style-name="ce46" table:formula="of:=AVERAGE([.C132:.C141])" office:value-type="percentage" office:value="0.13844" calcext:value-type="percentage">
            <text:p>13,84%</text:p>
          </table:table-cell>
          <table:table-cell table:style-name="ce46" table:formula="of:=AVERAGE([.D132:.D141])" office:value-type="percentage" office:value="0.13294" calcext:value-type="percentage">
            <text:p>13,29%</text:p>
          </table:table-cell>
          <table:table-cell table:style-name="ce46" table:formula="of:=AVERAGE([.E132:.E141])" office:value-type="percentage" office:value="0.44802" calcext:value-type="percentage">
            <text:p>44,80%</text:p>
          </table:table-cell>
          <table:table-cell table:style-name="ce46" table:number-columns-repeated="2"/>
          <table:table-cell table:style-name="ce46" table:formula="of:=AVERAGE([.H132:.H141])" office:value-type="percentage" office:value="0.14155" calcext:value-type="percentage">
            <text:p>14,16%</text:p>
          </table:table-cell>
          <table:table-cell table:style-name="ce46" table:formula="of:=AVERAGE([.I132:.I141])" office:value-type="percentage" office:value="0.1452" calcext:value-type="percentage">
            <text:p>14,52%</text:p>
          </table:table-cell>
          <table:table-cell table:style-name="ce46" table:formula="of:=AVERAGE([.J132:.J141])" office:value-type="percentage" office:value="0.12077" calcext:value-type="percentage">
            <text:p>12,08%</text:p>
          </table:table-cell>
          <table:table-cell table:style-name="ce46" table:formula="of:=AVERAGE([.K132:.K141])" office:value-type="percentage" office:value="0.43877" calcext:value-type="percentage">
            <text:p>43,88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5"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204" calcext:value-type="percentage">
            <text:p>20,40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36" calcext:value-type="percentage">
            <text:p>13,6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5853" calcext:value-type="percentage">
            <text:p>58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1247" calcext:value-type="percentage">
            <text:p>12,47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4533" calcext:value-type="percentage">
            <text:p>4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693" calcext:value-type="percentage">
            <text:p>6,93%</text:p>
          </table:table-cell>
          <table:table-cell office:value-type="percentage" office:value="0.412" calcext:value-type="percentage">
            <text:p>41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24" calcext:value-type="percentage">
            <text:p>12,40%</text:p>
          </table:table-cell>
          <table:table-cell office:value-type="percentage" office:value="0.464" calcext:value-type="percentage">
            <text:p>46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207" calcext:value-type="percentage">
            <text:p>12,07%</text:p>
          </table:table-cell>
          <table:table-cell office:value-type="percentage" office:value="0.586" calcext:value-type="percentage">
            <text:p>58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067" calcext:value-type="percentage">
            <text:p>0,67%</text:p>
          </table:table-cell>
          <table:table-cell office:value-type="string" calcext:value-type="string">
            <text:p>x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3987" calcext:value-type="percentage">
            <text:p>39,8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45:.B154])" office:value-type="percentage" office:value="0.08834" calcext:value-type="percentage">
            <text:p>8,83%</text:p>
          </table:table-cell>
          <table:table-cell table:style-name="ce46" table:formula="of:=AVERAGE([.C145:.C154])" office:value-type="percentage" office:value="0.0925777777777778" calcext:value-type="percentage">
            <text:p>9,26%</text:p>
          </table:table-cell>
          <table:table-cell table:style-name="ce46" table:formula="of:=AVERAGE([.D145:.D154])" office:value-type="percentage" office:value="0.08668" calcext:value-type="percentage">
            <text:p>8,67%</text:p>
          </table:table-cell>
          <table:table-cell table:style-name="ce46" table:formula="of:=AVERAGE([.E145:.E154])" office:value-type="percentage" office:value="0.074" calcext:value-type="percentage">
            <text:p>7,40%</text:p>
          </table:table-cell>
          <table:table-cell table:style-name="ce46" table:number-columns-repeated="2"/>
          <table:table-cell table:style-name="ce46" table:formula="of:=AVERAGE([.H145:.H154])" office:value-type="percentage" office:value="0.12946" calcext:value-type="percentage">
            <text:p>12,95%</text:p>
          </table:table-cell>
          <table:table-cell table:style-name="ce46" table:formula="of:=AVERAGE([.I145:.I154])" office:value-type="percentage" office:value="0.12167" calcext:value-type="percentage">
            <text:p>12,17%</text:p>
          </table:table-cell>
          <table:table-cell table:style-name="ce46" table:formula="of:=AVERAGE([.J145:.J154])" office:value-type="percentage" office:value="0.10526" calcext:value-type="percentage">
            <text:p>10,53%</text:p>
          </table:table-cell>
          <table:table-cell table:style-name="ce46" table:formula="of:=AVERAGE([.K145:.K154])" office:value-type="percentage" office:value="0.46687" calcext:value-type="percentage">
            <text:p>46,69%</text:p>
          </table:table-cell>
          <table:table-cell table:style-name="ce46" table:number-columns-repeated="16369"/>
        </table:table-row>
        <table:table-row table:style-name="ro1">
          <table:table-cell table:style-name="ce46" table:number-columns-repeated="4"/>
          <table:table-cell table:style-name="ce46" table:formula="of:=COM.MICROSOFT.STDEV.S([.E145:.E154])" office:value-type="percentage" office:value="0.086236831522912" calcext:value-type="percentage">
            <text:p>8,62%</text:p>
          </table:table-cell>
          <table:table-cell table:style-name="ce46" table:number-columns-repeated="5"/>
          <table:table-cell table:style-name="ce46" table:formula="of:=STDEV([.K145:.K154])" office:value-type="percentage" office:value="0.0672230788742478" calcext:value-type="percentage">
            <text:p>6,72%</text:p>
          </table:table-cell>
          <table:table-cell table:style-name="ce46"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138" calcext:value-type="percentage">
            <text:p>61,38%</text:p>
          </table:table-cell>
          <table:table-cell office:value-type="percentage" office:value="0.6246" calcext:value-type="percentage">
            <text:p>62,46%</text:p>
          </table:table-cell>
          <table:table-cell office:value-type="percentage" office:value="0.6092" calcext:value-type="percentage">
            <text:p>60,92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517" calcext:value-type="percentage">
            <text:p>45,17%</text:p>
          </table:table-cell>
          <table:table-cell office:value-type="string" calcext:value-type="string">
            <text:p>x</text:p>
          </table:table-cell>
          <table:table-cell office:value-type="percentage" office:value="0.4506" calcext:value-type="percentage">
            <text:p>45,06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991" calcext:value-type="percentage">
            <text:p>49,91%</text:p>
          </table:table-cell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4793" calcext:value-type="percentage">
            <text:p>47,93%</text:p>
          </table:table-cell>
          <table:table-cell/>
          <table:table-cell office:value-type="percentage" office:value="0.5011" calcext:value-type="percentage">
            <text:p>50,11%</text:p>
          </table:table-cell>
          <table:table-cell office:value-type="percentage" office:value="0.5712" calcext:value-type="percentage">
            <text:p>57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5299" calcext:value-type="percentage">
            <text:p>52,99%</text:p>
          </table:table-cell>
          <table:table-cell/>
          <table:table-cell office:value-type="percentage" office:value="0.5356" calcext:value-type="percentage">
            <text:p>53,56%</text:p>
          </table:table-cell>
          <table:table-cell office:value-type="percentage" office:value="0.577" calcext:value-type="percentage">
            <text:p>57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39" calcext:value-type="percentage">
            <text:p>46,39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815" calcext:value-type="percentage">
            <text:p>48,15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percentage" office:value="0.4897" calcext:value-type="percentage">
            <text:p>48,97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/>
          <table:table-cell office:value-type="percentage" office:value="0.4023" calcext:value-type="percentage">
            <text:p>40,23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4391" calcext:value-type="percentage">
            <text:p>43,91%</text:p>
          </table:table-cell>
          <table:table-cell/>
          <table:table-cell office:value-type="percentage" office:value="0.431" calcext:value-type="percentage">
            <text:p>43,10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5057" calcext:value-type="percentage">
            <text:p>50,57%</text:p>
          </table:table-cell>
          <table:table-cell/>
          <table:table-cell office:value-type="percentage" office:value="0.477" calcext:value-type="percentage">
            <text:p>47,70%</text:p>
          </table:table-cell>
          <table:table-cell office:value-type="percentage" office:value="0.6736" calcext:value-type="percentage">
            <text:p>67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885" calcext:value-type="percentage">
            <text:p>48,85%</text:p>
          </table:table-cell>
          <table:table-cell/>
          <table:table-cell office:value-type="percentage" office:value="0.4943" calcext:value-type="percentage">
            <text:p>49,43%</text:p>
          </table:table-cell>
          <table:table-cell office:value-type="percentage" office:value="0.5966" calcext:value-type="percentage">
            <text:p>59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483" calcext:value-type="percentage">
            <text:p>54,83%</text:p>
          </table:table-cell>
          <table:table-cell/>
          <table:table-cell office:value-type="percentage" office:value="0.5517" calcext:value-type="percentage">
            <text:p>55,17%</text:p>
          </table:table-cell>
          <table:table-cell office:value-type="percentage" office:value="0.6207" calcext:value-type="percentage">
            <text:p>62,0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58:.B167])" office:value-type="percentage" office:value="0.36231" calcext:value-type="percentage">
            <text:p>36,23%</text:p>
          </table:table-cell>
          <table:table-cell table:style-name="ce46" table:formula="of:=AVERAGE([.C158:.C167])" office:value-type="percentage" office:value="0.3577" calcext:value-type="percentage">
            <text:p>35,77%</text:p>
          </table:table-cell>
          <table:table-cell table:style-name="ce46" table:formula="of:=AVERAGE([.D158:.D167])" office:value-type="percentage" office:value="0.37017" calcext:value-type="percentage">
            <text:p>37,02%</text:p>
          </table:table-cell>
          <table:table-cell table:style-name="ce46" table:formula="of:=AVERAGE([.E158:.E167])" office:value-type="percentage" office:value="0.36092" calcext:value-type="percentage">
            <text:p>36,09%</text:p>
          </table:table-cell>
          <table:table-cell table:style-name="ce46" table:number-columns-repeated="2"/>
          <table:table-cell table:style-name="ce46" table:formula="of:=AVERAGE([.H158:.H167])" office:value-type="percentage" office:value="0.49482" calcext:value-type="percentage">
            <text:p>49,48%</text:p>
          </table:table-cell>
          <table:table-cell table:style-name="ce46" table:formula="of:=AVERAGE([.I158:.I167])" office:value-type="percentage" office:value="0.6246" calcext:value-type="percentage">
            <text:p>62,46%</text:p>
          </table:table-cell>
          <table:table-cell table:style-name="ce46" table:formula="of:=AVERAGE([.J158:.J167])" office:value-type="percentage" office:value="0.49425" calcext:value-type="percentage">
            <text:p>49,43%</text:p>
          </table:table-cell>
          <table:table-cell table:style-name="ce46" table:formula="of:=AVERAGE([.K158:.K167])" office:value-type="percentage" office:value="0.62115" calcext:value-type="percentage">
            <text:p>62,1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58:.E167])" office:value-type="percentage" office:value="0.0740818286311383" calcext:value-type="percentage">
            <text:p>7,41%</text:p>
          </table:table-cell>
          <table:table-cell table:style-name="ce46" table:number-columns-repeated="5"/>
          <table:table-cell table:style-name="ce46" table:formula="of:=STDEV([.K158:.K167])" office:value-type="percentage" office:value="0.0448942770418581" calcext:value-type="percentage">
            <text:p>4,49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143" calcext:value-type="percentage">
            <text:p>31,43%</text:p>
          </table:table-cell>
          <table:table-cell office:value-type="string" calcext:value-type="string">
            <text:p>x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973" calcext:value-type="percentage">
            <text:p>29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14" calcext:value-type="percentage">
            <text:p>24,14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262" calcext:value-type="percentage">
            <text:p>22,62%</text:p>
          </table:table-cell>
          <table:table-cell/>
          <table:table-cell office:value-type="percentage" office:value="0.2286" calcext:value-type="percentage">
            <text:p>22,86%</text:p>
          </table:table-cell>
          <table:table-cell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83" calcext:value-type="percentage">
            <text:p>21,83%</text:p>
          </table:table-cell>
          <table:table-cell office:value-type="percentage" office:value="0.2188" calcext:value-type="percentage">
            <text:p>21,88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/>
          <table:table-cell office:value-type="percentage" office:value="0.3405" calcext:value-type="percentage">
            <text:p>34,05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1" calcext:value-type="percentage">
            <text:p>27,10%</text:p>
          </table:table-cell>
          <table:table-cell office:value-type="string" calcext:value-type="string">
            <text:p>x</text:p>
          </table:table-cell>
          <table:table-cell office:value-type="percentage" office:value="0.2656" calcext:value-type="percentage">
            <text:p>26,56%</text:p>
          </table:table-cell>
          <table:table-cell office:value-type="percentage" office:value="0.3328" calcext:value-type="percentage">
            <text:p>3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119" calcext:value-type="percentage">
            <text:p>41,19%</text:p>
          </table:table-cell>
          <table:table-cell/>
          <table:table-cell office:value-type="percentage" office:value="0.3833" calcext:value-type="percentage">
            <text:p>38,33%</text:p>
          </table:table-cell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624" calcext:value-type="percentage">
            <text:p>26,24%</text:p>
          </table:table-cell>
          <table:table-cell/>
          <table:table-cell office:value-type="percentage" office:value="0.2737" calcext:value-type="percentage">
            <text:p>27,37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percentage" office:value="0.1333" calcext:value-type="percentage">
            <text:p>13,33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1" calcext:value-type="percentage">
            <text:p>32,10%</text:p>
          </table:table-cell>
          <table:table-cell/>
          <table:table-cell office:value-type="percentage" office:value="0.3097" calcext:value-type="percentage">
            <text:p>30,97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119" calcext:value-type="percentage">
            <text:p>21,19%</text:p>
          </table:table-cell>
          <table:table-cell/>
          <table:table-cell office:value-type="percentage" office:value="0.1976" calcext:value-type="percentage">
            <text:p>19,76%</text:p>
          </table:table-cell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602" calcext:value-type="percentage">
            <text:p>26,02%</text:p>
          </table:table-cell>
          <table:table-cell/>
          <table:table-cell office:value-type="percentage" office:value="0.2597" calcext:value-type="percentage">
            <text:p>25,97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524" calcext:value-type="percentage">
            <text:p>25,24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226" calcext:value-type="percentage">
            <text:p>22,26%</text:p>
          </table:table-cell>
          <table:table-cell/>
          <table:table-cell office:value-type="percentage" office:value="0.214" calcext:value-type="percentage">
            <text:p>21,40%</text:p>
          </table:table-cell>
          <table:table-cell office:value-type="percentage" office:value="0.3253" calcext:value-type="percentage">
            <text:p>3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/>
          <table:table-cell office:value-type="percentage" office:value="0.3286" calcext:value-type="percentage">
            <text:p>32,86%</text:p>
          </table:table-cell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percentage" office:value="0.2435" calcext:value-type="percentage">
            <text:p>24,35%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percentage" office:value="0.2214" calcext:value-type="percentage">
            <text:p>22,14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763" calcext:value-type="percentage">
            <text:p>27,63%</text:p>
          </table:table-cell>
          <table:table-cell/>
          <table:table-cell office:value-type="percentage" office:value="0.2919" calcext:value-type="percentage">
            <text:p>29,19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71:.B180])" office:value-type="percentage" office:value="0.26406" calcext:value-type="percentage">
            <text:p>26,41%</text:p>
          </table:table-cell>
          <table:table-cell table:style-name="ce46" table:formula="of:=AVERAGE([.C171:.C180])" office:value-type="string" office:string-value="" calcext:value-type="error">
            <text:p>#DIV/0!</text:p>
          </table:table-cell>
          <table:table-cell table:style-name="ce46" table:formula="of:=AVERAGE([.D171:.D180])" office:value-type="percentage" office:value="0.25738" calcext:value-type="percentage">
            <text:p>25,74%</text:p>
          </table:table-cell>
          <table:table-cell table:style-name="ce46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25151" calcext:value-type="percentage">
            <text:p>25,15%</text:p>
          </table:table-cell>
          <table:table-cell table:style-name="ce46" table:formula="of:=AVERAGE([.I171:.I180])" office:value-type="percentage" office:value="0.223133333333333" calcext:value-type="percentage">
            <text:p>22,31%</text:p>
          </table:table-cell>
          <table:table-cell table:style-name="ce46" table:formula="of:=AVERAGE([.J171:.J180])" office:value-type="percentage" office:value="0.25264" calcext:value-type="percentage">
            <text:p>25,26%</text:p>
          </table:table-cell>
          <table:table-cell table:style-name="ce46" table:formula="of:=AVERAGE([.K171:.K180])" office:value-type="percentage" office:value="0.31451" calcext:value-type="percentage">
            <text:p>31,45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329" calcext:value-type="percentage">
            <text:p>53,29%</text:p>
          </table:table-cell>
          <table:table-cell office:value-type="string" calcext:value-type="string">
            <text:p>x</text:p>
          </table:table-cell>
          <table:table-cell office:value-type="percentage" office:value="0.5387" calcext:value-type="percentage">
            <text:p>53,87%</text:p>
          </table:table-cell>
          <table:table-cell office:value-type="percentage" office:value="0.5447" calcext:value-type="percentage">
            <text:p>54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208" calcext:value-type="percentage">
            <text:p>52,08%</text:p>
          </table:table-cell>
          <table:table-cell/>
          <table:table-cell office:value-type="percentage" office:value="0.5479" calcext:value-type="percentage">
            <text:p>54,79%</text:p>
          </table:table-cell>
          <table:table-cell office:value-type="percentage" office:value="0.5273" calcext:value-type="percentage">
            <text:p>52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475" calcext:value-type="percentage">
            <text:p>54,75%</text:p>
          </table:table-cell>
          <table:table-cell/>
          <table:table-cell office:value-type="percentage" office:value="0.5587" calcext:value-type="percentage">
            <text:p>55,87%</text:p>
          </table:table-cell>
          <table:table-cell office:value-type="percentage" office:value="0.5382" calcext:value-type="percentage">
            <text:p>53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398" calcext:value-type="percentage">
            <text:p>53,98%</text:p>
          </table:table-cell>
          <table:table-cell/>
          <table:table-cell office:value-type="percentage" office:value="0.5257" calcext:value-type="percentage">
            <text:p>52,57%</text:p>
          </table:table-cell>
          <table:table-cell office:value-type="percentage" office:value="0.6203" calcext:value-type="percentage">
            <text:p>6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x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423" calcext:value-type="percentage">
            <text:p>54,23%</text:p>
          </table:table-cell>
          <table:table-cell/>
          <table:table-cell office:value-type="percentage" office:value="0.5479" calcext:value-type="percentage">
            <text:p>54,79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percentage" office:value="0.022" calcext:value-type="percentage">
            <text:p>2,20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235" calcext:value-type="percentage">
            <text:p>52,35%</text:p>
          </table:table-cell>
          <table:table-cell/>
          <table:table-cell office:value-type="percentage" office:value="0.5496" calcext:value-type="percentage">
            <text:p>54,96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4" calcext:value-type="percentage">
            <text:p>2,40%</text:p>
          </table:table-cell>
          <table:table-cell/>
          <table:table-cell office:value-type="percentage" office:value="0.0147" calcext:value-type="percentage">
            <text:p>1,4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 table:number-columns-repeated="2"/>
          <table:table-cell office:value-type="percentage" office:value="0.501" calcext:value-type="percentage">
            <text:p>50,10%</text:p>
          </table:table-cell>
          <table:table-cell office:value-type="percentage" office:value="0.6007" calcext:value-type="percentage">
            <text:p>6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73" calcext:value-type="percentage">
            <text:p>0,73%</text:p>
          </table:table-cell>
          <table:table-cell/>
          <table:table-cell office:value-type="percentage" office:value="0.0027" calcext:value-type="percentage">
            <text:p>0,27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 table:number-columns-repeated="2"/>
          <table:table-cell office:value-type="percentage" office:value="0.5674" calcext:value-type="percentage">
            <text:p>56,7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percentage" office:value="0.0193" calcext:value-type="percentage">
            <text:p>1,93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 table:number-columns-repeated="2"/>
          <table:table-cell office:value-type="percentage" office:value="0.5172" calcext:value-type="percentage">
            <text:p>51,7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27" calcext:value-type="percentage">
            <text:p>3,27%</text:p>
          </table:table-cell>
          <table:table-cell/>
          <table:table-cell office:value-type="percentage" office:value="0.032" calcext:value-type="percentage">
            <text:p>3,20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table:number-columns-repeated="2"/>
          <table:table-cell office:value-type="percentage" office:value="0.5304" calcext:value-type="percentage">
            <text:p>53,0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8" calcext:value-type="percentage">
            <text:p>3,80%</text:p>
          </table:table-cell>
          <table:table-cell/>
          <table:table-cell office:value-type="percentage" office:value="0.0367" calcext:value-type="percentage">
            <text:p>3,67%</text:p>
          </table:table-cell>
          <table:table-cell office:value-type="percentage" office:value="0.0887" calcext:value-type="percentage">
            <text:p>8,87%</text:p>
          </table:table-cell>
          <table:table-cell table:style-name="ce46" table:number-columns-repeated="2"/>
          <table:table-cell table:style-name="ce46" table:formula="of:=AVERAGE([.H183:.H192])" office:value-type="percentage" office:value="0.534466666666667" calcext:value-type="percentage">
            <text:p>53,45%</text:p>
          </table:table-cell>
          <table:table-cell table:style-name="ce46" table:formula="of:=AVERAGE([.I183:.I192])" office:value-type="string" office:string-value="" calcext:value-type="error">
            <text:p>#DIV/0!</text:p>
          </table:table-cell>
          <table:table-cell table:style-name="ce46" table:formula="of:=AVERAGE([.J183:.J192])" office:value-type="percentage" office:value="0.53845" calcext:value-type="percentage">
            <text:p>53,85%</text:p>
          </table:table-cell>
          <table:table-cell table:style-name="ce46" table:formula="of:=AVERAGE([.K183:.K192])" office:value-type="percentage" office:value="0.555057142857143" calcext:value-type="percentage">
            <text:p>55,51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84:.B193])" office:value-type="percentage" office:value="0.02926" calcext:value-type="percentage">
            <text:p>2,93%</text:p>
          </table:table-cell>
          <table:table-cell table:style-name="ce46" table:formula="of:=AVERAGE([.C184:.C193])" office:value-type="percentage" office:value="0.0351" calcext:value-type="percentage">
            <text:p>3,51%</text:p>
          </table:table-cell>
          <table:table-cell table:style-name="ce46" table:formula="of:=AVERAGE([.D184:.D193])" office:value-type="percentage" office:value="0.02694" calcext:value-type="percentage">
            <text:p>2,69%</text:p>
          </table:table-cell>
          <table:table-cell table:style-name="ce46" table:formula="of:=AVERAGE([.E184:.E193])" office:value-type="percentage" office:value="0.0866" calcext:value-type="percentage">
            <text:p>8,66%</text:p>
          </table:table-cell>
          <table:table-cell table:number-columns-repeated="5"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84:.E193])" office:value-type="percentage" office:value="0.019421008098334" calcext:value-type="percentage">
            <text:p>1,94%</text:p>
          </table:table-cell>
          <table:table-cell table:number-columns-repeated="16375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2"/>
          <table:table-cell table:style-name="ce50" office:value-type="string" calcext:value-type="string">
            <text:p>NOLOCAL</text:p>
          </table:table-cell>
          <table:table-cell table:style-name="ce50" office:value-type="string" calcext:value-type="string">
            <text:p>CROSS</text:p>
          </table:table-cell>
          <table:table-cell table:style-name="ce50" office:value-type="string" calcext:value-type="string">
            <text:p>BFGS</text:p>
          </table:table-cell>
          <table:table-cell table:style-name="ce50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1738.48" calcext:value-type="float">
            <text:p>1738,48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float" office:value="1616.89" calcext:value-type="float">
            <text:p>1616,89</text:p>
          </table:table-cell>
          <table:table-cell table:style-name="ce49" office:value-type="float" office:value="1437.57" calcext:value-type="float">
            <text:p>1437,57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0.514" calcext:value-type="float">
            <text:p>0,514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427" calcext:value-type="float">
            <text:p>0,427</text:p>
          </table:table-cell>
          <table:table-cell table:style-name="ce50" office:value-type="float" office:value="0.323" calcext:value-type="float">
            <text:p>0,3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office:value-type="float" office:value="1977.45" calcext:value-type="float">
            <text:p>1977,45</text:p>
          </table:table-cell>
          <table:table-cell table:style-name="ce50"/>
          <table:table-cell table:style-name="ce50" office:value-type="float" office:value="1863.599" calcext:value-type="float">
            <text:p>1863,599</text:p>
          </table:table-cell>
          <table:table-cell table:style-name="ce50" office:value-type="float" office:value="1743.63" calcext:value-type="float">
            <text:p>1743,63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0.525" calcext:value-type="float">
            <text:p>0,525</text:p>
          </table:table-cell>
          <table:table-cell table:style-name="ce50"/>
          <table:table-cell table:style-name="ce50" office:value-type="float" office:value="0.348" calcext:value-type="float">
            <text:p>0,348</text:p>
          </table:table-cell>
          <table:table-cell table:style-name="ce50" office:value-type="float" office:value="0.213" calcext:value-type="float">
            <text:p>0,2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office:value-type="float" office:value="2340.58" calcext:value-type="float">
            <text:p>2340,58</text:p>
          </table:table-cell>
          <table:table-cell table:style-name="ce50"/>
          <table:table-cell table:style-name="ce50" office:value-type="float" office:value="2300.791" calcext:value-type="float">
            <text:p>2300,791</text:p>
          </table:table-cell>
          <table:table-cell table:style-name="ce50" office:value-type="float" office:value="2210.36" calcext:value-type="float">
            <text:p>2210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0.587" calcext:value-type="float">
            <text:p>0,587</text:p>
          </table:table-cell>
          <table:table-cell table:style-name="ce50"/>
          <table:table-cell table:style-name="ce50" office:value-type="float" office:value="0.451" calcext:value-type="float">
            <text:p>0,451</text:p>
          </table:table-cell>
          <table:table-cell table:style-name="ce50" office:value-type="float" office:value="0.221" calcext:value-type="float">
            <text:p>0,2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office:value-type="float" office:value="2002.42" calcext:value-type="float">
            <text:p>2002,42</text:p>
          </table:table-cell>
          <table:table-cell table:style-name="ce50"/>
          <table:table-cell table:style-name="ce50" office:value-type="float" office:value="2048.45" calcext:value-type="float">
            <text:p>2048,45</text:p>
          </table:table-cell>
          <table:table-cell table:style-name="ce50" office:value-type="float" office:value="1817.7" calcext:value-type="float">
            <text:p>1817,7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0.448" calcext:value-type="float">
            <text:p>0,448</text:p>
          </table:table-cell>
          <table:table-cell table:style-name="ce50"/>
          <table:table-cell table:style-name="ce50" office:value-type="float" office:value="0.333" calcext:value-type="float">
            <text:p>0,333</text:p>
          </table:table-cell>
          <table:table-cell table:style-name="ce50" office:value-type="float" office:value="0.199" calcext:value-type="float">
            <text:p>0,1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2"/>
          <table:table-cell table:style-name="ce50" office:value-type="float" office:value="2035.86" calcext:value-type="float">
            <text:p>2035,86</text:p>
          </table:table-cell>
          <table:table-cell table:style-name="ce50" office:value-type="float" office:value="1872.39" calcext:value-type="float">
            <text:p>1872,3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 office:value-type="float" office:value="0.508" calcext:value-type="float">
            <text:p>0,508</text:p>
          </table:table-cell>
          <table:table-cell table:style-name="ce50"/>
          <table:table-cell table:style-name="ce50" office:value-type="float" office:value="0.42" calcext:value-type="float">
            <text:p>0,42</text:p>
          </table:table-cell>
          <table:table-cell table:style-name="ce50" office:value-type="float" office:value="0.244" calcext:value-type="float">
            <text:p>0,2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2"/>
          <table:table-cell table:style-name="ce50" office:value-type="float" office:value="2148.54" calcext:value-type="float">
            <text:p>2148,54</text:p>
          </table:table-cell>
          <table:table-cell table:style-name="ce50" office:value-type="float" office:value="1883.73" calcext:value-type="float">
            <text:p>1883,73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 table:number-columns-repeated="2"/>
          <table:table-cell table:style-name="ce50" office:value-type="float" office:value="0.324" calcext:value-type="float">
            <text:p>0,324</text:p>
          </table:table-cell>
          <table:table-cell table:style-name="ce50" office:value-type="float" office:value="0.236" calcext:value-type="float">
            <text:p>0,2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2"/>
          <table:table-cell table:style-name="ce50" office:value-type="float" office:value="1703.32" calcext:value-type="float">
            <text:p>1703,32</text:p>
          </table:table-cell>
          <table:table-cell table:style-name="ce50" office:value-type="float" office:value="1539.088" calcext:value-type="float">
            <text:p>1539,088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 table:number-columns-repeated="2"/>
          <table:table-cell table:style-name="ce50" office:value-type="float" office:value="0.389" calcext:value-type="float">
            <text:p>0,389</text:p>
          </table:table-cell>
          <table:table-cell table:style-name="ce50" office:value-type="float" office:value="0.2398" calcext:value-type="float">
            <text:p>0,23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2"/>
          <table:table-cell table:style-name="ce50" office:value-type="float" office:value="2154.83" calcext:value-type="float">
            <text:p>2154,83</text:p>
          </table:table-cell>
          <table:table-cell table:style-name="ce50" office:value-type="float" office:value="1981.43" calcext:value-type="float">
            <text:p>1981,43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 table:number-columns-repeated="2"/>
          <table:table-cell table:style-name="ce50" office:value-type="float" office:value="0.418" calcext:value-type="float">
            <text:p>0,418</text:p>
          </table:table-cell>
          <table:table-cell table:style-name="ce50" office:value-type="float" office:value="0.242" calcext:value-type="float">
            <text:p>0,2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2"/>
          <table:table-cell table:style-name="ce50" office:value-type="float" office:value="1883.65" calcext:value-type="float">
            <text:p>1883,65</text:p>
          </table:table-cell>
          <table:table-cell table:style-name="ce50" office:value-type="float" office:value="1833.33" calcext:value-type="float">
            <text:p>1833,33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 table:number-columns-repeated="2"/>
          <table:table-cell table:style-name="ce50" office:value-type="float" office:value="0.451" calcext:value-type="float">
            <text:p>0,451</text:p>
          </table:table-cell>
          <table:table-cell table:style-name="ce50" office:value-type="float" office:value="0.293" calcext:value-type="float">
            <text:p>0,2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2"/>
          <table:table-cell table:style-name="ce50" office:value-type="float" office:value="1952.798" calcext:value-type="float">
            <text:p>1952,798</text:p>
          </table:table-cell>
          <table:table-cell table:style-name="ce50" office:value-type="float" office:value="1897.74" calcext:value-type="float">
            <text:p>1897,74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 table:number-columns-repeated="2"/>
          <table:table-cell table:style-name="ce50" office:value-type="float" office:value="0.363" calcext:value-type="float">
            <text:p>0,363</text:p>
          </table:table-cell>
          <table:table-cell table:style-name="ce50" office:value-type="float" office:value="0.266" calcext:value-type="float">
            <text:p>0,26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197:.B206])" office:value-type="float" office:value="2014.7325" calcext:value-type="float">
            <text:p>2014,7325</text:p>
          </table:table-cell>
          <table:table-cell table:style-name="ce49" table:formula="of:=AVERAGE([.C197:.C206])" office:value-type="string" office:string-value="" calcext:value-type="error">
            <text:p>#DIV/0!</text:p>
          </table:table-cell>
          <table:table-cell table:style-name="ce49" table:formula="of:=AVERAGE([.D197:.D206])" office:value-type="float" office:value="1970.8728" calcext:value-type="float">
            <text:p>1970,8728</text:p>
          </table:table-cell>
          <table:table-cell table:style-name="ce49" table:formula="of:=AVERAGE([.E197:.E206])" office:value-type="float" office:value="1821.6968" calcext:value-type="float">
            <text:p>1821,6968</text:p>
          </table:table-cell>
          <table:table-cell table:style-name="ce49" table:number-columns-repeated="2"/>
          <table:table-cell table:style-name="ce49" table:formula="of:=AVERAGE([.H197:.H206])" office:value-type="float" office:value="0.5164" calcext:value-type="float">
            <text:p>0,5164</text:p>
          </table:table-cell>
          <table:table-cell table:style-name="ce49" table:formula="of:=AVERAGE([.I197:.I206])" office:value-type="string" office:string-value="" calcext:value-type="error">
            <text:p>#DIV/0!</text:p>
          </table:table-cell>
          <table:table-cell table:style-name="ce49" table:formula="of:=AVERAGE([.J197:.J206])" office:value-type="float" office:value="0.3924" calcext:value-type="float">
            <text:p>0,3924</text:p>
          </table:table-cell>
          <table:table-cell table:style-name="ce49" table:formula="of:=AVERAGE([.K197:.K206])" office:value-type="float" office:value="0.24768" calcext:value-type="float">
            <text:p>0,24768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197:.E206])" office:value-type="float" office:value="216.651570818112" calcext:value-type="float">
            <text:p>216,651570818112</text:p>
          </table:table-cell>
          <table:table-cell table:style-name="ce50" table:number-columns-repeated="5"/>
          <table:table-cell table:style-name="ce50" table:formula="of:=STDEV([.K197:.K206])" office:value-type="float" office:value="0.0374035292452464" calcext:value-type="float">
            <text:p>0,0374035292452464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2016.47" calcext:value-type="float">
            <text:p>2016,47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1818.47" calcext:value-type="float">
            <text:p>1818,47</text:p>
          </table:table-cell>
          <table:table-cell table:style-name="ce50" office:value-type="float" office:value="2044.33" calcext:value-type="float">
            <text:p>2044,33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36" calcext:value-type="float">
            <text:p>0,136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141" calcext:value-type="float">
            <text:p>0,141</text:p>
          </table:table-cell>
          <table:table-cell table:style-name="ce50" office:value-type="float" office:value="0.178" calcext:value-type="float">
            <text:p>0,1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1424.74" calcext:value-type="float">
            <text:p>1424,74</text:p>
          </table:table-cell>
          <table:table-cell table:style-name="ce50"/>
          <table:table-cell table:style-name="ce50" office:value-type="float" office:value="1330.15" calcext:value-type="float">
            <text:p>1330,15</text:p>
          </table:table-cell>
          <table:table-cell table:style-name="ce50" office:value-type="float" office:value="1511.83" calcext:value-type="float">
            <text:p>1511,83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/>
          <table:table-cell table:style-name="ce50" office:value-type="float" office:value="0.142" calcext:value-type="float">
            <text:p>0,142</text:p>
          </table:table-cell>
          <table:table-cell table:style-name="ce50" office:value-type="float" office:value="0.198" calcext:value-type="float">
            <text:p>0,1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2201.85" calcext:value-type="float">
            <text:p>2201,85</text:p>
          </table:table-cell>
          <table:table-cell table:style-name="ce50"/>
          <table:table-cell table:style-name="ce50" office:value-type="float" office:value="1934.05" calcext:value-type="float">
            <text:p>1934,05</text:p>
          </table:table-cell>
          <table:table-cell table:style-name="ce50" office:value-type="float" office:value="2323.24" calcext:value-type="float">
            <text:p>2323,24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0"/>
          <table:table-cell table:style-name="ce50" office:value-type="float" office:value="0.157" calcext:value-type="float">
            <text:p>0,157</text:p>
          </table:table-cell>
          <table:table-cell table:style-name="ce50" office:value-type="float" office:value="0.142" calcext:value-type="float">
            <text:p>0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2518.46" calcext:value-type="float">
            <text:p>2518,46</text:p>
          </table:table-cell>
          <table:table-cell table:style-name="ce50"/>
          <table:table-cell table:style-name="ce50" office:value-type="float" office:value="1927.84" calcext:value-type="float">
            <text:p>1927,84</text:p>
          </table:table-cell>
          <table:table-cell table:style-name="ce50" office:value-type="float" office:value="2926.68" calcext:value-type="float">
            <text:p>2926,68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199" calcext:value-type="float">
            <text:p>0,199</text:p>
          </table:table-cell>
          <table:table-cell table:style-name="ce50"/>
          <table:table-cell table:style-name="ce50" office:value-type="float" office:value="0.181" calcext:value-type="float">
            <text:p>0,181</text:p>
          </table:table-cell>
          <table:table-cell table:style-name="ce50" office:value-type="float" office:value="84.89" calcext:value-type="float">
            <text:p>8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1607.55" calcext:value-type="float">
            <text:p>1607,55</text:p>
          </table:table-cell>
          <table:table-cell table:style-name="ce50"/>
          <table:table-cell table:style-name="ce50" office:value-type="float" office:value="1810.31" calcext:value-type="float">
            <text:p>1810,31</text:p>
          </table:table-cell>
          <table:table-cell table:style-name="ce50" office:value-type="float" office:value="1864.28" calcext:value-type="float">
            <text:p>1864,28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433" calcext:value-type="float">
            <text:p>0,433</text:p>
          </table:table-cell>
          <table:table-cell table:style-name="ce50"/>
          <table:table-cell table:style-name="ce50" office:value-type="float" office:value="0.408" calcext:value-type="float">
            <text:p>0,408</text:p>
          </table:table-cell>
          <table:table-cell table:style-name="ce50" office:value-type="float" office:value="0.496" calcext:value-type="float">
            <text:p>0,4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1144.42" calcext:value-type="float">
            <text:p>1144,42</text:p>
          </table:table-cell>
          <table:table-cell table:style-name="ce50"/>
          <table:table-cell table:style-name="ce50" office:value-type="float" office:value="943.89" calcext:value-type="float">
            <text:p>943,89</text:p>
          </table:table-cell>
          <table:table-cell table:style-name="ce50" office:value-type="float" office:value="1241.17" calcext:value-type="float">
            <text:p>1241,17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/>
          <table:table-cell table:style-name="ce50" office:value-type="float" office:value="0.067" calcext:value-type="float">
            <text:p>0,067</text:p>
          </table:table-cell>
          <table:table-cell table:style-name="ce50" office:value-type="float" office:value="0.162" calcext:value-type="float">
            <text:p>0,1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1152.24" calcext:value-type="float">
            <text:p>1152,24</text:p>
          </table:table-cell>
          <table:table-cell table:style-name="ce50"/>
          <table:table-cell table:style-name="ce50" office:value-type="float" office:value="1051.66" calcext:value-type="float">
            <text:p>1051,66</text:p>
          </table:table-cell>
          <table:table-cell table:style-name="ce50" office:value-type="float" office:value="2236.55" calcext:value-type="float">
            <text:p>2236,55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82" calcext:value-type="float">
            <text:p>0,082</text:p>
          </table:table-cell>
          <table:table-cell table:style-name="ce50"/>
          <table:table-cell table:style-name="ce50" office:value-type="float" office:value="0.087" calcext:value-type="float">
            <text:p>0,087</text:p>
          </table:table-cell>
          <table:table-cell table:style-name="ce50" office:value-type="float" office:value="0.056" calcext:value-type="float">
            <text:p>0,0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3157.93" calcext:value-type="float">
            <text:p>3157,93</text:p>
          </table:table-cell>
          <table:table-cell table:style-name="ce50"/>
          <table:table-cell table:style-name="ce50" office:value-type="float" office:value="2646.41" calcext:value-type="float">
            <text:p>2646,41</text:p>
          </table:table-cell>
          <table:table-cell table:style-name="ce50" office:value-type="float" office:value="3300.27" calcext:value-type="float">
            <text:p>3300,27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/>
          <table:table-cell table:style-name="ce50" office:value-type="float" office:value="0.147" calcext:value-type="float">
            <text:p>0,147</text:p>
          </table:table-cell>
          <table:table-cell table:style-name="ce50" office:value-type="float" office:value="12.87" calcext:value-type="float">
            <text:p>12,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2104.22" calcext:value-type="float">
            <text:p>2104,22</text:p>
          </table:table-cell>
          <table:table-cell table:style-name="ce50"/>
          <table:table-cell table:style-name="ce50" office:value-type="float" office:value="1834.01" calcext:value-type="float">
            <text:p>1834,01</text:p>
          </table:table-cell>
          <table:table-cell table:style-name="ce50" office:value-type="float" office:value="2435.34" calcext:value-type="float">
            <text:p>2435,34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5.365" calcext:value-type="float">
            <text:p>5,365</text:p>
          </table:table-cell>
          <table:table-cell table:style-name="ce50"/>
          <table:table-cell table:style-name="ce50" office:value-type="float" office:value="0.232" calcext:value-type="float">
            <text:p>0,232</text:p>
          </table:table-cell>
          <table:table-cell table:style-name="ce50" office:value-type="float" office:value="1.179" calcext:value-type="float">
            <text:p>1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2617.56" calcext:value-type="float">
            <text:p>2617,56</text:p>
          </table:table-cell>
          <table:table-cell table:style-name="ce50"/>
          <table:table-cell table:style-name="ce50" office:value-type="float" office:value="2401.48" calcext:value-type="float">
            <text:p>2401,48</text:p>
          </table:table-cell>
          <table:table-cell table:style-name="ce50" office:value-type="float" office:value="2606.62" calcext:value-type="float">
            <text:p>2606,62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0641" calcext:value-type="float">
            <text:p>0,0641</text:p>
          </table:table-cell>
          <table:table-cell table:style-name="ce50"/>
          <table:table-cell table:style-name="ce50" office:value-type="float" office:value="0.0522" calcext:value-type="float">
            <text:p>0,0522</text:p>
          </table:table-cell>
          <table:table-cell table:style-name="ce50" office:value-type="float" office:value="0.132" calcext:value-type="float">
            <text:p>0,13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10:.B219])" office:value-type="float" office:value="1994.544" calcext:value-type="float">
            <text:p>1994,544</text:p>
          </table:table-cell>
          <table:table-cell table:style-name="ce49" table:formula="of:=AVERAGE([.C210:.C219])" office:value-type="string" office:string-value="" calcext:value-type="error">
            <text:p>#DIV/0!</text:p>
          </table:table-cell>
          <table:table-cell table:style-name="ce49" table:formula="of:=AVERAGE([.D210:.D219])" office:value-type="float" office:value="1769.827" calcext:value-type="float">
            <text:p>1769,827</text:p>
          </table:table-cell>
          <table:table-cell table:style-name="ce49" table:formula="of:=AVERAGE([.E210:.E219])" office:value-type="float" office:value="2249.031" calcext:value-type="float">
            <text:p>2249,031</text:p>
          </table:table-cell>
          <table:table-cell table:style-name="ce49" table:number-columns-repeated="2"/>
          <table:table-cell table:style-name="ce49" table:formula="of:=AVERAGE([.H210:.H219])" office:value-type="float" office:value="0.79891" calcext:value-type="float">
            <text:p>0,79891</text:p>
          </table:table-cell>
          <table:table-cell table:style-name="ce49" table:formula="of:=AVERAGE([.I210:.I219])" office:value-type="string" office:string-value="" calcext:value-type="error">
            <text:p>#DIV/0!</text:p>
          </table:table-cell>
          <table:table-cell table:style-name="ce49" table:formula="of:=AVERAGE([.J210:.J219])" office:value-type="float" office:value="0.16142" calcext:value-type="float">
            <text:p>0,16142</text:p>
          </table:table-cell>
          <table:table-cell table:style-name="ce49" table:formula="of:=AVERAGE([.K210:.K219])" office:value-type="float" office:value="10.0303" calcext:value-type="float">
            <text:p>10,0303</text:p>
          </table:table-cell>
          <table:table-cell table:style-name="ce49"/>
          <table:table-cell table:number-columns-repeated="16368"/>
        </table:table-row>
        <table:table-row table:style-name="ro1">
          <table:table-cell/>
          <table:table-cell table:style-name="ce50" table:number-columns-repeated="3"/>
          <table:table-cell table:style-name="ce50" table:formula="of:=STDEV([.E210:.E219])" office:value-type="float" office:value="621.980727719472" calcext:value-type="float">
            <text:p>621,980727719472</text:p>
          </table:table-cell>
          <table:table-cell table:style-name="ce50" table:number-columns-repeated="5"/>
          <table:table-cell table:style-name="ce50" table:formula="of:=STDEV([.K210:.K219])" office:value-type="float" office:value="26.5991932461202" calcext:value-type="float">
            <text:p>26,599193246120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0.0436" calcext:value-type="float">
            <text:p>0,0436</text:p>
          </table:table-cell>
          <table:table-cell table:style-name="ce50"/>
          <table:table-cell table:style-name="ce50" office:value-type="float" office:value="0.0132" calcext:value-type="float">
            <text:p>0,0132</text:p>
          </table:table-cell>
          <table:table-cell table:style-name="ce50" office:value-type="float" office:value="4.001" calcext:value-type="float">
            <text:p>4,001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.111" calcext:value-type="float">
            <text:p>1,111</text:p>
          </table:table-cell>
          <table:table-cell table:style-name="ce50"/>
          <table:table-cell table:style-name="ce50" office:value-type="float" office:value="0.744" calcext:value-type="float">
            <text:p>0,744</text:p>
          </table:table-cell>
          <table:table-cell table:style-name="ce50" office:value-type="float" office:value="1.603" calcext:value-type="float">
            <text:p>1,6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52" office:value-type="float" office:value="0.1155" calcext:value-type="float">
            <text:p>1,16E-01</text:p>
          </table:table-cell>
          <table:table-cell table:style-name="ce52"/>
          <table:table-cell table:style-name="ce52" office:value-type="float" office:value="0.0543" calcext:value-type="float">
            <text:p>5,43E-02</text:p>
          </table:table-cell>
          <table:table-cell table:style-name="ce52" office:value-type="float" office:value="0.196" calcext:value-type="float">
            <text:p>1,96E-01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0.787" calcext:value-type="float">
            <text:p>0,787</text:p>
          </table:table-cell>
          <table:table-cell table:style-name="ce50"/>
          <table:table-cell table:style-name="ce50" office:value-type="float" office:value="0.687" calcext:value-type="float">
            <text:p>0,687</text:p>
          </table:table-cell>
          <table:table-cell table:style-name="ce50" office:value-type="float" office:value="0.838" calcext:value-type="float">
            <text:p>0,8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0.0182" calcext:value-type="float">
            <text:p>0,0182</text:p>
          </table:table-cell>
          <table:table-cell table:style-name="ce50"/>
          <table:table-cell table:style-name="ce50" office:value-type="float" office:value="0.00568" calcext:value-type="float">
            <text:p>0,00568</text:p>
          </table:table-cell>
          <table:table-cell table:style-name="ce50" office:value-type="float" office:value="0.273" calcext:value-type="float">
            <text:p>0,273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0.795" calcext:value-type="float">
            <text:p>0,795</text:p>
          </table:table-cell>
          <table:table-cell table:style-name="ce50"/>
          <table:table-cell table:style-name="ce50" office:value-type="float" office:value="0.636" calcext:value-type="float">
            <text:p>0,636</text:p>
          </table:table-cell>
          <table:table-cell table:style-name="ce50" office:value-type="float" office:value="0.856" calcext:value-type="float">
            <text:p>0,8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0.111" calcext:value-type="float">
            <text:p>0,111</text:p>
          </table:table-cell>
          <table:table-cell table:style-name="ce50"/>
          <table:table-cell table:style-name="ce50" office:value-type="float" office:value="0.0498" calcext:value-type="float">
            <text:p>0,0498</text:p>
          </table:table-cell>
          <table:table-cell table:style-name="ce50" office:value-type="float" office:value="9.75" calcext:value-type="float">
            <text:p>9,7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0.736" calcext:value-type="float">
            <text:p>0,736</text:p>
          </table:table-cell>
          <table:table-cell table:style-name="ce50"/>
          <table:table-cell table:style-name="ce50" office:value-type="float" office:value="0.607" calcext:value-type="float">
            <text:p>0,607</text:p>
          </table:table-cell>
          <table:table-cell table:style-name="ce50" office:value-type="float" office:value="1.131" calcext:value-type="float">
            <text:p>1,1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173" calcext:value-type="float">
            <text:p>0,173</text:p>
          </table:table-cell>
          <table:table-cell table:style-name="ce50"/>
          <table:table-cell table:style-name="ce50" office:value-type="float" office:value="0.0246" calcext:value-type="float">
            <text:p>0,0246</text:p>
          </table:table-cell>
          <table:table-cell table:style-name="ce50" office:value-type="float" office:value="0.113" calcext:value-type="float">
            <text:p>0,113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0.888" calcext:value-type="float">
            <text:p>0,888</text:p>
          </table:table-cell>
          <table:table-cell table:style-name="ce50"/>
          <table:table-cell table:style-name="ce50" office:value-type="float" office:value="0.763" calcext:value-type="float">
            <text:p>0,763</text:p>
          </table:table-cell>
          <table:table-cell table:style-name="ce50" office:value-type="float" office:value="0.959" calcext:value-type="float">
            <text:p>0,95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0.101" calcext:value-type="float">
            <text:p>0,101</text:p>
          </table:table-cell>
          <table:table-cell table:style-name="ce50"/>
          <table:table-cell table:style-name="ce50" office:value-type="float" office:value="0.0269" calcext:value-type="float">
            <text:p>0,0269</text:p>
          </table:table-cell>
          <table:table-cell table:style-name="ce50" office:value-type="float" office:value="14.747" calcext:value-type="float">
            <text:p>14,747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 office:value-type="float" office:value="0.83" calcext:value-type="float">
            <text:p>0,83</text:p>
          </table:table-cell>
          <table:table-cell table:style-name="ce50"/>
          <table:table-cell table:style-name="ce50" office:value-type="float" office:value="0.7288" calcext:value-type="float">
            <text:p>0,7288</text:p>
          </table:table-cell>
          <table:table-cell table:style-name="ce50" office:value-type="float" office:value="1.077" calcext:value-type="float">
            <text:p>1,0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0.072" calcext:value-type="float">
            <text:p>0,072</text:p>
          </table:table-cell>
          <table:table-cell table:style-name="ce50"/>
          <table:table-cell table:style-name="ce50" office:value-type="float" office:value="0.0263" calcext:value-type="float">
            <text:p>0,0263</text:p>
          </table:table-cell>
          <table:table-cell table:style-name="ce50" office:value-type="float" office:value="1.831" calcext:value-type="float">
            <text:p>1,83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 table:number-columns-repeated="2"/>
          <table:table-cell table:style-name="ce50" office:value-type="float" office:value="0.735" calcext:value-type="float">
            <text:p>0,735</text:p>
          </table:table-cell>
          <table:table-cell table:style-name="ce50" office:value-type="float" office:value="1.128" calcext:value-type="float">
            <text:p>1,1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0.0977" calcext:value-type="float">
            <text:p>0,0977</text:p>
          </table:table-cell>
          <table:table-cell table:style-name="ce50"/>
          <table:table-cell table:style-name="ce50" office:value-type="float" office:value="0.0338" calcext:value-type="float">
            <text:p>0,0338</text:p>
          </table:table-cell>
          <table:table-cell table:style-name="ce50" office:value-type="float" office:value="0.151" calcext:value-type="float">
            <text:p>0,151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 table:number-columns-repeated="2"/>
          <table:table-cell table:style-name="ce50" office:value-type="float" office:value="0.583" calcext:value-type="float">
            <text:p>0,583</text:p>
          </table:table-cell>
          <table:table-cell table:style-name="ce50" office:value-type="float" office:value="1.278" calcext:value-type="float">
            <text:p>1,2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0.0306" calcext:value-type="float">
            <text:p>0,0306</text:p>
          </table:table-cell>
          <table:table-cell table:style-name="ce50"/>
          <table:table-cell table:style-name="ce50" office:value-type="float" office:value="0.0257" calcext:value-type="float">
            <text:p>0,0257</text:p>
          </table:table-cell>
          <table:table-cell table:style-name="ce50" office:value-type="float" office:value="14.97" calcext:value-type="float">
            <text:p>14,97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 table:number-columns-repeated="2"/>
          <table:table-cell table:style-name="ce50" office:value-type="float" office:value="0.632" calcext:value-type="float">
            <text:p>0,632</text:p>
          </table:table-cell>
          <table:table-cell table:style-name="ce50" office:value-type="float" office:value="0.715" calcext:value-type="float">
            <text:p>0,7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52" office:value-type="float" office:value="0.695" calcext:value-type="float">
            <text:p>6,95E-01</text:p>
          </table:table-cell>
          <table:table-cell table:style-name="ce52"/>
          <table:table-cell table:style-name="ce52" office:value-type="float" office:value="0.0336" calcext:value-type="float">
            <text:p>3,36E-02</text:p>
          </table:table-cell>
          <table:table-cell table:style-name="ce52" office:value-type="float" office:value="6.901" calcext:value-type="float">
            <text:p>6,90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 office:value-type="float" office:value="0.849" calcext:value-type="float">
            <text:p>0,849</text:p>
          </table:table-cell>
          <table:table-cell table:style-name="ce50"/>
          <table:table-cell table:style-name="ce50" office:value-type="float" office:value="0.653" calcext:value-type="float">
            <text:p>0,653</text:p>
          </table:table-cell>
          <table:table-cell table:style-name="ce50" office:value-type="float" office:value="1.181" calcext:value-type="float">
            <text:p>1,181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23:.B232])" office:value-type="float" office:value="0.14576" calcext:value-type="float">
            <text:p>0,14576</text:p>
          </table:table-cell>
          <table:table-cell table:style-name="ce49" table:formula="of:=AVERAGE([.C223:.C232])" office:value-type="string" office:string-value="" calcext:value-type="error">
            <text:p>#DIV/0!</text:p>
          </table:table-cell>
          <table:table-cell table:style-name="ce49" table:formula="of:=AVERAGE([.D223:.D232])" office:value-type="float" office:value="0.029388" calcext:value-type="float">
            <text:p>0,029388</text:p>
          </table:table-cell>
          <table:table-cell table:style-name="ce49" table:formula="of:=AVERAGE([.E223:.E232])" office:value-type="float" office:value="5.2933" calcext:value-type="float">
            <text:p>5,2933</text:p>
          </table:table-cell>
          <table:table-cell table:style-name="ce49" table:number-columns-repeated="2"/>
          <table:table-cell table:style-name="ce49" table:formula="of:=AVERAGE([.H223:.H232])" office:value-type="float" office:value="0.856571428571429" calcext:value-type="float">
            <text:p>0,856571428571429</text:p>
          </table:table-cell>
          <table:table-cell table:style-name="ce49" table:formula="of:=AVERAGE([.I223:.I232])" office:value-type="string" office:string-value="" calcext:value-type="error">
            <text:p>#DIV/0!</text:p>
          </table:table-cell>
          <table:table-cell table:style-name="ce49" table:formula="of:=AVERAGE([.J223:.J232])" office:value-type="float" office:value="0.67688" calcext:value-type="float">
            <text:p>0,67688</text:p>
          </table:table-cell>
          <table:table-cell table:style-name="ce49" table:formula="of:=AVERAGE([.K223:.K232])" office:value-type="float" office:value="1.0766" calcext:value-type="float">
            <text:p>1,0766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23:.E232])" office:value-type="float" office:value="5.99611020301217" calcext:value-type="float">
            <text:p>5,99611020301217</text:p>
          </table:table-cell>
          <table:table-cell table:style-name="ce50" table:number-columns-repeated="5"/>
          <table:table-cell table:style-name="ce50" table:formula="of:=STDEV([.K223:.K232])" office:value-type="float" office:value="0.25480676774546" calcext:value-type="float">
            <text:p>0,2548067677454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8.82" calcext:value-type="float">
            <text:p>8,82</text:p>
          </table:table-cell>
          <table:table-cell table:style-name="ce50"/>
          <table:table-cell table:style-name="ce50" office:value-type="float" office:value="8.3" calcext:value-type="float">
            <text:p>8,3</text:p>
          </table:table-cell>
          <table:table-cell table:style-name="ce50" office:value-type="float" office:value="15.98" calcext:value-type="float">
            <text:p>15,98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1.664" calcext:value-type="float">
            <text:p>1,664</text:p>
          </table:table-cell>
          <table:table-cell table:style-name="ce50"/>
          <table:table-cell table:style-name="ce50" office:value-type="float" office:value="1.419" calcext:value-type="float">
            <text:p>1,419</text:p>
          </table:table-cell>
          <table:table-cell table:style-name="ce50" office:value-type="float" office:value="10.72" calcext:value-type="float">
            <text:p>10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10.48" calcext:value-type="float">
            <text:p>10,48</text:p>
          </table:table-cell>
          <table:table-cell table:style-name="ce50"/>
          <table:table-cell table:style-name="ce50" office:value-type="float" office:value="10.04" calcext:value-type="float">
            <text:p>10,04</text:p>
          </table:table-cell>
          <table:table-cell table:style-name="ce50" office:value-type="float" office:value="15.65" calcext:value-type="float">
            <text:p>15,65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8.98" calcext:value-type="float">
            <text:p>8,98</text:p>
          </table:table-cell>
          <table:table-cell table:style-name="ce50"/>
          <table:table-cell table:style-name="ce50" office:value-type="float" office:value="0.84" calcext:value-type="float">
            <text:p>0,84</text:p>
          </table:table-cell>
          <table:table-cell table:style-name="ce50" office:value-type="float" office:value="14.82" calcext:value-type="float">
            <text:p>14,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/>
          <table:table-cell table:style-name="ce50" office:value-type="float" office:value="9.02" calcext:value-type="float">
            <text:p>9,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1.878" calcext:value-type="float">
            <text:p>1,878</text:p>
          </table:table-cell>
          <table:table-cell table:style-name="ce50"/>
          <table:table-cell table:style-name="ce50" office:value-type="float" office:value="4.38" calcext:value-type="float">
            <text:p>4,38</text:p>
          </table:table-cell>
          <table:table-cell table:style-name="ce50" office:value-type="float" office:value="26.21" calcext:value-type="float">
            <text:p>26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9.35" calcext:value-type="float">
            <text:p>9,35</text:p>
          </table:table-cell>
          <table:table-cell table:style-name="ce50"/>
          <table:table-cell table:style-name="ce50" office:value-type="float" office:value="10.59" calcext:value-type="float">
            <text:p>10,59</text:p>
          </table:table-cell>
          <table:table-cell table:style-name="ce50" office:value-type="float" office:value="25.17" calcext:value-type="float">
            <text:p>25,17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5.802" calcext:value-type="float">
            <text:p>5,802</text:p>
          </table:table-cell>
          <table:table-cell table:style-name="ce50"/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6.73" calcext:value-type="float">
            <text:p>6,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10.02" calcext:value-type="float">
            <text:p>10,02</text:p>
          </table:table-cell>
          <table:table-cell table:style-name="ce50"/>
          <table:table-cell table:style-name="ce50" office:value-type="float" office:value="10.6" calcext:value-type="float">
            <text:p>10,6</text:p>
          </table:table-cell>
          <table:table-cell table:style-name="ce50" office:value-type="float" office:value="14.09" calcext:value-type="float">
            <text:p>14,09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1.2" calcext:value-type="float">
            <text:p>1,2</text:p>
          </table:table-cell>
          <table:table-cell table:style-name="ce50"/>
          <table:table-cell table:style-name="ce50" office:value-type="float" office:value="1.34" calcext:value-type="float">
            <text:p>1,34</text:p>
          </table:table-cell>
          <table:table-cell table:style-name="ce50" office:value-type="float" office:value="5.71" calcext:value-type="float">
            <text:p>5,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11.74" calcext:value-type="float">
            <text:p>11,74</text:p>
          </table:table-cell>
          <table:table-cell table:style-name="ce50"/>
          <table:table-cell table:style-name="ce50" office:value-type="float" office:value="11.34" calcext:value-type="float">
            <text:p>11,34</text:p>
          </table:table-cell>
          <table:table-cell table:style-name="ce50" office:value-type="float" office:value="24.63" calcext:value-type="float">
            <text:p>24,63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112" calcext:value-type="float">
            <text:p>1,112</text:p>
          </table:table-cell>
          <table:table-cell table:style-name="ce50"/>
          <table:table-cell table:style-name="ce50" office:value-type="float" office:value="1.095" calcext:value-type="float">
            <text:p>1,095</text:p>
          </table:table-cell>
          <table:table-cell table:style-name="ce50" office:value-type="float" office:value="2.835" calcext:value-type="float">
            <text:p>2,8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9.42" calcext:value-type="float">
            <text:p>9,42</text:p>
          </table:table-cell>
          <table:table-cell table:style-name="ce50"/>
          <table:table-cell table:style-name="ce50" office:value-type="float" office:value="8.15" calcext:value-type="float">
            <text:p>8,15</text:p>
          </table:table-cell>
          <table:table-cell table:style-name="ce50" office:value-type="float" office:value="17.45" calcext:value-type="float">
            <text:p>17,45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1.651" calcext:value-type="float">
            <text:p>1,651</text:p>
          </table:table-cell>
          <table:table-cell table:style-name="ce50"/>
          <table:table-cell table:style-name="ce50" office:value-type="float" office:value="1.935" calcext:value-type="float">
            <text:p>1,935</text:p>
          </table:table-cell>
          <table:table-cell table:style-name="ce50" office:value-type="float" office:value="8.075" calcext:value-type="float">
            <text:p>8,0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11.09" calcext:value-type="float">
            <text:p>11,09</text:p>
          </table:table-cell>
          <table:table-cell table:style-name="ce50"/>
          <table:table-cell table:style-name="ce50" office:value-type="float" office:value="10.89" calcext:value-type="float">
            <text:p>10,89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3.468" calcext:value-type="float">
            <text:p>3,468</text:p>
          </table:table-cell>
          <table:table-cell table:style-name="ce50"/>
          <table:table-cell table:style-name="ce50" office:value-type="float" office:value="4.46" calcext:value-type="float">
            <text:p>4,46</text:p>
          </table:table-cell>
          <table:table-cell table:style-name="ce50" office:value-type="float" office:value="27.77" calcext:value-type="float">
            <text:p>27,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5.72" calcext:value-type="float">
            <text:p>5,72</text:p>
          </table:table-cell>
          <table:table-cell table:style-name="ce50"/>
          <table:table-cell table:style-name="ce50" office:value-type="float" office:value="6.08" calcext:value-type="float">
            <text:p>6,08</text:p>
          </table:table-cell>
          <table:table-cell table:style-name="ce50" office:value-type="float" office:value="21.069" calcext:value-type="float">
            <text:p>21,06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0.992" calcext:value-type="float">
            <text:p>0,992</text:p>
          </table:table-cell>
          <table:table-cell table:style-name="ce50"/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5.435" calcext:value-type="float">
            <text:p>5,4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8.33" calcext:value-type="float">
            <text:p>8,33</text:p>
          </table:table-cell>
          <table:table-cell table:style-name="ce50"/>
          <table:table-cell table:style-name="ce50" office:value-type="float" office:value="10.15" calcext:value-type="float">
            <text:p>10,15</text:p>
          </table:table-cell>
          <table:table-cell table:style-name="ce50" office:value-type="float" office:value="17.17" calcext:value-type="float">
            <text:p>17,17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3.794" calcext:value-type="float">
            <text:p>3,794</text:p>
          </table:table-cell>
          <table:table-cell table:style-name="ce50"/>
          <table:table-cell table:style-name="ce50" office:value-type="float" office:value="0.751" calcext:value-type="float">
            <text:p>0,751</text:p>
          </table:table-cell>
          <table:table-cell table:style-name="ce50" office:value-type="float" office:value="5.834" calcext:value-type="float">
            <text:p>5,834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36:.B245])" office:value-type="float" office:value="9.62" calcext:value-type="float">
            <text:p>9,62</text:p>
          </table:table-cell>
          <table:table-cell table:style-name="ce49" table:formula="of:=AVERAGE([.C236:.C245])" office:value-type="string" office:string-value="" calcext:value-type="error">
            <text:p>#DIV/0!</text:p>
          </table:table-cell>
          <table:table-cell table:style-name="ce49" table:formula="of:=AVERAGE([.D236:.D245])" office:value-type="float" office:value="9.516" calcext:value-type="float">
            <text:p>9,516</text:p>
          </table:table-cell>
          <table:table-cell table:style-name="ce49" table:formula="of:=AVERAGE([.E236:.E245])" office:value-type="float" office:value="18.9209" calcext:value-type="float">
            <text:p>18,9209</text:p>
          </table:table-cell>
          <table:table-cell table:style-name="ce49" table:number-columns-repeated="2"/>
          <table:table-cell table:style-name="ce49" table:formula="of:=AVERAGE([.H236:.H245])" office:value-type="float" office:value="3.0541" calcext:value-type="float">
            <text:p>3,0541</text:p>
          </table:table-cell>
          <table:table-cell table:style-name="ce49" table:formula="of:=AVERAGE([.I236:.I245])" office:value-type="string" office:string-value="" calcext:value-type="error">
            <text:p>#DIV/0!</text:p>
          </table:table-cell>
          <table:table-cell table:style-name="ce49" table:formula="of:=AVERAGE([.J236:.J245])" office:value-type="float" office:value="2.231" calcext:value-type="float">
            <text:p>2,231</text:p>
          </table:table-cell>
          <table:table-cell table:style-name="ce49" table:formula="of:=AVERAGE([.K236:.K245])" office:value-type="float" office:value="11.4139" calcext:value-type="float">
            <text:p>11,4139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36:.E245])" office:value-type="float" office:value="3.97473119845858" calcext:value-type="float">
            <text:p>3,97473119845858</text:p>
          </table:table-cell>
          <table:table-cell table:style-name="ce50" table:number-columns-repeated="5"/>
          <table:table-cell table:style-name="ce50" table:formula="of:=STDEV([.K236:.K245])" office:value-type="float" office:value="8.84829738110358" calcext:value-type="float">
            <text:p>8,84829738110358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496.26" calcext:value-type="float">
            <text:p>1496,26</text:p>
          </table:table-cell>
          <table:table-cell table:style-name="ce50"/>
          <table:table-cell table:style-name="ce50" office:value-type="float" office:value="1067.64" calcext:value-type="float">
            <text:p>1067,64</text:p>
          </table:table-cell>
          <table:table-cell table:style-name="ce50" office:value-type="float" office:value="1643.34" calcext:value-type="float">
            <text:p>1643,34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1.726" calcext:value-type="float">
            <text:p>1,726</text:p>
          </table:table-cell>
          <table:table-cell table:style-name="ce50"/>
          <table:table-cell table:style-name="ce50" office:value-type="float" office:value="0.287" calcext:value-type="float">
            <text:p>0,287</text:p>
          </table:table-cell>
          <table:table-cell table:style-name="ce50" office:value-type="float" office:value="0.646" calcext:value-type="float">
            <text:p>0,6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1043.561" calcext:value-type="float">
            <text:p>1043,561</text:p>
          </table:table-cell>
          <table:table-cell table:style-name="ce50"/>
          <table:table-cell table:style-name="ce50" office:value-type="float" office:value="875.26" calcext:value-type="float">
            <text:p>875,26</text:p>
          </table:table-cell>
          <table:table-cell table:style-name="ce50" office:value-type="float" office:value="2151.22" calcext:value-type="float">
            <text:p>2151,2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0.382" calcext:value-type="float">
            <text:p>0,382</text:p>
          </table:table-cell>
          <table:table-cell table:style-name="ce50"/>
          <table:table-cell table:style-name="ce50" office:value-type="float" office:value="0.303" calcext:value-type="float">
            <text:p>0,303</text:p>
          </table:table-cell>
          <table:table-cell table:style-name="ce50" office:value-type="float" office:value="6.429" calcext:value-type="float">
            <text:p>6,4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02.812" calcext:value-type="float">
            <text:p>1002,812</text:p>
          </table:table-cell>
          <table:table-cell table:style-name="ce50"/>
          <table:table-cell table:style-name="ce50" office:value-type="float" office:value="734.78" calcext:value-type="float">
            <text:p>734,78</text:p>
          </table:table-cell>
          <table:table-cell table:style-name="ce50" office:value-type="float" office:value="1790.79" calcext:value-type="float">
            <text:p>1790,79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2.133" calcext:value-type="float">
            <text:p>2,133</text:p>
          </table:table-cell>
          <table:table-cell table:style-name="ce50"/>
          <table:table-cell table:style-name="ce50" office:value-type="float" office:value="0.413" calcext:value-type="float">
            <text:p>0,413</text:p>
          </table:table-cell>
          <table:table-cell table:style-name="ce50" office:value-type="float" office:value="6.16" calcext:value-type="float">
            <text:p>6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411.772" calcext:value-type="float">
            <text:p>1411,772</text:p>
          </table:table-cell>
          <table:table-cell table:style-name="ce50"/>
          <table:table-cell table:style-name="ce50" office:value-type="float" office:value="1182.39" calcext:value-type="float">
            <text:p>1182,39</text:p>
          </table:table-cell>
          <table:table-cell table:style-name="ce50" office:value-type="float" office:value="2456.02" calcext:value-type="float">
            <text:p>2456,02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8.273" calcext:value-type="float">
            <text:p>8,273</text:p>
          </table:table-cell>
          <table:table-cell table:style-name="ce50"/>
          <table:table-cell table:style-name="ce50" office:value-type="float" office:value="5.49" calcext:value-type="float">
            <text:p>5,49</text:p>
          </table:table-cell>
          <table:table-cell table:style-name="ce50" office:value-type="float" office:value="4.079" calcext:value-type="float">
            <text:p>4,0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593.825" calcext:value-type="float">
            <text:p>1593,825</text:p>
          </table:table-cell>
          <table:table-cell table:style-name="ce50"/>
          <table:table-cell table:style-name="ce50" office:value-type="float" office:value="1395.02" calcext:value-type="float">
            <text:p>1395,02</text:p>
          </table:table-cell>
          <table:table-cell table:style-name="ce50" office:value-type="float" office:value="2398.14" calcext:value-type="float">
            <text:p>2398,14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3.981" calcext:value-type="float">
            <text:p>3,981</text:p>
          </table:table-cell>
          <table:table-cell table:style-name="ce50"/>
          <table:table-cell table:style-name="ce50" office:value-type="float" office:value="0.272" calcext:value-type="float">
            <text:p>0,272</text:p>
          </table:table-cell>
          <table:table-cell table:style-name="ce50" office:value-type="float" office:value="0.817" calcext:value-type="float">
            <text:p>0,8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314.177" calcext:value-type="float">
            <text:p>1314,177</text:p>
          </table:table-cell>
          <table:table-cell table:style-name="ce50"/>
          <table:table-cell table:style-name="ce50" office:value-type="float" office:value="930.88" calcext:value-type="float">
            <text:p>930,88</text:p>
          </table:table-cell>
          <table:table-cell table:style-name="ce50" office:value-type="float" office:value="2652.11" calcext:value-type="float">
            <text:p>2652,11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0.297" calcext:value-type="float">
            <text:p>0,297</text:p>
          </table:table-cell>
          <table:table-cell table:style-name="ce50"/>
          <table:table-cell table:style-name="ce50" office:value-type="float" office:value="0.221" calcext:value-type="float">
            <text:p>0,221</text:p>
          </table:table-cell>
          <table:table-cell table:style-name="ce50" office:value-type="float" office:value="3.687" calcext:value-type="float">
            <text:p>3,6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40.67" calcext:value-type="float">
            <text:p>1140,67</text:p>
          </table:table-cell>
          <table:table-cell table:style-name="ce50"/>
          <table:table-cell table:style-name="ce50" office:value-type="float" office:value="894.06" calcext:value-type="float">
            <text:p>894,06</text:p>
          </table:table-cell>
          <table:table-cell table:style-name="ce50" office:value-type="float" office:value="1975.21" calcext:value-type="float">
            <text:p>1975,21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0.276" calcext:value-type="float">
            <text:p>0,276</text:p>
          </table:table-cell>
          <table:table-cell table:style-name="ce50"/>
          <table:table-cell table:style-name="ce50" office:value-type="float" office:value="0.216" calcext:value-type="float">
            <text:p>0,216</text:p>
          </table:table-cell>
          <table:table-cell table:style-name="ce50" office:value-type="float" office:value="0.473" calcext:value-type="float">
            <text:p>0,4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1219.211" calcext:value-type="float">
            <text:p>1219,211</text:p>
          </table:table-cell>
          <table:table-cell table:style-name="ce50"/>
          <table:table-cell table:style-name="ce50" office:value-type="float" office:value="1205.45" calcext:value-type="float">
            <text:p>1205,45</text:p>
          </table:table-cell>
          <table:table-cell table:style-name="ce50" office:value-type="float" office:value="1796.52" calcext:value-type="float">
            <text:p>1796,52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1.938" calcext:value-type="float">
            <text:p>1,938</text:p>
          </table:table-cell>
          <table:table-cell table:style-name="ce50"/>
          <table:table-cell table:style-name="ce50" office:value-type="float" office:value="0.388" calcext:value-type="float">
            <text:p>0,388</text:p>
          </table:table-cell>
          <table:table-cell table:style-name="ce50" office:value-type="float" office:value="0.998" calcext:value-type="float">
            <text:p>0,9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584.147" calcext:value-type="float">
            <text:p>1584,147</text:p>
          </table:table-cell>
          <table:table-cell table:style-name="ce50"/>
          <table:table-cell table:style-name="ce50" office:value-type="float" office:value="1044.84" calcext:value-type="float">
            <text:p>1044,84</text:p>
          </table:table-cell>
          <table:table-cell table:style-name="ce50" office:value-type="float" office:value="1982.27" calcext:value-type="float">
            <text:p>1982,27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0.337" calcext:value-type="float">
            <text:p>0,337</text:p>
          </table:table-cell>
          <table:table-cell table:style-name="ce50"/>
          <table:table-cell table:style-name="ce50" office:value-type="float" office:value="0.309" calcext:value-type="float">
            <text:p>0,309</text:p>
          </table:table-cell>
          <table:table-cell table:style-name="ce50" office:value-type="float" office:value="3.16" calcext:value-type="float">
            <text:p>3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075.49" calcext:value-type="float">
            <text:p>1075,49</text:p>
          </table:table-cell>
          <table:table-cell table:style-name="ce50"/>
          <table:table-cell table:style-name="ce50" office:value-type="float" office:value="788.46" calcext:value-type="float">
            <text:p>788,46</text:p>
          </table:table-cell>
          <table:table-cell table:style-name="ce50" office:value-type="float" office:value="1580.69" calcext:value-type="float">
            <text:p>1580,6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0.411" calcext:value-type="float">
            <text:p>0,411</text:p>
          </table:table-cell>
          <table:table-cell table:style-name="ce50"/>
          <table:table-cell table:style-name="ce50" office:value-type="float" office:value="0.369" calcext:value-type="float">
            <text:p>0,369</text:p>
          </table:table-cell>
          <table:table-cell table:style-name="ce50" office:value-type="float" office:value="3.106" calcext:value-type="float">
            <text:p>3,10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49:.B258])" office:value-type="float" office:value="1288.1925" calcext:value-type="float">
            <text:p>1288,1925</text:p>
          </table:table-cell>
          <table:table-cell table:style-name="ce49" table:formula="of:=AVERAGE([.C249:.C258])" office:value-type="string" office:string-value="" calcext:value-type="error">
            <text:p>#DIV/0!</text:p>
          </table:table-cell>
          <table:table-cell table:style-name="ce49" table:formula="of:=AVERAGE([.D249:.D258])" office:value-type="float" office:value="1011.878" calcext:value-type="float">
            <text:p>1011,878</text:p>
          </table:table-cell>
          <table:table-cell table:style-name="ce49" table:formula="of:=AVERAGE([.E249:.E258])" office:value-type="float" office:value="2042.631" calcext:value-type="float">
            <text:p>2042,631</text:p>
          </table:table-cell>
          <table:table-cell table:style-name="ce49" table:number-columns-repeated="2"/>
          <table:table-cell table:style-name="ce49" table:formula="of:=AVERAGE([.H249:.H258])" office:value-type="float" office:value="1.9754" calcext:value-type="float">
            <text:p>1,9754</text:p>
          </table:table-cell>
          <table:table-cell table:style-name="ce49" table:formula="of:=AVERAGE([.I249:.I258])" office:value-type="string" office:string-value="" calcext:value-type="error">
            <text:p>#DIV/0!</text:p>
          </table:table-cell>
          <table:table-cell table:style-name="ce49" table:formula="of:=AVERAGE([.J249:.J258])" office:value-type="float" office:value="0.8268" calcext:value-type="float">
            <text:p>0,8268</text:p>
          </table:table-cell>
          <table:table-cell table:style-name="ce49" table:formula="of:=AVERAGE([.K249:.K258])" office:value-type="float" office:value="2.9555" calcext:value-type="float">
            <text:p>2,9555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49:.E258])" office:value-type="float" office:value="362.941636276872" calcext:value-type="float">
            <text:p>362,941636276872</text:p>
          </table:table-cell>
          <table:table-cell table:style-name="ce50" table:number-columns-repeated="5"/>
          <table:table-cell table:style-name="ce50" table:formula="of:=STDEV([.K249:.K258])" office:value-type="float" office:value="2.21352967251652" calcext:value-type="float">
            <text:p>2,2135296725165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/>
          <table:table-cell table:style-name="ce50" office:value-type="float" office:value="0.377" calcext:value-type="float">
            <text:p>0,377</text:p>
          </table:table-cell>
          <table:table-cell table:style-name="ce50" office:value-type="float" office:value="0.376" calcext:value-type="float">
            <text:p>0,376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29.49" calcext:value-type="float">
            <text:p>29,49</text:p>
          </table:table-cell>
          <table:table-cell table:style-name="ce50"/>
          <table:table-cell table:style-name="ce50" office:value-type="float" office:value="6.51" calcext:value-type="float">
            <text:p>6,51</text:p>
          </table:table-cell>
          <table:table-cell table:style-name="ce50" office:value-type="float" office:value="244.42" calcext:value-type="float">
            <text:p>244,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9" calcext:value-type="float">
            <text:p>0,659</text:p>
          </table:table-cell>
          <table:table-cell table:style-name="ce50"/>
          <table:table-cell table:style-name="ce50" office:value-type="float" office:value="0.676" calcext:value-type="float">
            <text:p>0,676</text:p>
          </table:table-cell>
          <table:table-cell table:style-name="ce50" office:value-type="float" office:value="0.678" calcext:value-type="float">
            <text:p>0,678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33.31" calcext:value-type="float">
            <text:p>33,31</text:p>
          </table:table-cell>
          <table:table-cell table:style-name="ce50"/>
          <table:table-cell table:style-name="ce50" office:value-type="float" office:value="6.59" calcext:value-type="float">
            <text:p>6,59</text:p>
          </table:table-cell>
          <table:table-cell table:style-name="ce50" office:value-type="float" office:value="71.86" calcext:value-type="float">
            <text:p>71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271" calcext:value-type="float">
            <text:p>0,271</text:p>
          </table:table-cell>
          <table:table-cell table:style-name="ce50"/>
          <table:table-cell table:style-name="ce50" office:value-type="float" office:value="0.205" calcext:value-type="float">
            <text:p>0,205</text:p>
          </table:table-cell>
          <table:table-cell table:style-name="ce50" office:value-type="float" office:value="0.293" calcext:value-type="float">
            <text:p>0,293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 office:value-type="float" office:value="24.14" calcext:value-type="float">
            <text:p>24,14</text:p>
          </table:table-cell>
          <table:table-cell table:style-name="ce50"/>
          <table:table-cell table:style-name="ce50" office:value-type="float" office:value="4.93" calcext:value-type="float">
            <text:p>4,93</text:p>
          </table:table-cell>
          <table:table-cell table:style-name="ce50" office:value-type="float" office:value="134.41" calcext:value-type="float">
            <text:p>134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162.86" calcext:value-type="float">
            <text:p>162,86</text:p>
          </table:table-cell>
          <table:table-cell table:style-name="ce50"/>
          <table:table-cell table:style-name="ce50" office:value-type="float" office:value="21.672" calcext:value-type="float">
            <text:p>21,672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 office:value-type="float" office:value="33.23" calcext:value-type="float">
            <text:p>33,23</text:p>
          </table:table-cell>
          <table:table-cell table:style-name="ce50"/>
          <table:table-cell table:style-name="ce50" office:value-type="float" office:value="9.32" calcext:value-type="float">
            <text:p>9,32</text:p>
          </table:table-cell>
          <table:table-cell table:style-name="ce50" office:value-type="float" office:value="160.11" calcext:value-type="float">
            <text:p>160,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48" calcext:value-type="float">
            <text:p>0,48</text:p>
          </table:table-cell>
          <table:table-cell table:style-name="ce50"/>
          <table:table-cell table:style-name="ce50" office:value-type="float" office:value="0.462" calcext:value-type="float">
            <text:p>0,462</text:p>
          </table:table-cell>
          <table:table-cell table:style-name="ce50" office:value-type="float" office:value="0.412" calcext:value-type="float">
            <text:p>0,412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 office:value-type="float" office:value="29.7" calcext:value-type="float">
            <text:p>29,7</text:p>
          </table:table-cell>
          <table:table-cell table:style-name="ce50"/>
          <table:table-cell table:style-name="ce50" office:value-type="float" office:value="6.78" calcext:value-type="float">
            <text:p>6,78</text:p>
          </table:table-cell>
          <table:table-cell table:style-name="ce50" office:value-type="float" office:value="79.06" calcext:value-type="float">
            <text:p>79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0943" calcext:value-type="float">
            <text:p>0,0943</text:p>
          </table:table-cell>
          <table:table-cell table:style-name="ce50"/>
          <table:table-cell table:style-name="ce50" office:value-type="float" office:value="0.0923" calcext:value-type="float">
            <text:p>0,0923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 office:value-type="float" office:value="40.51" calcext:value-type="float">
            <text:p>40,51</text:p>
          </table:table-cell>
          <table:table-cell table:style-name="ce50"/>
          <table:table-cell table:style-name="ce50" office:value-type="float" office:value="6.38" calcext:value-type="float">
            <text:p>6,38</text:p>
          </table:table-cell>
          <table:table-cell table:style-name="ce50" office:value-type="float" office:value="136.26" calcext:value-type="float">
            <text:p>136,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434" calcext:value-type="float">
            <text:p>0,434</text:p>
          </table:table-cell>
          <table:table-cell table:style-name="ce50"/>
          <table:table-cell table:style-name="ce50" office:value-type="float" office:value="0.409" calcext:value-type="float">
            <text:p>0,409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 office:value-type="float" office:value="35.51" calcext:value-type="float">
            <text:p>35,51</text:p>
          </table:table-cell>
          <table:table-cell table:style-name="ce50"/>
          <table:table-cell table:style-name="ce50" office:value-type="float" office:value="5.2" calcext:value-type="float">
            <text:p>5,2</text:p>
          </table:table-cell>
          <table:table-cell table:style-name="ce50" office:value-type="float" office:value="103.88" calcext:value-type="float">
            <text:p>103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72.6" calcext:value-type="float">
            <text:p>72,6</text:p>
          </table:table-cell>
          <table:table-cell table:style-name="ce50"/>
          <table:table-cell table:style-name="ce50" office:value-type="float" office:value="0.23" calcext:value-type="float">
            <text:p>0,23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 office:value-type="float" office:value="38.103" calcext:value-type="float">
            <text:p>38,103</text:p>
          </table:table-cell>
          <table:table-cell table:style-name="ce50"/>
          <table:table-cell table:style-name="ce50" office:value-type="float" office:value="7.05" calcext:value-type="float">
            <text:p>7,05</text:p>
          </table:table-cell>
          <table:table-cell table:style-name="ce50" office:value-type="float" office:value="130.4" calcext:value-type="float">
            <text:p>130,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34" calcext:value-type="float">
            <text:p>0,34</text:p>
          </table:table-cell>
          <table:table-cell table:style-name="ce50"/>
          <table:table-cell table:style-name="ce50" office:value-type="float" office:value="0.292" calcext:value-type="float">
            <text:p>0,292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 office:value-type="float" office:value="35.24" calcext:value-type="float">
            <text:p>35,24</text:p>
          </table:table-cell>
          <table:table-cell table:style-name="ce50"/>
          <table:table-cell table:style-name="ce50" office:value-type="float" office:value="5.45" calcext:value-type="float">
            <text:p>5,45</text:p>
          </table:table-cell>
          <table:table-cell table:style-name="ce50" office:value-type="float" office:value="119.84" calcext:value-type="float">
            <text:p>119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50" office:value-type="float" office:value="0.217" calcext:value-type="float">
            <text:p>0,217</text:p>
          </table:table-cell>
          <table:table-cell table:style-name="ce50"/>
          <table:table-cell table:style-name="ce50" office:value-type="float" office:value="0.202" calcext:value-type="float">
            <text:p>0,202</text:p>
          </table:table-cell>
          <table:table-cell table:style-name="ce50" office:value-type="float" office:value="0.291" calcext:value-type="float">
            <text:p>0,29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32.166" calcext:value-type="float">
            <text:p>32,166</text:p>
          </table:table-cell>
          <table:table-cell table:style-name="ce50"/>
          <table:table-cell table:style-name="ce50" office:value-type="float" office:value="6.05" calcext:value-type="float">
            <text:p>6,05</text:p>
          </table:table-cell>
          <table:table-cell table:style-name="ce50" office:value-type="float" office:value="116.37" calcext:value-type="float">
            <text:p>116,3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62:.B271])" office:value-type="float" office:value="23.83413" calcext:value-type="float">
            <text:p>23,83413</text:p>
          </table:table-cell>
          <table:table-cell table:style-name="ce49" table:formula="of:=AVERAGE([.C262:.C271])" office:value-type="string" office:string-value="" calcext:value-type="error">
            <text:p>#DIV/0!</text:p>
          </table:table-cell>
          <table:table-cell table:style-name="ce49" table:formula="of:=AVERAGE([.D262:.D271])" office:value-type="float" office:value="2.46173" calcext:value-type="float">
            <text:p>2,46173</text:p>
          </table:table-cell>
          <table:table-cell table:style-name="ce49" table:formula="of:=AVERAGE([.E262:.E271])" office:value-type="float" office:value="0.3409" calcext:value-type="float">
            <text:p>0,3409</text:p>
          </table:table-cell>
          <table:table-cell table:style-name="ce49" table:number-columns-repeated="2"/>
          <table:table-cell table:style-name="ce49" table:formula="of:=AVERAGE([.H262:.H271])" office:value-type="float" office:value="33.1399" calcext:value-type="float">
            <text:p>33,1399</text:p>
          </table:table-cell>
          <table:table-cell table:style-name="ce49" table:formula="of:=AVERAGE([.I262:.I271])" office:value-type="string" office:string-value="" calcext:value-type="error">
            <text:p>#DIV/0!</text:p>
          </table:table-cell>
          <table:table-cell table:style-name="ce49" table:formula="of:=AVERAGE([.J262:.J271])" office:value-type="float" office:value="6.426" calcext:value-type="float">
            <text:p>6,426</text:p>
          </table:table-cell>
          <table:table-cell table:style-name="ce49" table:formula="of:=AVERAGE([.K262:.K271])" office:value-type="float" office:value="129.661" calcext:value-type="float">
            <text:p>129,661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number-columns-repeated="3"/>
          <table:table-cell table:style-name="ce49" table:formula="of:=STDEV([.E262:.E271])" office:value-type="float" office:value="0.162473553403486" calcext:value-type="float">
            <text:p>0,162473553403486</text:p>
          </table:table-cell>
          <table:table-cell table:style-name="ce49" table:number-columns-repeated="5"/>
          <table:table-cell table:style-name="ce49" table:formula="of:=STDEV([.K262:.K271])" office:value-type="float" office:value="48.3075736988173" calcext:value-type="float">
            <text:p>48,3075736988173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/>
          <table:table-cell table:style-name="ce50" office:value-type="float" office:value="0.102" calcext:value-type="float">
            <text:p>0,102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Default" office:value-type="float" office:value="95.587" calcext:value-type="float">
            <text:p>95,587</text:p>
          </table:table-cell>
          <table:table-cell table:style-name="Default"/>
          <table:table-cell table:style-name="ce50" office:value-type="float" office:value="1.469" calcext:value-type="float">
            <text:p>1,469</text:p>
          </table:table-cell>
          <table:table-cell table:style-name="ce50" office:value-type="float" office:value="14.08" calcext:value-type="float">
            <text:p>14,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452" calcext:value-type="float">
            <text:p>0,0452</text:p>
          </table:table-cell>
          <table:table-cell table:style-name="ce50"/>
          <table:table-cell table:style-name="ce50" office:value-type="float" office:value="0.041" calcext:value-type="float">
            <text:p>0,04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Default" office:value-type="float" office:value="145.68" calcext:value-type="float">
            <text:p>145,68</text:p>
          </table:table-cell>
          <table:table-cell table:style-name="Default"/>
          <table:table-cell table:style-name="ce50" office:value-type="float" office:value="86.17" calcext:value-type="float">
            <text:p>86,17</text:p>
          </table:table-cell>
          <table:table-cell table:style-name="ce50" office:value-type="float" office:value="0.82" calcext:value-type="float">
            <text:p>0,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/>
          <table:table-cell table:style-name="ce50" office:value-type="float" office:value="0.115" calcext:value-type="float">
            <text:p>0,115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Default" office:value-type="float" office:value="0.071" calcext:value-type="float">
            <text:p>0,071</text:p>
          </table:table-cell>
          <table:table-cell table:style-name="Default"/>
          <table:table-cell table:style-name="ce50" office:value-type="float" office:value="0.041" calcext:value-type="float">
            <text:p>0,041</text:p>
          </table:table-cell>
          <table:table-cell table:style-name="ce50" office:value-type="float" office:value="7.29" calcext:value-type="float">
            <text:p>7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8" calcext:value-type="float">
            <text:p>0,088</text:p>
          </table:table-cell>
          <table:table-cell table:style-name="ce50"/>
          <table:table-cell table:style-name="ce50" office:value-type="float" office:value="0.085" calcext:value-type="float">
            <text:p>0,085</text:p>
          </table:table-cell>
          <table:table-cell table:style-name="ce50" office:value-type="float" office:value="0.087" calcext:value-type="float">
            <text:p>0,087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Default" office:value-type="float" office:value="0.0307" calcext:value-type="float">
            <text:p>0,0307</text:p>
          </table:table-cell>
          <table:table-cell table:style-name="Default"/>
          <table:table-cell table:style-name="ce50" office:value-type="float" office:value="0.0325" calcext:value-type="float">
            <text:p>0,0325</text:p>
          </table:table-cell>
          <table:table-cell table:style-name="ce50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style-name="ce50" office:value-type="float" office:value="0.124" calcext:value-type="float">
            <text:p>0,124</text:p>
          </table:table-cell>
          <table:table-cell table:style-name="ce50"/>
          <table:table-cell table:style-name="ce50" office:value-type="float" office:value="0.123" calcext:value-type="float">
            <text:p>0,123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Default" office:value-type="float" office:value="0.0479" calcext:value-type="float">
            <text:p>0,0479</text:p>
          </table:table-cell>
          <table:table-cell table:style-name="Default"/>
          <table:table-cell table:style-name="ce50" office:value-type="float" office:value="0.0432" calcext:value-type="float">
            <text:p>0,0432</text:p>
          </table:table-cell>
          <table:table-cell table:style-name="ce50" office:value-type="float" office:value="0.73" calcext:value-type="float">
            <text:p>0,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/>
          <table:table-cell table:style-name="ce50" office:value-type="float" office:value="0.064" calcext:value-type="float">
            <text:p>0,064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Default" office:value-type="float" office:value="70.917" calcext:value-type="float">
            <text:p>70,917</text:p>
          </table:table-cell>
          <table:table-cell table:style-name="Default"/>
          <table:table-cell table:style-name="ce50" office:value-type="float" office:value="0.433" calcext:value-type="float">
            <text:p>0,433</text:p>
          </table:table-cell>
          <table:table-cell table:style-name="ce50" office:value-type="float" office:value="8.05" calcext:value-type="float">
            <text:p>8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379" calcext:value-type="float">
            <text:p>0,0379</text:p>
          </table:table-cell>
          <table:table-cell table:style-name="ce50"/>
          <table:table-cell table:style-name="ce50" office:value-type="float" office:value="0.0366" calcext:value-type="float">
            <text:p>0,0366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Default" office:value-type="float" office:value="0.0857" calcext:value-type="float">
            <text:p>0,0857</text:p>
          </table:table-cell>
          <table:table-cell table:style-name="Default"/>
          <table:table-cell table:style-name="ce50" office:value-type="float" office:value="0.656" calcext:value-type="float">
            <text:p>0,656</text:p>
          </table:table-cell>
          <table:table-cell table:style-name="ce50" office:value-type="float" office:value="1.47" calcext:value-type="float">
            <text:p>1,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13" calcext:value-type="float">
            <text:p>0,0813</text:p>
          </table:table-cell>
          <table:table-cell table:style-name="ce50"/>
          <table:table-cell table:style-name="ce50" office:value-type="float" office:value="0.075" calcext:value-type="float">
            <text:p>0,075</text:p>
          </table:table-cell>
          <table:table-cell table:style-name="ce50" office:value-type="float" office:value="0.0904" calcext:value-type="float">
            <text:p>0,0904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Default" office:value-type="float" office:value="0.0275" calcext:value-type="float">
            <text:p>0,0275</text:p>
          </table:table-cell>
          <table:table-cell table:style-name="Default"/>
          <table:table-cell table:style-name="ce50" office:value-type="float" office:value="0.0259" calcext:value-type="float">
            <text:p>0,0259</text:p>
          </table:table-cell>
          <table:table-cell table:style-name="ce50" office:value-type="float" office:value="4.39" calcext:value-type="float">
            <text:p>4,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9" calcext:value-type="float">
            <text:p>0,099</text:p>
          </table:table-cell>
          <table:table-cell table:style-name="ce50"/>
          <table:table-cell table:number-columns-repeated="2" table:style-name="ce50" office:value-type="float" office:value="0.1" calcext:value-type="float">
            <text:p>0,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Default" office:value-type="float" office:value="0.079" calcext:value-type="float">
            <text:p>0,079</text:p>
          </table:table-cell>
          <table:table-cell table:style-name="Default"/>
          <table:table-cell table:style-name="ce50" office:value-type="float" office:value="0.0675" calcext:value-type="float">
            <text:p>0,0675</text:p>
          </table:table-cell>
          <table:table-cell table:style-name="ce50" office:value-type="float" office:value="3.21" calcext:value-type="float">
            <text:p>3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935" calcext:value-type="float">
            <text:p>0,935</text:p>
          </table:table-cell>
          <table:table-cell table:style-name="ce50"/>
          <table:table-cell table:style-name="ce50" office:value-type="float" office:value="0.0644" calcext:value-type="float">
            <text:p>0,0644</text:p>
          </table:table-cell>
          <table:table-cell table:style-name="ce50" office:value-type="float" office:value="0.048" calcext:value-type="float">
            <text:p>0,048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Default" office:value-type="float" office:value="0.281" calcext:value-type="float">
            <text:p>0,281</text:p>
          </table:table-cell>
          <table:table-cell table:style-name="Default"/>
          <table:table-cell table:style-name="ce50" office:value-type="float" office:value="0.116" calcext:value-type="float">
            <text:p>0,116</text:p>
          </table:table-cell>
          <table:table-cell table:style-name="ce50" office:value-type="float" office:value="2.35" calcext:value-type="float">
            <text:p>2,35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75:.B284])" office:value-type="float" office:value="0.16906" calcext:value-type="float">
            <text:p>0,16906</text:p>
          </table:table-cell>
          <table:table-cell table:style-name="ce49" table:formula="of:=AVERAGE([.C275:.C284])" office:value-type="string" office:string-value="" calcext:value-type="error">
            <text:p>#DIV/0!</text:p>
          </table:table-cell>
          <table:table-cell table:style-name="ce49" table:formula="of:=AVERAGE([.D275:.D284])" office:value-type="float" office:value="0.0806" calcext:value-type="float">
            <text:p>0,0806</text:p>
          </table:table-cell>
          <table:table-cell table:style-name="ce49" table:formula="of:=AVERAGE([.E275:.E284])" office:value-type="float" office:value="0.08189" calcext:value-type="float">
            <text:p>0,08189</text:p>
          </table:table-cell>
          <table:table-cell table:style-name="ce49" table:number-columns-repeated="2"/>
          <table:table-cell table:style-name="ce49" table:formula="of:=AVERAGE([.H275:.H284])" office:value-type="float" office:value="31.28068" calcext:value-type="float">
            <text:p>31,28068</text:p>
          </table:table-cell>
          <table:table-cell table:style-name="ce49" table:formula="of:=AVERAGE([.I275:.I284])" office:value-type="string" office:string-value="" calcext:value-type="error">
            <text:p>#DIV/0!</text:p>
          </table:table-cell>
          <table:table-cell table:style-name="ce49" table:formula="of:=AVERAGE([.J275:.J284])" office:value-type="float" office:value="8.90541" calcext:value-type="float">
            <text:p>8,90541</text:p>
          </table:table-cell>
          <table:table-cell table:style-name="ce49" table:formula="of:=AVERAGE([.K275:.K284])" office:value-type="float" office:value="4.29" calcext:value-type="float">
            <text:p>4,29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75:.E284])" office:value-type="float" office:value="0.0296606154877324" calcext:value-type="float">
            <text:p>0,0296606154877324</text:p>
          </table:table-cell>
          <table:table-cell table:style-name="ce50" table:number-columns-repeated="5"/>
          <table:table-cell table:style-name="ce50" table:formula="of:=STDEV([.K275:.K284])" office:value-type="float" office:value="4.35733098735147" calcext:value-type="float">
            <text:p>4,3573309873514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9.004" calcext:value-type="float">
            <text:p>9,004</text:p>
          </table:table-cell>
          <table:table-cell table:style-name="ce50"/>
          <table:table-cell table:style-name="ce50" office:value-type="float" office:value="8.64" calcext:value-type="float">
            <text:p>8,64</text:p>
          </table:table-cell>
          <table:table-cell table:style-name="ce50" office:value-type="float" office:value="58.6" calcext:value-type="float">
            <text:p>58,6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45.73" calcext:value-type="float">
            <text:p>45,73</text:p>
          </table:table-cell>
          <table:table-cell table:style-name="ce50"/>
          <table:table-cell table:style-name="ce50" office:value-type="float" office:value="9.32" calcext:value-type="float">
            <text:p>9,32</text:p>
          </table:table-cell>
          <table:table-cell table:style-name="ce50" office:value-type="float" office:value="191.46" calcext:value-type="float">
            <text:p>191,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 office:value-type="float" office:value="7.243" calcext:value-type="float">
            <text:p>7,243</text:p>
          </table:table-cell>
          <table:table-cell table:style-name="ce50"/>
          <table:table-cell table:style-name="ce50" office:value-type="float" office:value="7.23" calcext:value-type="float">
            <text:p>7,23</text:p>
          </table:table-cell>
          <table:table-cell table:style-name="ce50" office:value-type="float" office:value="25.44" calcext:value-type="float">
            <text:p>25,44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 office:value-type="float" office:value="42.13" calcext:value-type="float">
            <text:p>42,13</text:p>
          </table:table-cell>
          <table:table-cell table:style-name="ce50"/>
          <table:table-cell table:style-name="ce50" office:value-type="float" office:value="9.9" calcext:value-type="float">
            <text:p>9,9</text:p>
          </table:table-cell>
          <table:table-cell table:style-name="ce50" office:value-type="float" office:value="208.05" calcext:value-type="float">
            <text:p>208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 office:value-type="float" office:value="10.06" calcext:value-type="float">
            <text:p>10,06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office:value-type="float" office:value="24.57" calcext:value-type="float">
            <text:p>24,57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 office:value-type="float" office:value="45.73" calcext:value-type="float">
            <text:p>45,73</text:p>
          </table:table-cell>
          <table:table-cell table:style-name="ce50"/>
          <table:table-cell table:style-name="ce50" office:value-type="float" office:value="9.76" calcext:value-type="float">
            <text:p>9,76</text:p>
          </table:table-cell>
          <table:table-cell table:style-name="ce50" office:value-type="float" office:value="174.35" calcext:value-type="float">
            <text:p>174,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 office:value-type="float" office:value="7.632" calcext:value-type="float">
            <text:p>7,632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office:value-type="float" office:value="27.42" calcext:value-type="float">
            <text:p>27,42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 office:value-type="float" office:value="40.57" calcext:value-type="float">
            <text:p>40,57</text:p>
          </table:table-cell>
          <table:table-cell table:style-name="ce50"/>
          <table:table-cell table:style-name="ce50" office:value-type="float" office:value="5.73" calcext:value-type="float">
            <text:p>5,73</text:p>
          </table:table-cell>
          <table:table-cell table:style-name="ce50" office:value-type="float" office:value="107.97" calcext:value-type="float">
            <text:p>107,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 office:value-type="float" office:value="38.683" calcext:value-type="float">
            <text:p>38,683</text:p>
          </table:table-cell>
          <table:table-cell table:style-name="ce50"/>
          <table:table-cell table:style-name="ce50" office:value-type="float" office:value="7.34" calcext:value-type="float">
            <text:p>7,34</text:p>
          </table:table-cell>
          <table:table-cell table:style-name="ce50" office:value-type="float" office:value="15.78" calcext:value-type="float">
            <text:p>15,78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 office:value-type="float" office:value="61.73" calcext:value-type="float">
            <text:p>61,73</text:p>
          </table:table-cell>
          <table:table-cell table:style-name="ce50"/>
          <table:table-cell table:style-name="ce50" office:value-type="float" office:value="12.65" calcext:value-type="float">
            <text:p>12,65</text:p>
          </table:table-cell>
          <table:table-cell table:style-name="ce50" office:value-type="float" office:value="214.04" calcext:value-type="float">
            <text:p>214,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 office:value-type="float" office:value="8.406" calcext:value-type="float">
            <text:p>8,406</text:p>
          </table:table-cell>
          <table:table-cell table:style-name="ce50"/>
          <table:table-cell table:style-name="ce50" office:value-type="float" office:value="7.95" calcext:value-type="float">
            <text:p>7,95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 office:value-type="float" office:value="58.497" calcext:value-type="float">
            <text:p>58,497</text:p>
          </table:table-cell>
          <table:table-cell table:style-name="ce50"/>
          <table:table-cell table:style-name="ce50" office:value-type="float" office:value="12.8" calcext:value-type="float">
            <text:p>12,8</text:p>
          </table:table-cell>
          <table:table-cell table:style-name="ce50" office:value-type="float" office:value="201.93" calcext:value-type="float">
            <text:p>201,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 office:value-type="float" office:value="10.322" calcext:value-type="float">
            <text:p>10,322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office:value-type="float" office:value="24.79" calcext:value-type="float">
            <text:p>24,7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 office:value-type="float" office:value="30.572" calcext:value-type="float">
            <text:p>30,572</text:p>
          </table:table-cell>
          <table:table-cell table:style-name="ce50"/>
          <table:table-cell table:style-name="ce50" office:value-type="float" office:value="10.1" calcext:value-type="float">
            <text:p>10,1</text:p>
          </table:table-cell>
          <table:table-cell table:style-name="ce50" office:value-type="float" office:value="126.13" calcext:value-type="float">
            <text:p>126,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 office:value-type="float" office:value="7.462" calcext:value-type="float">
            <text:p>7,462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office:value-type="float" office:value="27.87" calcext:value-type="float">
            <text:p>27,87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 office:value-type="float" office:value="46.998" calcext:value-type="float">
            <text:p>46,998</text:p>
          </table:table-cell>
          <table:table-cell table:style-name="ce50"/>
          <table:table-cell table:style-name="ce50" office:value-type="float" office:value="9.32" calcext:value-type="float">
            <text:p>9,32</text:p>
          </table:table-cell>
          <table:table-cell table:style-name="ce50" office:value-type="float" office:value="145.63" calcext:value-type="float">
            <text:p>145,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 office:value-type="float" office:value="6.469" calcext:value-type="float">
            <text:p>6,469</text:p>
          </table:table-cell>
          <table:table-cell table:style-name="ce50"/>
          <table:table-cell table:style-name="ce50" office:value-type="float" office:value="6.44" calcext:value-type="float">
            <text:p>6,44</text:p>
          </table:table-cell>
          <table:table-cell table:style-name="ce50" office:value-type="float" office:value="16.38" calcext:value-type="float">
            <text:p>16,38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 office:value-type="float" office:value="47.47" calcext:value-type="float">
            <text:p>47,47</text:p>
          </table:table-cell>
          <table:table-cell table:style-name="ce50"/>
          <table:table-cell table:style-name="ce50" office:value-type="float" office:value="7.08" calcext:value-type="float">
            <text:p>7,08</text:p>
          </table:table-cell>
          <table:table-cell table:style-name="ce50" office:value-type="float" office:value="131.36" calcext:value-type="float">
            <text:p>131,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 office:value-type="float" office:value="7.094" calcext:value-type="float">
            <text:p>7,094</text:p>
          </table:table-cell>
          <table:table-cell table:style-name="ce50"/>
          <table:table-cell table:style-name="ce50" office:value-type="float" office:value="7.05" calcext:value-type="float">
            <text:p>7,05</text:p>
          </table:table-cell>
          <table:table-cell table:style-name="ce50" office:value-type="float" office:value="18.49" calcext:value-type="float">
            <text:p>18,49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48.13" calcext:value-type="float">
            <text:p>48,13</text:p>
          </table:table-cell>
          <table:table-cell table:style-name="ce50"/>
          <table:table-cell table:style-name="ce50" office:value-type="float" office:value="7.89" calcext:value-type="float">
            <text:p>7,89</text:p>
          </table:table-cell>
          <table:table-cell table:style-name="ce50" office:value-type="float" office:value="131.92" calcext:value-type="float">
            <text:p>131,9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88:.B297])" office:value-type="float" office:value="11.2375" calcext:value-type="float">
            <text:p>11,2375</text:p>
          </table:table-cell>
          <table:table-cell table:style-name="ce49" table:formula="of:=AVERAGE([.C288:.C297])" office:value-type="string" office:string-value="" calcext:value-type="error">
            <text:p>#DIV/0!</text:p>
          </table:table-cell>
          <table:table-cell table:style-name="ce49" table:formula="of:=AVERAGE([.D288:.D297])" office:value-type="float" office:value="7.44166666666667" calcext:value-type="float">
            <text:p>7,44166666666667</text:p>
          </table:table-cell>
          <table:table-cell table:style-name="ce49" table:formula="of:=AVERAGE([.E288:.E297])" office:value-type="float" office:value="26.034" calcext:value-type="float">
            <text:p>26,034</text:p>
          </table:table-cell>
          <table:table-cell table:style-name="ce49" table:number-columns-repeated="2"/>
          <table:table-cell table:style-name="ce49" table:formula="of:=AVERAGE([.H288:.H297])" office:value-type="float" office:value="46.7557" calcext:value-type="float">
            <text:p>46,7557</text:p>
          </table:table-cell>
          <table:table-cell table:style-name="ce49" table:formula="of:=AVERAGE([.I288:.I297])" office:value-type="string" office:string-value="" calcext:value-type="error">
            <text:p>#DIV/0!</text:p>
          </table:table-cell>
          <table:table-cell table:style-name="ce49" table:formula="of:=AVERAGE([.J288:.J297])" office:value-type="float" office:value="9.455" calcext:value-type="float">
            <text:p>9,455</text:p>
          </table:table-cell>
          <table:table-cell table:style-name="ce49" table:formula="of:=AVERAGE([.K288:.K297])" office:value-type="float" office:value="163.284" calcext:value-type="float">
            <text:p>163,284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5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0.0741" calcext:value-type="float">
            <text:p>0,0741</text:p>
          </table:table-cell>
          <table:table-cell table:style-name="ce50"/>
          <table:table-cell table:style-name="ce50" office:value-type="float" office:value="0.0328" calcext:value-type="float">
            <text:p>0,0328</text:p>
          </table:table-cell>
          <table:table-cell table:style-name="ce50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 table:number-columns-repeated="2"/>
          <table:table-cell table:style-name="ce50" office:value-type="float" office:value="0.0321" calcext:value-type="float">
            <text:p>0,0321</text:p>
          </table:table-cell>
          <table:table-cell table:style-name="ce50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 table:number-columns-repeated="3"/>
          <table:table-cell table:style-name="ce50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 table:number-columns-repeated="3"/>
          <table:table-cell table:style-name="ce50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 table:number-columns-repeated="3"/>
          <table:table-cell table:style-name="ce50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 table:number-columns-repeated="3"/>
          <table:table-cell table:style-name="ce50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 table:number-columns-repeated="3"/>
          <table:table-cell table:style-name="ce50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 table:number-columns-repeated="3"/>
          <table:table-cell table:style-name="ce50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 table:number-columns-repeated="3"/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 table:number-columns-repeated="3"/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301:.B310])" office:value-type="float" office:value="0.0741" calcext:value-type="float">
            <text:p>0,0741</text:p>
          </table:table-cell>
          <table:table-cell table:style-name="ce49" table:formula="of:=AVERAGE([.C301:.C310])" office:value-type="string" office:string-value="" calcext:value-type="error">
            <text:p>#DIV/0!</text:p>
          </table:table-cell>
          <table:table-cell table:style-name="ce49" table:formula="of:=AVERAGE([.D301:.D310])" office:value-type="float" office:value="0.03245" calcext:value-type="float">
            <text:p>0,03245</text:p>
          </table:table-cell>
          <table:table-cell table:style-name="ce49" table:formula="of:=AVERAGE([.E301:.E310])" office:value-type="float" office:value="0.02666" calcext:value-type="float">
            <text:p>0,02666</text:p>
          </table:table-cell>
          <table:table-cell table:number-columns-repeated="16375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46" table:number-columns-repeated="5"/>
          <table:table-cell table:number-columns-repeated="16369"/>
        </table:table-row>
        <table:table-row table:style-name="ro1" table:number-rows-repeated="12">
          <table:table-cell table:style-name="Default" table:number-columns-repeated="11"/>
          <table:table-cell table:number-columns-repeated="16369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4822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NNC_AVERAGES" table:style-name="ta1">
        <table:table-column table:style-name="co9" table:default-cell-style-name="ce61"/>
        <table:table-column table:style-name="co2" table:default-cell-style-name="ce61"/>
        <table:table-column table:style-name="co10" table:number-columns-repeated="2" table:default-cell-style-name="ce61"/>
        <table:table-column table:style-name="co3" table:number-columns-repeated="16380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3"/>
          <table:table-cell table:number-columns-repeated="16379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NOLOCAL</text:p>
          </table:table-cell>
          <table:table-cell table:style-name="ce57" office:value-type="string" calcext:value-type="string">
            <text:p>CROSS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MLPGEN</text:p>
          </table:table-cell>
          <table:table-cell table:number-columns-repeated="16379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number-columns-repeated="2" table:style-name="ce63" office:value-type="percentage" office:value="0.1453" calcext:value-type="percentage">
            <text:p>14,53%</text:p>
          </table:table-cell>
          <table:table-cell table:style-name="ce63" office:value-type="percentage" office:value="0.145" calcext:value-type="percentage">
            <text:p>14,50%</text:p>
          </table:table-cell>
          <table:table-cell table:style-name="ce63" office:value-type="percentage" office:value="0.24" calcext:value-type="percentage">
            <text:p>24,00%</text:p>
          </table:table-cell>
          <table:table-cell table:style-name="ce66" table:number-columns-repeated="16376"/>
          <table:table-cell table:number-columns-repeated="3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1435" calcext:value-type="percentage">
            <text:p>14,35%</text:p>
          </table:table-cell>
          <table:table-cell table:style-name="ce63" office:value-type="percentage" office:value="0.1436" calcext:value-type="percentage">
            <text:p>14,36%</text:p>
          </table:table-cell>
          <table:table-cell table:style-name="ce63" office:value-type="percentage" office:value="0.1424" calcext:value-type="percentage">
            <text:p>14,24%</text:p>
          </table:table-cell>
          <table:table-cell table:style-name="ce63" office:value-type="percentage" office:value="0.4151" calcext:value-type="percentage">
            <text:p>41,5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452" calcext:value-type="percentage">
            <text:p>24,52%</text:p>
          </table:table-cell>
          <table:table-cell table:style-name="ce63" office:value-type="percentage" office:value="0.2306" calcext:value-type="percentage">
            <text:p>23,06%</text:p>
          </table:table-cell>
          <table:table-cell table:style-name="ce63" office:value-type="percentage" office:value="0.1974" calcext:value-type="percentage">
            <text:p>19,74%</text:p>
          </table:table-cell>
          <table:table-cell table:style-name="ce63" office:value-type="percentage" office:value="0.0853" calcext:value-type="percentage">
            <text:p>8,5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3623" calcext:value-type="percentage">
            <text:p>36,23%</text:p>
          </table:table-cell>
          <table:table-cell table:style-name="ce63" office:value-type="percentage" office:value="0.3577" calcext:value-type="percentage">
            <text:p>35,77%</text:p>
          </table:table-cell>
          <table:table-cell table:style-name="ce63" office:value-type="percentage" office:value="0.3702" calcext:value-type="percentage">
            <text:p>37,02%</text:p>
          </table:table-cell>
          <table:table-cell table:style-name="ce63" office:value-type="percentage" office:value="0.3609" calcext:value-type="percentage">
            <text:p>36,0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4948" calcext:value-type="percentage">
            <text:p>49,48%</text:p>
          </table:table-cell>
          <table:table-cell table:style-name="ce63"/>
          <table:table-cell table:style-name="ce63" office:value-type="percentage" office:value="0.4943" calcext:value-type="percentage">
            <text:p>49,43%</text:p>
          </table:table-cell>
          <table:table-cell table:style-name="ce63" office:value-type="percentage" office:value="0.6211" calcext:value-type="percentage">
            <text:p>62,1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2453" calcext:value-type="percentage">
            <text:p>24,53%</text:p>
          </table:table-cell>
          <table:table-cell table:style-name="ce63" office:value-type="percentage" office:value="0.2223" calcext:value-type="percentage">
            <text:p>22,23%</text:p>
          </table:table-cell>
          <table:table-cell table:style-name="ce63" office:value-type="percentage" office:value="0.2691" calcext:value-type="percentage">
            <text:p>26,91%</text:p>
          </table:table-cell>
          <table:table-cell table:style-name="ce63" office:value-type="percentage" office:value="0.1995" calcext:value-type="percentage">
            <text:p>19,9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5611" calcext:value-type="percentage">
            <text:p>56,11%</text:p>
          </table:table-cell>
          <table:table-cell table:style-name="ce63" office:value-type="percentage" office:value="0.566" calcext:value-type="percentage">
            <text:p>56,60%</text:p>
          </table:table-cell>
          <table:table-cell table:style-name="ce63" office:value-type="percentage" office:value="0.5395" calcext:value-type="percentage">
            <text:p>53,95%</text:p>
          </table:table-cell>
          <table:table-cell table:style-name="ce63" office:value-type="percentage" office:value="0.6664" calcext:value-type="percentage">
            <text:p>66,6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352" calcext:value-type="percentage">
            <text:p>35,20%</text:p>
          </table:table-cell>
          <table:table-cell table:style-name="ce63" office:value-type="percentage" office:value="0.3436" calcext:value-type="percentage">
            <text:p>34,36%</text:p>
          </table:table-cell>
          <table:table-cell table:style-name="ce63" office:value-type="percentage" office:value="0.3749" calcext:value-type="percentage">
            <text:p>37,49%</text:p>
          </table:table-cell>
          <table:table-cell table:style-name="ce63" office:value-type="percentage" office:value="0.4387" calcext:value-type="percentage">
            <text:p>43,8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1596" calcext:value-type="percentage">
            <text:p>15,96%</text:p>
          </table:table-cell>
          <table:table-cell table:style-name="ce63" office:value-type="percentage" office:value="0.158" calcext:value-type="percentage">
            <text:p>15,80%</text:p>
          </table:table-cell>
          <table:table-cell table:style-name="ce63" office:value-type="percentage" office:value="0.1623" calcext:value-type="percentage">
            <text:p>16,23%</text:p>
          </table:table-cell>
          <table:table-cell table:style-name="ce63" office:value-type="percentage" office:value="0.3424" calcext:value-type="percentage">
            <text:p>34,2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0355" calcext:value-type="percentage">
            <text:p>3,55%</text:p>
          </table:table-cell>
          <table:table-cell table:style-name="ce63" office:value-type="percentage" office:value="0.0345" calcext:value-type="percentage">
            <text:p>3,45%</text:p>
          </table:table-cell>
          <table:table-cell table:style-name="ce63" office:value-type="percentage" office:value="0.0341" calcext:value-type="percentage">
            <text:p>3,41%</text:p>
          </table:table-cell>
          <table:table-cell table:style-name="ce63" office:value-type="percentage" office:value="0.132" calcext:value-type="percentage">
            <text:p>13,2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156" calcext:value-type="percentage">
            <text:p>11,56%</text:p>
          </table:table-cell>
          <table:table-cell table:style-name="ce63" office:value-type="percentage" office:value="0.1102" calcext:value-type="percentage">
            <text:p>11,02%</text:p>
          </table:table-cell>
          <table:table-cell table:style-name="ce63" office:value-type="percentage" office:value="0.1155" calcext:value-type="percentage">
            <text:p>11,55%</text:p>
          </table:table-cell>
          <table:table-cell table:style-name="ce63" office:value-type="percentage" office:value="0.23" calcext:value-type="percentage">
            <text:p>23,0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3278" calcext:value-type="percentage">
            <text:p>32,78%</text:p>
          </table:table-cell>
          <table:table-cell table:style-name="ce63" office:value-type="percentage" office:value="0.3295" calcext:value-type="percentage">
            <text:p>32,95%</text:p>
          </table:table-cell>
          <table:table-cell table:style-name="ce63" office:value-type="percentage" office:value="0.3255" calcext:value-type="percentage">
            <text:p>32,55%</text:p>
          </table:table-cell>
          <table:table-cell table:style-name="ce63" office:value-type="percentage" office:value="0.4129" calcext:value-type="percentage">
            <text:p>41,2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2641" calcext:value-type="percentage">
            <text:p>26,41%</text:p>
          </table:table-cell>
          <table:table-cell table:style-name="ce63"/>
          <table:table-cell table:style-name="ce63" office:value-type="percentage" office:value="0.2574" calcext:value-type="percentage">
            <text:p>25,74%</text:p>
          </table:table-cell>
          <table:table-cell table:style-name="ce63" office:value-type="percentage" office:value="0.2864" calcext:value-type="percentage">
            <text:p>28,6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176" calcext:value-type="percentage">
            <text:p>17,60%</text:p>
          </table:table-cell>
          <table:table-cell table:style-name="ce63" office:value-type="percentage" office:value="0.1747" calcext:value-type="percentage">
            <text:p>17,47%</text:p>
          </table:table-cell>
          <table:table-cell table:style-name="ce63" office:value-type="percentage" office:value="0.1656" calcext:value-type="percentage">
            <text:p>16,56%</text:p>
          </table:table-cell>
          <table:table-cell table:style-name="ce63" office:value-type="percentage" office:value="0.2509" calcext:value-type="percentage">
            <text:p>25,0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127" calcext:value-type="percentage">
            <text:p>12,70%</text:p>
          </table:table-cell>
          <table:table-cell table:style-name="ce63" office:value-type="percentage" office:value="0.1184" calcext:value-type="percentage">
            <text:p>11,84%</text:p>
          </table:table-cell>
          <table:table-cell table:style-name="ce63" office:value-type="percentage" office:value="0.1279" calcext:value-type="percentage">
            <text:p>12,79%</text:p>
          </table:table-cell>
          <table:table-cell table:style-name="ce63" office:value-type="percentage" office:value="0.2067" calcext:value-type="percentage">
            <text:p>20,6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2814" calcext:value-type="percentage">
            <text:p>28,14%</text:p>
          </table:table-cell>
          <table:table-cell table:style-name="ce63" office:value-type="percentage" office:value="0.2775" calcext:value-type="percentage">
            <text:p>27,75%</text:p>
          </table:table-cell>
          <table:table-cell table:style-name="ce63" office:value-type="percentage" office:value="0.2515" calcext:value-type="percentage">
            <text:p>25,15%</text:p>
          </table:table-cell>
          <table:table-cell table:style-name="ce63" office:value-type="percentage" office:value="0.3482" calcext:value-type="percentage">
            <text:p>34,82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649" calcext:value-type="percentage">
            <text:p>6,49%</text:p>
          </table:table-cell>
          <table:table-cell table:style-name="ce63" office:value-type="percentage" office:value="0.0659" calcext:value-type="percentage">
            <text:p>6,59%</text:p>
          </table:table-cell>
          <table:table-cell table:style-name="ce63" office:value-type="percentage" office:value="0.062" calcext:value-type="percentage">
            <text:p>6,20%</text:p>
          </table:table-cell>
          <table:table-cell table:style-name="ce63" office:value-type="percentage" office:value="0.0628" calcext:value-type="percentage">
            <text:p>6,2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2515" calcext:value-type="percentage">
            <text:p>25,15%</text:p>
          </table:table-cell>
          <table:table-cell table:style-name="ce63" office:value-type="string" calcext:value-type="string">
            <text:p>x</text:p>
          </table:table-cell>
          <table:table-cell table:style-name="ce55" office:value-type="percentage" office:value="0.2526" calcext:value-type="percentage">
            <text:p>25,26%</text:p>
          </table:table-cell>
          <table:table-cell table:style-name="ce63" office:value-type="percentage" office:value="0.3145" calcext:value-type="percentage">
            <text:p>31,4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04" calcext:value-type="percentage">
            <text:p>30,40%</text:p>
          </table:table-cell>
          <table:table-cell table:style-name="ce63" office:value-type="percentage" office:value="0.3048" calcext:value-type="percentage">
            <text:p>30,48%</text:p>
          </table:table-cell>
          <table:table-cell table:style-name="ce63" office:value-type="percentage" office:value="0.2973" calcext:value-type="percentage">
            <text:p>29,73%</text:p>
          </table:table-cell>
          <table:table-cell table:style-name="ce63" office:value-type="percentage" office:value="0.3468" calcext:value-type="percentage">
            <text:p>34,6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5345" calcext:value-type="percentage">
            <text:p>53,45%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percentage" office:value="0.5385" calcext:value-type="percentage">
            <text:p>53,85%</text:p>
          </table:table-cell>
          <table:table-cell table:style-name="ce63" office:value-type="percentage" office:value="0.5551" calcext:value-type="percentage">
            <text:p>55,5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722" calcext:value-type="percentage">
            <text:p>27,22%</text:p>
          </table:table-cell>
          <table:table-cell table:style-name="ce63" office:value-type="percentage" office:value="0.2672" calcext:value-type="percentage">
            <text:p>26,72%</text:p>
          </table:table-cell>
          <table:table-cell table:style-name="ce63" office:value-type="percentage" office:value="0.2807" calcext:value-type="percentage">
            <text:p>28,07%</text:p>
          </table:table-cell>
          <table:table-cell table:style-name="ce63" office:value-type="percentage" office:value="0.285" calcext:value-type="percentage">
            <text:p>28,5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4803" calcext:value-type="percentage">
            <text:p>48,03%</text:p>
          </table:table-cell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number-columns-repeated="16379"/>
        </table:table-row>
        <table:table-row table:style-name="ro1">
          <table:table-cell table:style-name="ce59" office:value-type="string" calcext:value-type="string">
            <text:p>Tae</text:p>
          </table:table-cell>
          <table:table-cell table:style-name="ce64" office:value-type="percentage" office:value="0.5573" calcext:value-type="percentage">
            <text:p>55,73%</text:p>
          </table:table-cell>
          <table:table-cell table:style-name="ce63" office:value-type="percentage" office:value="0.5665" calcext:value-type="percentage">
            <text:p>56,65%</text:p>
          </table:table-cell>
          <table:table-cell table:style-name="ce63" table:number-columns-repeated="2"/>
          <table:table-cell table:number-columns-repeated="16379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0697" calcext:value-type="percentage">
            <text:p>6,97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638" calcext:value-type="percentage">
            <text:p>6,38%</text:p>
          </table:table-cell>
          <table:table-cell table:style-name="ce63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141" calcext:value-type="percentage">
            <text:p>14,10%</text:p>
          </table:table-cell>
          <table:table-cell table:style-name="ce63" office:value-type="percentage" office:value="0.1384" calcext:value-type="percentage">
            <text:p>13,84%</text:p>
          </table:table-cell>
          <table:table-cell table:style-name="ce63" office:value-type="percentage" office:value="0.1329" calcext:value-type="percentage">
            <text:p>13,29%</text:p>
          </table:table-cell>
          <table:table-cell table:style-name="ce63" office:value-type="percentage" office:value="0.448" calcext:value-type="percentage">
            <text:p>44,8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1416" calcext:value-type="percentage">
            <text:p>14,16%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percentage" office:value="0.1208" calcext:value-type="percentage">
            <text:p>12,08%</text:p>
          </table:table-cell>
          <table:table-cell table:style-name="ce63" office:value-type="percentage" office:value="0.4388" calcext:value-type="percentage">
            <text:p>43,8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1295" calcext:value-type="percentage">
            <text:p>12,95%</text:p>
          </table:table-cell>
          <table:table-cell table:style-name="ce63" office:value-type="percentage" office:value="0.1217" calcext:value-type="percentage">
            <text:p>12,17%</text:p>
          </table:table-cell>
          <table:table-cell table:style-name="ce63" office:value-type="percentage" office:value="0.1053" calcext:value-type="percentage">
            <text:p>10,53%</text:p>
          </table:table-cell>
          <table:table-cell table:style-name="ce63" office:value-type="percentage" office:value="0.4669" calcext:value-type="percentage">
            <text:p>46,6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0293" calcext:value-type="percentage">
            <text:p>2,93%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percentage" office:value="0.0269" calcext:value-type="percentage">
            <text:p>2,69%</text:p>
          </table:table-cell>
          <table:table-cell table:style-name="ce63" office:value-type="percentage" office:value="0.0866" calcext:value-type="percentage">
            <text:p>8,6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0883" calcext:value-type="percentage">
            <text:p>8,83%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percentage" office:value="0.0867" calcext:value-type="percentage">
            <text:p>8,67%</text:p>
          </table:table-cell>
          <table:table-cell table:style-name="ce63"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2">
          <table:table-cell table:style-name="ce60"/>
          <table:table-cell table:style-name="ce65" table:formula="of:=AVERAGE([.B3:.B31])" office:value-type="percentage" office:value="0.244848275862069" calcext:value-type="percentage">
            <text:p>24,48%</text:p>
          </table:table-cell>
          <table:table-cell table:style-name="ce65" table:formula="of:=AVERAGE([.C3:.C31])" office:value-type="percentage" office:value="0.22622380952381" calcext:value-type="percentage">
            <text:p>22,62%</text:p>
          </table:table-cell>
          <table:table-cell table:style-name="ce65" table:formula="of:=AVERAGE([.D3:.D31])" office:value-type="percentage" office:value="0.220003703703704" calcext:value-type="percentage">
            <text:p>22,00%</text:p>
          </table:table-cell>
          <table:table-cell table:style-name="ce65" table:formula="of:=AVERAGE([.E3:.E31])" office:value-type="percentage" office:value="0.313974074074074" calcext:value-type="percentage">
            <text:p>31,40%</text:p>
          </table:table-cell>
          <table:table-cell table:style-name="ce65" table:formula="of:=AVERAGE([.F3:.F31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3"/>
        </table:table-row>
        <table:table-row table:style-name="ro2">
          <table:table-cell table:style-name="ce60"/>
          <table:table-cell table:style-name="ce65"/>
          <table:table-cell table:style-name="ce65" table:formula="of:=([.B32]-[.C32])/[.B32]" office:value-type="percentage" office:value="0.0760653358602829" calcext:value-type="percentage">
            <text:p>7,61%</text:p>
          </table:table-cell>
          <table:table-cell table:style-name="ce65" table:formula="of:=([.B32]-[.D32])/[.B32]" office:value-type="percentage" office:value="0.101469255075993" calcext:value-type="percentage">
            <text:p>10,15%</text:p>
          </table:table-cell>
          <table:table-cell table:style-name="ce65" table:formula="of:=([.B32]-[.E32])/[.B32]" office:value-type="percentage" office:value="-0.282320951489754" calcext:value-type="percentage">
            <text:p>-28,23%</text:p>
          </table:table-cell>
          <table:table-cell table:style-name="ce60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57" office:value-type="string" calcext:value-type="string">
            <text:p>REGRESSION DATASETS</text:p>
          </table:table-cell>
          <table:table-cell table:style-name="ce57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014.7325/417" office:value-type="float" office:value="4.8314928057554" calcext:value-type="float">
            <text:p>4,8314928057554</text:p>
          </table:table-cell>
          <table:table-cell table:style-name="ce66" office:value-type="string" calcext:value-type="string">
            <text:p>x</text:p>
          </table:table-cell>
          <table:table-cell table:style-name="ce66" table:formula="of:=1970.8728/417" office:value-type="float" office:value="4.72631366906475" calcext:value-type="float">
            <text:p>4,72631366906475</text:p>
          </table:table-cell>
          <table:table-cell table:style-name="ce66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5164/150" office:value-type="float" office:value="0.00344266666666667" calcext:value-type="float">
            <text:p>0,00344266666666667</text:p>
          </table:table-cell>
          <table:table-cell table:style-name="ce66"/>
          <table:table-cell table:style-name="ce66" table:formula="of:=0.388555555555556/150" office:value-type="float" office:value="0.00259037037037037" calcext:value-type="float">
            <text:p>0,00259037037037037</text:p>
          </table:table-cell>
          <table:table-cell table:style-name="ce66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1994.544/33" office:value-type="float" office:value="60.4407272727273" calcext:value-type="float">
            <text:p>60,4407272727273</text:p>
          </table:table-cell>
          <table:table-cell table:style-name="ce66"/>
          <table:table-cell table:style-name="ce66" table:formula="of:=1769.827/33" office:value-type="float" office:value="53.6311212121212" calcext:value-type="float">
            <text:p>53,6311212121212</text:p>
          </table:table-cell>
          <table:table-cell table:style-name="ce66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0.79891/9" office:value-type="float" office:value="0.0887677777777778" calcext:value-type="float">
            <text:p>0,0887677777777778</text:p>
          </table:table-cell>
          <table:table-cell table:style-name="ce66"/>
          <table:table-cell table:style-name="ce66" table:formula="of:=0.16142/9" office:value-type="float" office:value="0.0179355555555556" calcext:value-type="float">
            <text:p>0,0179355555555556</text:p>
          </table:table-cell>
          <table:table-cell table:style-name="ce66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0.14576/4" office:value-type="float" office:value="0.03644" calcext:value-type="float">
            <text:p>0,03644</text:p>
          </table:table-cell>
          <table:table-cell table:style-name="ce66"/>
          <table:table-cell table:style-name="ce66" table:formula="of:=0.029388/4" office:value-type="float" office:value="0.007347" calcext:value-type="float">
            <text:p>0,007347</text:p>
          </table:table-cell>
          <table:table-cell table:style-name="ce66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856571428571429/103" office:value-type="float" office:value="0.00831622746185853" calcext:value-type="float">
            <text:p>0,00831622746185853</text:p>
          </table:table-cell>
          <table:table-cell table:style-name="ce66"/>
          <table:table-cell table:style-name="ce66" table:formula="of:=0.67688/103" office:value-type="float" office:value="0.00657165048543689" calcext:value-type="float">
            <text:p>0,00657165048543689</text:p>
          </table:table-cell>
          <table:table-cell table:style-name="ce66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9.62/36" office:value-type="float" office:value="0.267222222222222" calcext:value-type="float">
            <text:p>0,267222222222222</text:p>
          </table:table-cell>
          <table:table-cell table:style-name="ce66"/>
          <table:table-cell table:style-name="ce66" table:formula="of:=9.516/36" office:value-type="float" office:value="0.264333333333333" calcext:value-type="float">
            <text:p>0,264333333333333</text:p>
          </table:table-cell>
          <table:table-cell table:style-name="ce66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3.0541/4" office:value-type="float" office:value="0.763525" calcext:value-type="float">
            <text:p>0,763525</text:p>
          </table:table-cell>
          <table:table-cell table:style-name="ce66"/>
          <table:table-cell table:style-name="ce66" table:formula="of:=2.231/4" office:value-type="float" office:value="0.55775" calcext:value-type="float">
            <text:p>0,55775</text:p>
          </table:table-cell>
          <table:table-cell table:style-name="ce66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288.1925/50" office:value-type="float" office:value="25.76385" calcext:value-type="float">
            <text:p>25,76385</text:p>
          </table:table-cell>
          <table:table-cell table:style-name="ce66"/>
          <table:table-cell table:style-name="ce66" table:formula="of:=1011.878/50" office:value-type="float" office:value="20.23756" calcext:value-type="float">
            <text:p>20,23756</text:p>
          </table:table-cell>
          <table:table-cell table:style-name="ce66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1.9754/25" office:value-type="float" office:value="0.079016" calcext:value-type="float">
            <text:p>0,079016</text:p>
          </table:table-cell>
          <table:table-cell table:style-name="ce66"/>
          <table:table-cell table:style-name="ce66" table:formula="of:=0.8268/25" office:value-type="float" office:value="0.033072" calcext:value-type="float">
            <text:p>0,033072</text:p>
          </table:table-cell>
          <table:table-cell table:style-name="ce66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23.83413/4" office:value-type="float" office:value="5.9585325" calcext:value-type="float">
            <text:p>5,9585325</text:p>
          </table:table-cell>
          <table:table-cell table:style-name="ce66"/>
          <table:table-cell table:style-name="ce66" table:formula="of:=2.46173/6" office:value-type="float" office:value="0.410288333333333" calcext:value-type="float">
            <text:p>0,410288333333333</text:p>
          </table:table-cell>
          <table:table-cell table:style-name="ce66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3.1399/104" office:value-type="float" office:value="0.318652884615385" calcext:value-type="float">
            <text:p>0,318652884615385</text:p>
          </table:table-cell>
          <table:table-cell table:style-name="ce66"/>
          <table:table-cell table:style-name="ce66" table:formula="of:=6.426/104" office:value-type="float" office:value="0.0617884615384615" calcext:value-type="float">
            <text:p>0,0617884615384615</text:p>
          </table:table-cell>
          <table:table-cell table:style-name="ce66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16906/13" office:value-type="float" office:value="0.0130046153846154" calcext:value-type="float">
            <text:p>0,0130046153846154</text:p>
          </table:table-cell>
          <table:table-cell table:style-name="ce66"/>
          <table:table-cell table:style-name="ce66" table:formula="of:=0.0806/13" office:value-type="float" office:value="0.0062" calcext:value-type="float">
            <text:p>0,0062</text:p>
          </table:table-cell>
          <table:table-cell table:style-name="ce66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31.28068/7" office:value-type="float" office:value="4.46866857142857" calcext:value-type="float">
            <text:p>4,46866857142857</text:p>
          </table:table-cell>
          <table:table-cell table:style-name="ce66"/>
          <table:table-cell table:style-name="ce66" table:formula="of:=8.90541/7" office:value-type="float" office:value="1.27220142857143" calcext:value-type="float">
            <text:p>1,27220142857143</text:p>
          </table:table-cell>
          <table:table-cell table:style-name="ce66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1.2375/217" office:value-type="float" office:value="0.0517857142857143" calcext:value-type="float">
            <text:p>0,0517857142857143</text:p>
          </table:table-cell>
          <table:table-cell table:style-name="ce66"/>
          <table:table-cell table:style-name="ce66" table:formula="of:=7.44166666666667/217" office:value-type="float" office:value="0.0342933947772658" calcext:value-type="float">
            <text:p>0,0342933947772658</text:p>
          </table:table-cell>
          <table:table-cell table:style-name="ce66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46.7557/104" office:value-type="float" office:value="0.449574038461538" calcext:value-type="float">
            <text:p>0,449574038461538</text:p>
          </table:table-cell>
          <table:table-cell table:style-name="ce66"/>
          <table:table-cell table:style-name="ce66" table:formula="of:=9.455/104" office:value-type="float" office:value="0.0909134615384615" calcext:value-type="float">
            <text:p>0,0909134615384615</text:p>
          </table:table-cell>
          <table:table-cell table:style-name="ce66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0741/160" office:value-type="float" office:value="0.000463125" calcext:value-type="float">
            <text:p>0,000463125</text:p>
          </table:table-cell>
          <table:table-cell table:style-name="ce66"/>
          <table:table-cell table:style-name="ce66" table:formula="of:=0.03245/160" office:value-type="float" office:value="0.0002028125" calcext:value-type="float">
            <text:p>0,0002028125</text:p>
          </table:table-cell>
          <table:table-cell table:style-name="ce66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60"/>
          <table:table-cell table:style-name="ce60" table:formula="of:=AVERAGE([.B35:.B51])" office:value-type="float" office:value="6.090793024811" calcext:value-type="float">
            <text:p>6,090793024811</text:p>
          </table:table-cell>
          <table:table-cell table:style-name="ce60" table:formula="of:=AVERAGE([.C35:.C51])" office:value-type="string" office:string-value="" calcext:value-type="error">
            <text:p>#DIV/0!</text:p>
          </table:table-cell>
          <table:table-cell table:style-name="ce60" table:formula="of:=AVERAGE([.D35:.D51])" office:value-type="float" office:value="4.78591074606998" calcext:value-type="float">
            <text:p>4,78591074606998</text:p>
          </table:table-cell>
          <table:table-cell table:style-name="ce60" table:formula="of:=AVERAGE([.E35:.E51])" office:value-type="float" office:value="7.23139229606415" calcext:value-type="float">
            <text:p>7,23139229606415</text:p>
          </table:table-cell>
          <table:table-cell table:style-name="ce60"/>
          <table:table-cell table:style-name="ce34" table:number-columns-repeated="16378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/>
          <table:table-cell table:style-name="ce67" table:formula="of:=([.B52]-[.D52])/[.B52]" office:value-type="percentage" office:value="0.214238486421316" calcext:value-type="percentage">
            <text:p>21,42%</text:p>
          </table:table-cell>
          <table:table-cell table:style-name="ce67" table:formula="of:=([.B52]-[.E52])/[.B52]" office:value-type="percentage" office:value="-0.18726613539598" calcext:value-type="percentage">
            <text:p>-18,73%</text:p>
          </table:table-cell>
          <table:table-cell table:style-name="ce5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 style:data-style-name="N2" text:time-value="08:19:14.45349156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25T11:37:33.887321358</dc:date>
    <meta:editing-duration>P49DT9H34M22S</meta:editing-duration>
    <meta:editing-cycles>4830</meta:editing-cycles>
    <meta:generator>LibreOffice/7.6.4.1$Linux_X86_64 LibreOffice_project/60$Build-1</meta:generator>
    <meta:document-statistic meta:table-count="4" meta:cell-count="5789" meta:object-count="0"/>
  </office:meta>
</office:document-meta>
</file>